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1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3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4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5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6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7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8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94" style:parent-style-name="Normal" style:family="paragraph">
      <style:paragraph-properties fo:break-before="page" fo:margin-bottom="0.1111in" fo:line-height="100%"/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T9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PlainText" style:family="paragraph">
      <style:text-properties style:font-name="Times New Roman" style:font-name-complex="Times New Roman" style:font-weight-complex="bold" fo:font-size="12pt" style:font-size-asian="12pt" style:font-size-complex="12pt"/>
    </style:style>
    <style:style style:name="P9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9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9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0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1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2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3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4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5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6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8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9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0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1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2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3" style:parent-style-name="Normal" style:family="paragraph">
      <style:paragraph-properties fo:break-before="page" fo:margin-bottom="0.1111in" fo:line-height="100%"/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T25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2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58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25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77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2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9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9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9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2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2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22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2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3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3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3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3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4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4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4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5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5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5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5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6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6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6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6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7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7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7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7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8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8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8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9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39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39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3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3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0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0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1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13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P4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1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17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41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1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42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21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2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26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2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3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3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3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4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46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5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5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5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7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8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8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48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8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8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49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94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49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49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4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4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0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0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1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11" style:parent-style-name="DefaultParagraphFont" style:family="text"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12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1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2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2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2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2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27" style:parent-style-name="DefaultParagraphFont" style:family="text"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28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2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3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45" style:parent-style-name="DefaultParagraphFont" style:family="text"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46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5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5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57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5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7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80" style:parent-style-name="DefaultParagraphFont" style:family="text"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81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8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8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8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8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9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9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592" style:parent-style-name="DefaultParagraphFont" style:family="text"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93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59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5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5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60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6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60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61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61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61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16" style:parent-style-name="Normal" style:family="paragraph">
      <style:paragraph-properties fo:break-before="page"/>
      <style:text-properties style:font-name="Courier New" style:font-name-complex="Courier New" fo:font-size="12pt" style:font-size-asian="12pt" style:font-size-complex="12pt"/>
    </style:style>
    <style:style style:name="T61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18" style:parent-style-name="PlainText" style:family="paragraph">
      <style:text-properties style:font-name="Times New Roman" style:font-name-complex="Times New Roman" style:font-weight-complex="bold" fo:font-size="12pt" style:font-size-asian="12pt" style:font-size-complex="12pt"/>
    </style:style>
    <style:style style:name="P61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2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3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4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5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6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7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8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69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0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1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2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3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4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5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6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7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8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79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0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1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2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3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4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5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6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7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8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89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0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1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2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3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4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5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6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7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8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99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0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1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2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3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4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5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6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7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8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09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5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6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7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8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09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0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1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2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3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4" style:parent-style-name="PlainText" style:family="paragraph">
      <style:text-properties style:font-name="Courier New" style:font-name-complex="Courier New" style:font-weight-complex="bold" fo:color="#000000" fo:font-size="12pt" style:font-size-asian="12pt" style:font-size-complex="12pt"/>
    </style:style>
    <style:style style:name="P1115" style:parent-style-name="Normal" style:family="paragraph">
      <style:paragraph-properties fo:break-before="page"/>
      <style:text-properties style:font-name="Courier New" style:font-name-complex="Courier New" fo:font-size="12pt" style:font-size-asian="12pt" style:font-size-complex="12pt"/>
    </style:style>
    <style:style style:name="T111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2pt" style:font-size-asian="12pt" style:font-size-complex="12pt" style:language-asian="ja" style:country-asian="JP" fo:hyphenate="true"/>
    </style:style>
    <style:style style:name="P1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20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12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1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38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13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1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63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16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1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83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18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1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90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19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192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P11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1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0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02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0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3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3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3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4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4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5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5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6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6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6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6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6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7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7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7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7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8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8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28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294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29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2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2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07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3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3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1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1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1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31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3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3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31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33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3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5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35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3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6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36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36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3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3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0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0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1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1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2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23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2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3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32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3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4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43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4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4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6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6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6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7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7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7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7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8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8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9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9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49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4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4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49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0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0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0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0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1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14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51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45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54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5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5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6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7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7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8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5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59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59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5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2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23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62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6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3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3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63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6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3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4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64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6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4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64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6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6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6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0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0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10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71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3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3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73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style:language-asian="ja" style:country-asian="JP" fo:hyphenate="true"/>
    </style:style>
    <style:style style:name="P17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style:language-asian="ja" style:country-asian="JP" fo:hyphenate="true"/>
    </style:style>
    <style:style style:name="P175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1757" style:parent-style-name="Normal" style:family="paragraph">
      <style:paragraph-properties fo:break-before="page"/>
      <style:text-properties style:font-name="Courier New" style:font-name-complex="Courier New" fo:font-size="12pt" style:font-size-asian="12pt" style:font-size-complex="12pt"/>
    </style:style>
    <style:style style:name="P1758" style:parent-style-name="PlainText" style:family="paragraph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59" style:parent-style-name="PlainText" style:family="paragraph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62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6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70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7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74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7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7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8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84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8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792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79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7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7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0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01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0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05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0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1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13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1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1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1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1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21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2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2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2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2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29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83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5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5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5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85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8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8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9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89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89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0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1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1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12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1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1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1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1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1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1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2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2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2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2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3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3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32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3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3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3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3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3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4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47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194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5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53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5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5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5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5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6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6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6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7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7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7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7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9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1991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199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19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19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0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0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0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0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0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0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1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1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1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1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2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2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2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2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2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2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2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2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3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3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3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4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4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4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4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4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4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4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49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5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5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5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54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5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6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6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67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68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8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8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088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08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09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09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1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1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1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1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1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15" style:parent-style-name="DefaultParagraphFont" style:family="text">
      <style:text-properties style:font-name="Courier New" style:font-name-complex="Courier New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211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11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1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25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126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12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2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3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36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language-asian="ja" style:country-asian="JP"/>
    </style:style>
    <style:style style:name="T213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1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39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0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1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2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3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4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5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T2146" style:parent-style-name="DefaultParagraphFont" style:family="text">
      <style:text-properties style:font-name="Courier New" style:font-name-complex="Courier New" fo:font-style="italic" style:font-style-asian="italic" style:font-style-complex="italic" fo:color="#000000" fo:font-size="12pt" style:font-size-asian="12pt" style:font-size-complex="12pt" style:text-underline-type="single" style:text-underline-style="solid" style:text-underline-width="auto" style:text-underline-mode="continuous" style:language-asian="ja" style:country-asian="JP"/>
    </style:style>
    <style:style style:name="T2147" style:parent-style-name="DefaultParagraphFont" style:family="text">
      <style:text-properties style:font-name="Courier New" style:font-name-complex="Courier New" fo:color="#000000" fo:font-size="12pt" style:font-size-asian="12pt" style:font-size-complex="12pt" style:language-asian="ja" style:country-asian="JP"/>
    </style:style>
    <style:style style:name="P214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4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5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6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7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2pt" style:font-size-asian="12pt" style:font-size-complex="12pt" style:language-asian="ja" style:country-asian="JP" fo:hyphenate="true"/>
    </style:style>
    <style:style style:name="P2184" style:parent-style-name="PlainText" style:family="paragraph">
      <style:text-properties style:font-name="Times New Roman" style:font-name-complex="Times New Roman" style:font-weight-complex="bold" fo:font-size="12pt" style:font-size-asian="12pt" style:font-size-complex="12pt"/>
    </style:style>
    <style:style style:name="P2185" style:parent-style-name="Normal" style:family="paragraph">
      <style:paragraph-properties fo:break-before="page" fo:margin-bottom="0.1111in" fo:line-height="100%"/>
      <style:text-properties style:font-name="Courier New" style:font-name-complex="Courier New" style:font-weight-complex="bold" fo:font-size="12pt" style:font-size-asian="12pt" style:font-size-complex="12pt" fo:hyphenate="true"/>
    </style:style>
    <style:style style:name="P2186" style:parent-style-name="PlainText" style:family="paragraph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8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8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8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19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0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1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2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3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4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5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6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7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8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29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0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1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2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8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39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0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1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2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3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4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5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6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7" style:parent-style-name="PlainText" style:family="paragraph">
      <style:text-properties style:font-name="Courier New" style:font-name-complex="Courier New" fo:font-size="12pt" style:font-size-asian="12pt" style:font-size-complex="12pt"/>
    </style:style>
    <style:style style:name="P2348" style:parent-style-name="Normal" style:family="paragraph">
      <style:paragraph-properties fo:break-before="page" fo:margin-bottom="0.1111in" fo:line-height="100%"/>
      <style:text-properties style:font-name="Courier New" style:font-name-complex="Courier New" style:font-weight-complex="bold" fo:font-size="12pt" style:font-size-asian="12pt" style:font-size-complex="12pt" fo:hyphenate="true"/>
    </style:style>
    <style:style style:name="T234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5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5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6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7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8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39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0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1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2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3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4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56" style:parent-style-name="Normal" style:family="paragraph">
      <style:paragraph-properties fo:break-before="page" fo:margin-bottom="0.1111in" fo:line-height="100%"/>
      <style:text-properties style:font-name="Courier New" style:font-name-complex="Courier New" style:font-weight-complex="bold" fo:font-size="12pt" style:font-size-asian="12pt" style:font-size-complex="12pt" fo:hyphenate="true"/>
    </style:style>
    <style:style style:name="T245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58" style:parent-style-name="PlainText" style:family="paragraph">
      <style:text-properties style:font-weight-complex="bold"/>
    </style:style>
    <style:style style:name="P245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6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7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8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0" style:parent-style-name="Normal" style:family="paragraph">
      <style:paragraph-properties fo:break-before="page" fo:margin-bottom="0.1111in" fo:line-height="100%"/>
      <style:text-properties style:font-name="Courier New" style:font-name-complex="Courier New" style:font-weight-complex="bold" fo:font-size="12pt" style:font-size-asian="12pt" style:font-size-complex="12pt" fo:hyphenate="true"/>
    </style:style>
    <style:style style:name="T249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9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49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0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8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19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0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1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2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3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4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5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6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7" style:parent-style-name="PlainText" style:family="paragraph">
      <style:text-properties style:font-name="Courier New" style:font-name-complex="Courier New" style:font-weight-complex="bold" fo:font-size="12pt" style:font-size-asian="12pt" style:font-size-complex="12pt"/>
    </style:style>
    <style:style style:name="P2528" style:parent-style-name="PlainText" style:family="paragraph">
      <style:text-properties style:font-name="Courier New" style:font-name-complex="Courier New" fo:font-size="12pt" style:font-size-asian="12pt" style:font-size-complex="12pt"/>
    </style:style>
  </office:automatic-styles>
  <office:body>
    <office:text text:use-soft-page-breaks="true">
      <text:p text:style-name="P1">Appendix B – Code</text:p>
      <text:p text:style-name="PlainText"><text:span text:style-name="T2">Start Menu Code</text:span><text:span text:style-name="T3">:</text:span></text:p>
      <text:p text:style-name="P4"/>
      <text:p text:style-name="P5">import java.awt.BorderLayout;</text:p>
      <text:p text:style-name="P6">import java.awt.EventQueue;</text:p>
      <text:p text:style-name="P7"/>
      <text:p text:style-name="P8">import javax.swing.JFrame;</text:p>
      <text:p text:style-name="P9">import javax.swing.JPanel;</text:p>
      <text:p text:style-name="P10">import javax.swing.border.EmptyBorder;</text:p>
      <text:p text:style-name="P11">import javax.swing.JLabel;</text:p>
      <text:p text:style-name="P12">import<text:s/>javax.swing.JButton;</text:p>
      <text:p text:style-name="P13">import java.awt.Font;</text:p>
      <text:p text:style-name="P14">import javax.swing.SwingConstants;</text:p>
      <text:p text:style-name="P15">import java.awt.event.MouseAdapter;</text:p>
      <text:p text:style-name="P16">import java.awt.event.MouseEvent;</text:p>
      <text:p text:style-name="P17"/>
      <text:p text:style-name="P18">public class StartMenu extends JFrame</text:p>
      <text:p text:style-name="P19">{</text:p>
      <text:p text:style-name="P20"/>
      <text:p text:style-name="P21"><text:tab/>private JPanel contentPane;</text:p>
      <text:p text:style-name="P22"/>
      <text:p text:style-name="P23"><text:tab/>/**</text:p>
      <text:p text:style-name="P24"><text:tab/><text:s/>* Launch the<text:s/>application.</text:p>
      <text:p text:style-name="P25"><text:tab/><text:s/>*/</text:p>
      <text:p text:style-name="P26"><text:tab/>public static void main(String[] args)<text:s/></text:p>
      <text:p text:style-name="P27"><text:tab/>{</text:p>
      <text:p text:style-name="P28"><text:tab/><text:tab/>EventQueue.invokeLater(new Runnable()<text:s/></text:p>
      <text:p text:style-name="P29"><text:tab/><text:tab/>{</text:p>
      <text:p text:style-name="P30"><text:tab/><text:tab/><text:tab/>public void run()<text:s/></text:p>
      <text:p text:style-name="P31"><text:tab/><text:tab/><text:tab/>{</text:p>
      <text:p text:style-name="P32"><text:tab/><text:tab/><text:tab/><text:tab/>try<text:s/></text:p>
      <text:p text:style-name="P33"><text:tab/><text:tab/><text:tab/><text:tab/>{</text:p>
      <text:p text:style-name="P34"><text:tab/><text:tab/><text:tab/><text:tab/><text:tab/>StartMenu frame = new StartMenu();</text:p>
      <text:p text:style-name="P35"><text:tab/><text:tab/><text:tab/><text:tab/><text:tab/>frame.setVisible(true);</text:p>
      <text:p text:style-name="P36"><text:tab/><text:tab/><text:tab/><text:tab/>} catch (Exception e) {</text:p>
      <text:p text:style-name="P37"><text:tab/><text:tab/><text:tab/><text:tab/><text:tab/>e.printStackTrace();</text:p>
      <text:p text:style-name="P38"><text:tab/><text:tab/><text:tab/><text:tab/>}</text:p>
      <text:p text:style-name="P39"><text:tab/><text:tab/><text:tab/>}</text:p>
      <text:p text:style-name="P40"><text:tab/><text:tab/>});</text:p>
      <text:p text:style-name="P41"><text:tab/>}</text:p>
      <text:p text:style-name="P42"/>
      <text:p text:style-name="P43"><text:tab/>/**</text:p>
      <text:p text:style-name="P44"><text:tab/><text:s/>* Create the frame.</text:p>
      <text:p text:style-name="P45"><text:tab/><text:s/>*/</text:p>
      <text:p text:style-name="P46"><text:tab/>public StartMenu()<text:s/></text:p>
      <text:p text:style-name="P47"><text:tab/>{</text:p>
      <text:soft-page-break/>
      <text:p text:style-name="P48"><text:tab/><text:tab/>setDefaultCloseOperation(JFrame.EXIT_ON_CLOSE);</text:p>
      <text:p text:style-name="P49"><text:tab/><text:tab/>setBounds(100, 100, 500, 500);</text:p>
      <text:p text:style-name="P50"><text:tab/><text:tab/>contentPane = new JPanel();</text:p>
      <text:p text:style-name="P51"><text:tab/><text:tab/>contentPane.setBorder(new EmptyBorder(5, 5, 5, 5));</text:p>
      <text:p text:style-name="P52"><text:tab/><text:tab/>setContentPane(contentPane);</text:p>
      <text:p text:style-name="P53"><text:tab/><text:tab/>contentPane.setLayout(null);</text:p>
      <text:p text:style-name="P54"><text:tab/><text:tab/></text:p>
      <text:p text:style-name="P55"><text:tab/><text:tab/>JLabel startLabel = new JLabel("LEGO Collection Database");</text:p>
      <text:p text:style-name="P56"><text:tab/><text:tab/>startLabel.setFont(new Font("Tahoma", Font.PLAIN, 20));</text:p>
      <text:p text:style-name="P57"><text:tab/><text:tab/>startLabel.setHorizontalAlignment(SwingConstants.CENTER);</text:p>
      <text:p text:style-name="P58"><text:tab/><text:tab/>startLabel.setBounds(54, 34, 365, 50);</text:p>
      <text:p text:style-name="P59"><text:tab/><text:tab/>contentPane.add(startLabel);</text:p>
      <text:p text:style-name="P60"><text:tab/><text:tab/></text:p>
      <text:p text:style-name="P61"><text:tab/><text:tab/>//Takes user to Log In window, closes current window</text:p>
      <text:p text:style-name="P62"><text:tab/><text:tab/>JButton logInBttn = new JButton("Log In");</text:p>
      <text:p text:style-name="P63"><text:tab/><text:tab/>logInBttn.addMouseListener(new MouseAdapter()<text:s/></text:p>
      <text:p text:style-name="P64"><text:tab/><text:tab/>{</text:p>
      <text:p text:style-name="P65"><text:tab/><text:tab/><text:tab/>@Override</text:p>
      <text:p text:style-name="P66"><text:tab/><text:tab/><text:tab/>public void mouseClicked(MouseEvent e)<text:s/></text:p>
      <text:p text:style-name="P67"><text:tab/><text:tab/><text:tab/>{</text:p>
      <text:p text:style-name="P68"><text:tab/><text:tab/><text:tab/><text:tab/>LogIn log = new LogIn();<text:s/></text:p>
      <text:p text:style-name="P69"><text:tab/><text:tab/><text:tab/><text:tab/>setVisible(false);</text:p>
      <text:p text:style-name="P70"><text:tab/><text:tab/><text:tab/><text:tab/>log.setVisible(true);<text:s/></text:p>
      <text:p text:style-name="P71"><text:tab/><text:tab/><text:tab/>}</text:p>
      <text:p text:style-name="P72"><text:tab/><text:tab/>});</text:p>
      <text:p text:style-name="P73"><text:tab/><text:tab/>logInBttn.setFont(new Font("Tahoma", Font.PLAIN, 14));</text:p>
      <text:p text:style-name="P74"><text:tab/><text:tab/>logInBttn.setBounds(122, 166, 217, 50);</text:p>
      <text:p text:style-name="P75"><text:tab/><text:tab/>contentPane.add(logInBttn);</text:p>
      <text:p text:style-name="P76"><text:tab/><text:tab/></text:p>
      <text:p text:style-name="P77"><text:tab/><text:tab/>//Takes user to Create Account Window</text:p>
      <text:p text:style-name="P78"><text:tab/><text:tab/>JButton createAccountBttn = new JButton("Create Account");</text:p>
      <text:p text:style-name="P79"><text:tab/><text:tab/>createAccountBttn.addMouseListener(new MouseAdapter()<text:s/></text:p>
      <text:p text:style-name="P80"><text:tab/><text:tab/>{</text:p>
      <text:p text:style-name="P81"><text:tab/><text:tab/><text:tab/>@Override</text:p>
      <text:p text:style-name="P82"><text:tab/><text:tab/><text:tab/>public void<text:s/>mouseClicked(MouseEvent e)<text:s/></text:p>
      <text:p text:style-name="P83"><text:tab/><text:tab/><text:tab/>{</text:p>
      <text:p text:style-name="P84"><text:tab/><text:tab/><text:tab/><text:tab/>CreateAccount create = new CreateAccount();<text:s/></text:p>
      <text:p text:style-name="P85"><text:tab/><text:tab/><text:tab/><text:tab/>setVisible(false);</text:p>
      <text:p text:style-name="P86"><text:tab/><text:tab/><text:tab/><text:tab/>create.setVisible(true);</text:p>
      <text:p text:style-name="P87"><text:tab/><text:tab/><text:tab/>}</text:p>
      <text:p text:style-name="P88"><text:tab/><text:tab/>});</text:p>
      <text:p text:style-name="P89"><text:tab/><text:tab/>createAccountBttn.setFont(new Font("Tahoma", Font.PLAIN, 14));</text:p>
      <text:soft-page-break/>
      <text:p text:style-name="P90"><text:tab/><text:tab/>createAccountBttn.setBounds(122, 259, 217, 50);</text:p>
      <text:p text:style-name="P91"><text:tab/><text:tab/>contentPane.add(createAccountBttn);</text:p>
      <text:p text:style-name="P92"><text:tab/>}</text:p>
      <text:p text:style-name="P93">}</text:p>
      <text:p text:style-name="P94"/>
      <text:p text:style-name="PlainText"><text:span text:style-name="T95">Log In Code</text:span></text:p>
      <text:p text:style-name="P96"/>
      <text:p text:style-name="P97">import java.awt.BorderLayout;</text:p>
      <text:p text:style-name="P98">import java.awt.EventQueue;</text:p>
      <text:p text:style-name="P99"/>
      <text:p text:style-name="P100">import javax.swing.JFrame;</text:p>
      <text:p text:style-name="P101">import javax.swing.JPanel;</text:p>
      <text:p text:style-name="P102">import javax.swing.border.EmptyBorder;</text:p>
      <text:p text:style-name="P103">import<text:s/>javax.swing.JLabel;</text:p>
      <text:p text:style-name="P104">import javax.swing.SwingConstants;</text:p>
      <text:p text:style-name="P105">import java.awt.Font;</text:p>
      <text:p text:style-name="P106">import javax.swing.JTextField;</text:p>
      <text:p text:style-name="P107">import javax.swing.JPasswordField;</text:p>
      <text:p text:style-name="P108">import javax.swing.JButton;</text:p>
      <text:p text:style-name="P109">import java.awt.event.MouseAdapter;</text:p>
      <text:p text:style-name="P110">import<text:s/>java.awt.event.MouseEvent;</text:p>
      <text:p text:style-name="P111">import java.awt.Color;</text:p>
      <text:p text:style-name="P112"/>
      <text:p text:style-name="P113">public class LogIn extends JFrame {</text:p>
      <text:p text:style-name="P114"/>
      <text:p text:style-name="P115"><text:tab/>private JPanel contentPane;</text:p>
      <text:p text:style-name="P116"><text:tab/>private JTextField usernameField;</text:p>
      <text:p text:style-name="P117"><text:tab/>private JPasswordField passwordField;</text:p>
      <text:p text:style-name="P118"/>
      <text:p text:style-name="P119"><text:tab/>/**</text:p>
      <text:p text:style-name="P120"><text:tab/><text:s/>* Launch the application.</text:p>
      <text:p text:style-name="P121"><text:tab/><text:s/>*/</text:p>
      <text:p text:style-name="P122"><text:tab/>public static void main(String[] args)<text:s/></text:p>
      <text:p text:style-name="P123"><text:tab/>{</text:p>
      <text:p text:style-name="P124"><text:tab/><text:tab/>EventQueue.invokeLater(new Runnable()<text:s/></text:p>
      <text:p text:style-name="P125"><text:tab/><text:tab/>{</text:p>
      <text:p text:style-name="P126"><text:tab/><text:tab/><text:tab/>public void run()<text:s/></text:p>
      <text:p text:style-name="P127"><text:tab/><text:tab/><text:tab/>{</text:p>
      <text:p text:style-name="P128"><text:tab/><text:tab/><text:tab/><text:tab/>try<text:s/></text:p>
      <text:p text:style-name="P129"><text:tab/><text:tab/><text:tab/><text:tab/>{</text:p>
      <text:p text:style-name="P130"><text:tab/><text:tab/><text:tab/><text:tab/><text:tab/>LogIn frame = new LogIn();</text:p>
      <text:p text:style-name="P131"><text:tab/><text:tab/><text:tab/><text:tab/><text:tab/>frame.setVisible(true);</text:p>
      <text:p text:style-name="P132"><text:tab/><text:tab/><text:tab/><text:tab/>}<text:s/></text:p>
      <text:p text:style-name="P133"><text:tab/><text:tab/><text:tab/><text:tab/>catch (Exception e)<text:s/></text:p>
      <text:p text:style-name="P134"><text:tab/><text:tab/><text:tab/><text:tab/>{</text:p>
      <text:p text:style-name="P135"><text:tab/><text:tab/><text:tab/><text:tab/><text:tab/>e.printStackTrace();</text:p>
      <text:p text:style-name="P136"><text:tab/><text:tab/><text:tab/><text:tab/>}</text:p>
      <text:p text:style-name="P137"><text:tab/><text:tab/><text:tab/>}</text:p>
      <text:p text:style-name="P138"><text:tab/><text:tab/>});</text:p>
      <text:p text:style-name="P139"><text:tab/>}</text:p>
      <text:p text:style-name="P140"/>
      <text:soft-page-break/>
      <text:p text:style-name="P141"><text:tab/>/**</text:p>
      <text:p text:style-name="P142"><text:tab/><text:s/>* Create the frame.</text:p>
      <text:p text:style-name="P143"><text:tab/><text:s/>*/</text:p>
      <text:p text:style-name="P144"><text:tab/>public LogIn()<text:s/></text:p>
      <text:p text:style-name="P145"><text:tab/>{</text:p>
      <text:p text:style-name="P146"/>
      <text:p text:style-name="P147"><text:tab/><text:tab/>setDefaultCloseOperation(JFrame.EXIT_ON_CLOSE);</text:p>
      <text:p text:style-name="P148"><text:tab/><text:tab/>setBounds(100, 100, 500, 500);</text:p>
      <text:p text:style-name="P149"><text:tab/><text:tab/>contentPane = new JPanel();</text:p>
      <text:p text:style-name="P150"><text:tab/><text:tab/>contentPane.setBorder(new EmptyBorder(5, 5, 5, 5));</text:p>
      <text:p text:style-name="P151"><text:tab/><text:tab/>setContentPane(contentPane);</text:p>
      <text:p text:style-name="P152"><text:tab/><text:tab/>contentPane.setLayout(null);</text:p>
      <text:p text:style-name="P153"/>
      <text:p text:style-name="P154"><text:tab/><text:tab/>JLabel logInLbl = new JLabel("Log In");</text:p>
      <text:p text:style-name="P155"><text:tab/><text:tab/>logInLbl.setFont(new Font("Tahoma", Font.PLAIN, 20));</text:p>
      <text:p text:style-name="P156"><text:tab/><text:tab/>logInLbl.setHorizontalAlignment(SwingConstants.CENTER);</text:p>
      <text:p text:style-name="P157"><text:tab/><text:tab/>logInLbl.setBounds(80, 26, 298, 55);</text:p>
      <text:p text:style-name="P158"><text:tab/><text:tab/>contentPane.add(logInLbl);</text:p>
      <text:p text:style-name="P159"/>
      <text:p text:style-name="P160"><text:tab/><text:tab/>//Displays the correct errors when appropriate</text:p>
      <text:p text:style-name="P161"><text:tab/><text:tab/>JLabel errorLbl = new JLabel("Password is incorrect.");</text:p>
      <text:p text:style-name="P162"><text:tab/><text:tab/>errorLbl.setHorizontalAlignment(SwingConstants.CENTER);</text:p>
      <text:p text:style-name="P163"><text:tab/><text:tab/>errorLbl.setForeground(Color.RED);</text:p>
      <text:p text:style-name="P164"><text:tab/><text:tab/>errorLbl.setFont(new Font("Tahoma",<text:s/>Font.PLAIN, 14));</text:p>
      <text:p text:style-name="P165"><text:tab/><text:tab/>errorLbl.setBounds(64, 76, 343, 40);</text:p>
      <text:p text:style-name="P166"><text:tab/><text:tab/>contentPane.add(errorLbl);</text:p>
      <text:p text:style-name="P167"><text:tab/><text:tab/>errorLbl.setVisible(false);</text:p>
      <text:p text:style-name="P168"/>
      <text:p text:style-name="P169"><text:tab/><text:tab/>//Where username is entered</text:p>
      <text:p text:style-name="P170"><text:tab/><text:tab/>JLabel usernameLbl = new JLabel("Username: ");</text:p>
      <text:p text:style-name="P171"><text:tab/><text:tab/>usernameLbl.setFont(new Font("Tahoma", Font.PLAIN, 14));</text:p>
      <text:p text:style-name="P172"><text:tab/><text:tab/>usernameLbl.setBounds(64, 113, 72, 31);</text:p>
      <text:p text:style-name="P173"><text:tab/><text:tab/>contentPane.add(usernameLbl);</text:p>
      <text:p text:style-name="P174"/>
      <text:p text:style-name="P175"><text:tab/><text:tab/>usernameField = new JTextField();</text:p>
      <text:p text:style-name="P176"><text:tab/><text:tab/>usernameField.setFont(new Font("Tahoma", Font.PLAIN, 14));</text:p>
      <text:p text:style-name="P177"><text:tab/><text:tab/>usernameField.setBounds(64, 154, 343, 35);</text:p>
      <text:p text:style-name="P178"><text:tab/><text:tab/>contentPane.add(usernameField);</text:p>
      <text:p text:style-name="P179"><text:tab/><text:tab/>usernameField.setColumns(10);</text:p>
      <text:p text:style-name="P180"/>
      <text:p text:style-name="P181"><text:tab/><text:tab/>//Where password is entered</text:p>
      <text:p text:style-name="P182"><text:tab/><text:tab/>JLabel passwordLbl = new JLabel("Password:");</text:p>
      <text:soft-page-break/>
      <text:p text:style-name="P183"><text:tab/><text:tab/>passwordLbl.setFont(new Font("Tahoma", Font.PLAIN, 14));</text:p>
      <text:p text:style-name="P184"><text:tab/><text:tab/>passwordLbl.setBounds(64, 221, 69, 31);</text:p>
      <text:p text:style-name="P185"><text:tab/><text:tab/>contentPane.add(passwordLbl);</text:p>
      <text:p text:style-name="P186"/>
      <text:p text:style-name="P187"><text:tab/><text:tab/>passwordField =<text:s/>new JPasswordField();</text:p>
      <text:p text:style-name="P188"><text:tab/><text:tab/>passwordField.setFont(new Font("Tahoma", Font.PLAIN, 14));</text:p>
      <text:p text:style-name="P189"><text:tab/><text:tab/>passwordField.setBounds(64, 262, 343, 35);</text:p>
      <text:p text:style-name="P190"><text:tab/><text:tab/>contentPane.add(passwordField);</text:p>
      <text:p text:style-name="P191"/>
      <text:p text:style-name="P192"><text:tab/><text:tab/>//Closes Log In window</text:p>
      <text:p text:style-name="P193"><text:tab/><text:tab/>//Takes user back to the Start Menu</text:p>
      <text:p text:style-name="P194"><text:tab/><text:tab/>JButton<text:s/>cancelBttn = new JButton("Cancel");</text:p>
      <text:p text:style-name="P195"><text:tab/><text:tab/>cancelBttn.addMouseListener(new MouseAdapter()<text:s/></text:p>
      <text:p text:style-name="P196"><text:tab/><text:tab/>{</text:p>
      <text:p text:style-name="P197"><text:tab/><text:tab/><text:tab/>@Override</text:p>
      <text:p text:style-name="P198"><text:tab/><text:tab/><text:tab/>public void mouseClicked(MouseEvent e)<text:s/></text:p>
      <text:p text:style-name="P199"><text:tab/><text:tab/><text:tab/>{</text:p>
      <text:p text:style-name="P200"><text:tab/><text:tab/><text:tab/><text:tab/>StartMenu startMenu = new StartMenu();</text:p>
      <text:p text:style-name="P201"><text:tab/><text:tab/><text:tab/><text:tab/>startMenu.setVisible(true);</text:p>
      <text:p text:style-name="P202"><text:tab/><text:tab/><text:tab/><text:tab/>setVisible(false);</text:p>
      <text:p text:style-name="P203"><text:tab/><text:tab/><text:tab/>}</text:p>
      <text:p text:style-name="P204"><text:tab/><text:tab/>});</text:p>
      <text:p text:style-name="P205"><text:tab/><text:tab/>cancelBttn.setFont(new Font("Tahoma", Font.PLAIN, 14));</text:p>
      <text:p text:style-name="P206"><text:tab/><text:tab/>cancelBttn.setBounds(262, 327, 145, 55);</text:p>
      <text:p text:style-name="P207"><text:tab/><text:tab/>contentPane.add(cancelBttn);</text:p>
      <text:p text:style-name="P208"/>
      <text:p text:style-name="P209"><text:tab/><text:tab/>//If the entered username and password are correct<text:s/></text:p>
      <text:p text:style-name="P210"><text:tab/><text:tab/>//Logs user in, closes Log In window, opens View Window</text:p>
      <text:p text:style-name="P211"><text:tab/><text:tab/>//Otherwise displays appropriate error</text:p>
      <text:p text:style-name="P212"><text:tab/><text:tab/>JButton LogInBtn = new JButton("Log In");</text:p>
      <text:p text:style-name="P213"><text:tab/><text:tab/>LogInBtn.addMouseListener(new MouseAdapter()<text:s/></text:p>
      <text:p text:style-name="P214"><text:tab/><text:tab/>{</text:p>
      <text:p text:style-name="P215"><text:tab/><text:tab/><text:tab/>@Override</text:p>
      <text:p text:style-name="P216"><text:tab/><text:tab/><text:tab/>public void mouseClicked(MouseEvent e)<text:s/></text:p>
      <text:p text:style-name="P217"><text:tab/><text:tab/><text:tab/>{</text:p>
      <text:p text:style-name="P218"><text:tab/><text:tab/><text:tab/><text:tab/>//Error for when the entered username or password is null</text:p>
      <text:p text:style-name="P219"><text:tab/><text:tab/><text:tab/><text:tab/>if (usernameField.getText().contentEquals("") || passwordField.getText().contentEquals(""))<text:s/></text:p>
      <text:p text:style-name="P220"><text:tab/><text:tab/><text:tab/><text:tab/>{</text:p>
      <text:p text:style-name="P221"><text:tab/><text:tab/><text:tab/><text:tab/><text:tab/>errorLbl.setVisible(true);</text:p>
      <text:soft-page-break/>
      <text:p text:style-name="P222"><text:tab/><text:tab/><text:tab/><text:tab/><text:tab/>errorLbl.setText("Please fill in all fields.");</text:p>
      <text:p text:style-name="P223"><text:tab/><text:tab/><text:tab/><text:tab/>}</text:p>
      <text:p text:style-name="P224"><text:tab/><text:tab/><text:tab/><text:tab/>//Checks user's log in credentials</text:p>
      <text:p text:style-name="P225"><text:tab/><text:tab/><text:tab/><text:tab/>else<text:s/></text:p>
      <text:p text:style-name="P226"><text:tab/><text:tab/><text:tab/><text:tab/>{</text:p>
      <text:p text:style-name="P227"><text:tab/><text:tab/><text:tab/><text:tab/><text:tab/>Users cur = new Users(0, null, null, usernameField.getText(), passwordField.getText());</text:p>
      <text:p text:style-name="P228"><text:tab/><text:tab/><text:tab/><text:tab/><text:tab/>Users checkUser = cur.getUser(usernameField.getText(), passwordField.getText());</text:p>
      <text:p text:style-name="P229"><text:tab/><text:tab/><text:tab/><text:tab/><text:tab/>if (checkUser == null)<text:s/></text:p>
      <text:p text:style-name="P230"><text:tab/><text:tab/><text:tab/><text:tab/><text:tab/>{</text:p>
      <text:p text:style-name="P231"><text:tab/><text:tab/><text:tab/><text:tab/><text:tab/><text:tab/>errorLbl.setVisible(true);</text:p>
      <text:p text:style-name="P232"><text:tab/><text:tab/><text:tab/><text:tab/><text:tab/><text:tab/>errorLbl.setText("Username or password is incorrect.");</text:p>
      <text:p text:style-name="P233"><text:tab/><text:tab/><text:tab/><text:tab/><text:tab/>}<text:s/></text:p>
      <text:p text:style-name="P234"><text:tab/><text:tab/><text:tab/><text:tab/><text:tab/>//Logs user in, closes Log In window, opens View Window</text:p>
      <text:p text:style-name="P235"><text:tab/><text:tab/><text:tab/><text:tab/><text:tab/>//Otherwise displays appropriate error</text:p>
      <text:p text:style-name="P236"><text:tab/><text:tab/><text:tab/><text:tab/><text:tab/>else<text:s/></text:p>
      <text:p text:style-name="P237"><text:tab/><text:tab/><text:tab/><text:tab/><text:tab/>{</text:p>
      <text:p text:style-name="P238"><text:tab/><text:tab/><text:tab/><text:tab/><text:tab/><text:tab/>ViewWindow view = new ViewWindow();</text:p>
      <text:p text:style-name="P239"><text:tab/><text:tab/><text:tab/><text:tab/><text:tab/><text:tab/>setVisible(false);</text:p>
      <text:p text:style-name="P240"><text:tab/><text:tab/><text:tab/><text:tab/><text:tab/><text:tab/>view.setVisible(true);</text:p>
      <text:p text:style-name="P241"><text:tab/><text:tab/><text:tab/><text:tab/><text:tab/><text:tab/>view.run(checkUser.getUserId(), checkUser.getFirstName(), checkUser.getLastName(),</text:p>
      <text:p text:style-name="P242"><text:tab/><text:tab/><text:tab/><text:tab/><text:tab/><text:tab/><text:tab/><text:tab/>checkUser.getUsername(), checkUser.getPassword());</text:p>
      <text:p text:style-name="P243"><text:tab/><text:tab/><text:tab/><text:tab/><text:tab/>}</text:p>
      <text:p text:style-name="P244"><text:tab/><text:tab/><text:tab/><text:tab/>}</text:p>
      <text:p text:style-name="P245"><text:tab/><text:tab/><text:tab/>}</text:p>
      <text:p text:style-name="P246"><text:tab/><text:tab/>});</text:p>
      <text:p text:style-name="P247"><text:tab/><text:tab/>LogInBtn.setFont(new Font("Tahoma", Font.PLAIN, 14));</text:p>
      <text:p text:style-name="P248"><text:tab/><text:tab/>LogInBtn.setBounds(64, 327, 145, 55);</text:p>
      <text:p text:style-name="P249"><text:tab/><text:tab/>contentPane.add(LogInBtn);</text:p>
      <text:p text:style-name="P250"/>
      <text:p text:style-name="P251"><text:tab/>}</text:p>
      <text:p text:style-name="P252">}</text:p>
      <text:p text:style-name="P253"/>
      <text:p text:style-name="PlainText"><text:span text:style-name="T254">Create Account Code</text:span></text:p>
      <text:p text:style-name="P255"/>
      <text:p text:style-name="P256"><text:span text:style-name="T257">import<text:s/></text:span><text:span text:style-name="T258">java.awt.BorderLayout</text:span><text:span text:style-name="T259">;</text:span></text:p>
      <text:p text:style-name="P260">import java.awt.EventQueue;</text:p>
      <text:p text:style-name="P261"/>
      <text:p text:style-name="P262">import javax.swing.JFrame;</text:p>
      <text:p text:style-name="P263">import javax.swing.JPanel;</text:p>
      <text:p text:style-name="P264">import<text:s/>javax.swing.JPasswordField;</text:p>
      <text:p text:style-name="P265">import javax.swing.border.EmptyBorder;</text:p>
      <text:p text:style-name="P266">import javax.swing.JLabel;</text:p>
      <text:p text:style-name="P267">import javax.swing.SwingConstants;</text:p>
      <text:p text:style-name="P268">import java.awt.Font;</text:p>
      <text:p text:style-name="P269">import javax.swing.JTextField;</text:p>
      <text:p text:style-name="P270">import javax.swing.JButton;</text:p>
      <text:p text:style-name="P271">import java.awt.event.MouseAdapter;</text:p>
      <text:p text:style-name="P272">import java.awt.event.MouseEvent;</text:p>
      <text:p text:style-name="P273">import java.awt.Color;</text:p>
      <text:p text:style-name="P274"/>
      <text:p text:style-name="P275"><text:span text:style-name="T276">public class<text:s/></text:span><text:span text:style-name="T277">CreateAccount</text:span><text:span text:style-name="T278"><text:s/>extends JFrame<text:s/></text:span></text:p>
      <text:p text:style-name="P279">{</text:p>
      <text:p text:style-name="P280"/>
      <text:p text:style-name="P281"><text:tab/>private JPanel contentPane;</text:p>
      <text:p text:style-name="P282"><text:tab/>private JTextField fNameField;</text:p>
      <text:p text:style-name="P283"><text:tab/>private JTextField lastNameField;</text:p>
      <text:p text:style-name="P284"><text:tab/>private JTextField usernameField;</text:p>
      <text:p text:style-name="P285"><text:tab/>private<text:s/>JPasswordField passwordField;</text:p>
      <text:p text:style-name="P286"/>
      <text:p text:style-name="P287"><text:tab/>/**</text:p>
      <text:p text:style-name="P288"><text:tab/><text:s/>* Launch the application.</text:p>
      <text:p text:style-name="P289"><text:tab/><text:s/>*/</text:p>
      <text:p text:style-name="P290"><text:tab/>public static void main(String[] args)<text:s/></text:p>
      <text:p text:style-name="P291"><text:tab/>{</text:p>
      <text:p text:style-name="P292"><text:span text:style-name="T293"><text:tab/></text:span><text:span text:style-name="T294"><text:tab/>EventQueue.</text:span><text:span text:style-name="T295">invokeLater</text:span><text:span text:style-name="T296">(new Runnable()</text:span></text:p>
      <text:p text:style-name="P297"><text:tab/><text:tab/>{</text:p>
      <text:p text:style-name="P298"><text:tab/><text:tab/><text:tab/>public void run()<text:s/></text:p>
      <text:p text:style-name="P299"><text:tab/><text:tab/><text:tab/>{</text:p>
      <text:p text:style-name="P300"><text:tab/><text:tab/><text:tab/><text:tab/>try<text:s/></text:p>
      <text:p text:style-name="P301"><text:tab/><text:tab/><text:tab/><text:tab/>{</text:p>
      <text:p text:style-name="P302"><text:tab/><text:tab/><text:tab/><text:tab/><text:tab/>CreateAccount frame = new<text:s/>CreateAccount();</text:p>
      <text:p text:style-name="P303"><text:tab/><text:tab/><text:tab/><text:tab/><text:tab/>frame.setVisible(true);</text:p>
      <text:p text:style-name="P304"><text:tab/><text:tab/><text:tab/><text:tab/>}<text:s/></text:p>
      <text:p text:style-name="P305"><text:tab/><text:tab/><text:tab/><text:tab/>catch (Exception e)<text:s/></text:p>
      <text:p text:style-name="P306"><text:tab/><text:tab/><text:tab/><text:tab/>{</text:p>
      <text:p text:style-name="P307"><text:tab/><text:tab/><text:tab/><text:tab/><text:tab/>e.printStackTrace();</text:p>
      <text:p text:style-name="P308"><text:tab/><text:tab/><text:tab/><text:tab/>}</text:p>
      <text:soft-page-break/>
      <text:p text:style-name="P309"><text:tab/><text:tab/><text:tab/>}</text:p>
      <text:p text:style-name="P310"><text:tab/><text:tab/>});</text:p>
      <text:p text:style-name="P311"><text:tab/>}</text:p>
      <text:p text:style-name="P312"/>
      <text:p text:style-name="P313"><text:tab/>/**</text:p>
      <text:p text:style-name="P314"><text:tab/><text:s/>* Create the frame.</text:p>
      <text:p text:style-name="P315"><text:tab/><text:s/>*/</text:p>
      <text:p text:style-name="P316"><text:tab/>public CreateAccount()<text:s/></text:p>
      <text:p text:style-name="P317"><text:tab/>{</text:p>
      <text:p text:style-name="P318"><text:span text:style-name="T319"><text:tab/></text:span><text:span text:style-name="T320"><text:tab/></text:span><text:span text:style-name="T321">setDefaultCloseOperation(JFrame.</text:span><text:span text:style-name="T322">EXIT_ON_CLOSE</text:span><text:span text:style-name="T323">);</text:span></text:p>
      <text:p text:style-name="P324"><text:tab/><text:tab/>setBounds(100, 100, 620, 750);</text:p>
      <text:p text:style-name="P325"><text:tab/><text:tab/>contentPane = new JPanel();</text:p>
      <text:p text:style-name="P326"><text:tab/><text:tab/>contentPane.setBorder(new EmptyBorder(5, 5, 5, 5));</text:p>
      <text:p text:style-name="P327"><text:tab/><text:tab/>setContentPane(contentPane);</text:p>
      <text:p text:style-name="P328"><text:tab/><text:tab/>contentPane.setLayout(null);</text:p>
      <text:p text:style-name="P329"/>
      <text:p text:style-name="P330"><text:tab/><text:tab/>JLabel acctCreationLabel =<text:s/>new JLabel("Account Creation");</text:p>
      <text:p text:style-name="P331"><text:span text:style-name="T332"><text:tab/></text:span><text:span text:style-name="T333"><text:tab/>acctCreationLabel.setFont(new Font("Tahoma", Font.</text:span><text:span text:style-name="T334">PLAIN</text:span><text:span text:style-name="T335">, 20));</text:span></text:p>
      <text:p text:style-name="P336"><text:span text:style-name="T337"><text:tab/></text:span><text:span text:style-name="T338"><text:tab/>acctCreationLabel.setHorizontalAlignment(SwingConstants.</text:span><text:span text:style-name="T339">CENTER</text:span><text:span text:style-name="T340">);</text:span></text:p>
      <text:p text:style-name="P341"><text:tab/><text:tab/>acctCreationLabel.setBounds(144, 49, 293, 41);</text:p>
      <text:p text:style-name="P342"><text:tab/><text:tab/>contentPane.add(acctCreationLabel);</text:p>
      <text:p text:style-name="P343"/>
      <text:p text:style-name="P344"><text:tab/><text:tab/>//Displays the correct errors when appropriate</text:p>
      <text:p text:style-name="P345"><text:tab/><text:tab/>JLabel errorLbl = new JLabel("");</text:p>
      <text:p text:style-name="P346"><text:span text:style-name="T347"><text:tab/></text:span><text:span text:style-name="T348"><text:tab/>errorLbl.setHorizontalAlignment(SwingConstants.</text:span><text:span text:style-name="T349">CENTER</text:span><text:span text:style-name="T350">);</text:span></text:p>
      <text:p text:style-name="P351"><text:span text:style-name="T352"><text:tab/></text:span><text:span text:style-name="T353"><text:tab/>errorLbl.setForeground(Color.</text:span><text:span text:style-name="T354">RED</text:span><text:span text:style-name="T355">);</text:span></text:p>
      <text:p text:style-name="P356"><text:span text:style-name="T357"><text:tab/></text:span><text:span text:style-name="T358"><text:tab/>errorLbl.setFont(new Font("Tahoma", F</text:span><text:span text:style-name="T359">ont.</text:span><text:span text:style-name="T360">PLAIN</text:span><text:span text:style-name="T361">, 14));</text:span></text:p>
      <text:p text:style-name="P362"><text:tab/><text:tab/>errorLbl.setBounds(65, 95, 458, 71);</text:p>
      <text:p text:style-name="P363"><text:tab/><text:tab/>contentPane.add(errorLbl);</text:p>
      <text:p text:style-name="P364"><text:tab/><text:tab/>errorLbl.setVisible(false);</text:p>
      <text:p text:style-name="P365"/>
      <text:p text:style-name="P366"><text:span text:style-name="T367"><text:tab/></text:span><text:span text:style-name="T368"><text:tab/>//Where the user enters their<text:s/></text:span><text:span text:style-name="T369">username</text:span></text:p>
      <text:p text:style-name="P370"><text:tab/><text:tab/>JLabel fNameLabel = new JLabel("First Name:");</text:p>
      <text:p text:style-name="P371"><text:span text:style-name="T372"><text:tab/></text:span><text:span text:style-name="T373"><text:tab/>fNameLabel.setFont(new<text:s/></text:span><text:span text:style-name="T374">Font("Tahoma", Font.</text:span><text:span text:style-name="T375">PLAIN</text:span><text:span text:style-name="T376">, 14));</text:span></text:p>
      <text:p text:style-name="P377"><text:tab/><text:tab/>fNameLabel.setBounds(65, 156, 72, 31);</text:p>
      <text:p text:style-name="P378"><text:tab/><text:tab/>contentPane.add(fNameLabel);</text:p>
      <text:p text:style-name="P379"><text:tab/><text:tab/></text:p>
      <text:p text:style-name="P380"><text:tab/><text:tab/>fNameField = new JTextField();</text:p>
      <text:p text:style-name="P381"><text:span text:style-name="T382"><text:tab/></text:span><text:span text:style-name="T383"><text:tab/>fNameField.setFont(new Font("Tahoma", Font.</text:span><text:span text:style-name="T384">PLAIN</text:span><text:span text:style-name="T385">, 14));</text:span></text:p>
      <text:p text:style-name="P386"><text:tab/><text:tab/>fNameField.setColumns(10);</text:p>
      <text:p text:style-name="P387"><text:tab/><text:tab/>fNameField.setBounds(65, 197, 444, 35);</text:p>
      <text:soft-page-break/>
      <text:p text:style-name="P388"><text:tab/><text:tab/>contentPane.add(fNameField);</text:p>
      <text:p text:style-name="P389"/>
      <text:p text:style-name="P390"><text:tab/><text:tab/>//Where the user enters their last name</text:p>
      <text:p text:style-name="P391"><text:tab/><text:tab/>lastNameField = new JTextField();</text:p>
      <text:p text:style-name="P392"><text:span text:style-name="T393"><text:tab/></text:span><text:span text:style-name="T394"><text:tab/>lastNameField.setFont(new Font("Tahoma", Font.</text:span><text:span text:style-name="T395">PLAIN</text:span><text:span text:style-name="T396">, 14));</text:span></text:p>
      <text:p text:style-name="P397"><text:tab/><text:tab/>lastNameField.setColumns(10);</text:p>
      <text:p text:style-name="P398"><text:tab/><text:tab/>lastNameField.setBounds(65, 301, 444, 35);</text:p>
      <text:p text:style-name="P399"><text:tab/><text:tab/>contentPane.add(lastNameField);</text:p>
      <text:p text:style-name="P400"/>
      <text:p text:style-name="P401"><text:tab/><text:tab/>JLabel lastNameLabel = new JLabel("Last Name:");</text:p>
      <text:p text:style-name="P402"><text:span text:style-name="T403"><text:tab/></text:span><text:span text:style-name="T404"><text:tab/>lastNameLabel.setFont(new Font("Tahoma", Font.</text:span><text:span text:style-name="T405">PLAIN</text:span><text:span text:style-name="T406">, 14));</text:span></text:p>
      <text:p text:style-name="P407"><text:tab/><text:tab/>lastNameLabel.setBounds(65, 260, 72, 31);</text:p>
      <text:p text:style-name="P408"><text:tab/><text:tab/>contentPane.add(lastNameLabel);</text:p>
      <text:p text:style-name="P409"/>
      <text:p text:style-name="P410"><text:span text:style-name="T411"><text:tab/></text:span><text:span text:style-name="T412"><text:tab/>//Where the user enters their desired<text:s/></text:span><text:span text:style-name="T413">username</text:span></text:p>
      <text:p text:style-name="P414"><text:span text:style-name="T415"><text:tab/></text:span><text:span text:style-name="T416"><text:tab/>//The<text:s/></text:span><text:span text:style-name="T417">username</text:span><text:span text:style-name="T418"><text:s/>cannot be a duplicate of a<text:s/></text:span><text:span text:style-name="T419">pre</text:span><text:span text:style-name="T420">-existing<text:s/></text:span><text:span text:style-name="T421">username</text:span></text:p>
      <text:p text:style-name="P422"><text:tab/><text:tab/>JLabel usernameLbl = new JLabel("Username: ");</text:p>
      <text:p text:style-name="P423"><text:span text:style-name="T424"><text:tab/></text:span><text:span text:style-name="T425"><text:tab/>usernameLbl.setFont(new Font("Tahoma", Font.</text:span><text:span text:style-name="T426">PLAIN</text:span><text:span text:style-name="T427">, 14));</text:span></text:p>
      <text:p text:style-name="P428"><text:tab/><text:tab/>usernameLbl.setBounds(65, 364, 72, 31);</text:p>
      <text:p text:style-name="P429"><text:tab/><text:tab/>contentPane.add(usernameLbl);</text:p>
      <text:p text:style-name="P430"/>
      <text:p text:style-name="P431"><text:tab/><text:tab/>usernameField = new JTextField();</text:p>
      <text:p text:style-name="P432"><text:span text:style-name="T433"><text:tab/></text:span><text:span text:style-name="T434"><text:tab/>usernameField.setFont(new Font("Tahoma", Font.</text:span><text:span text:style-name="T435">PLAIN</text:span><text:span text:style-name="T436">, 14));</text:span></text:p>
      <text:p text:style-name="P437"><text:tab/><text:tab/>usernameField.setColumns(10);</text:p>
      <text:p text:style-name="P438"><text:tab/><text:tab/>usernameField.setBounds(65, 405, 444, 35);</text:p>
      <text:p text:style-name="P439"><text:tab/><text:tab/>contentPane.add(usernameField);</text:p>
      <text:p text:style-name="P440"/>
      <text:p text:style-name="P441"><text:tab/><text:tab/>//Where the user enters their desired password</text:p>
      <text:p text:style-name="P442"><text:tab/><text:tab/>JLabel lblEnterAPassword = new JLabel("Enter a password that is at least 8 characters.");</text:p>
      <text:p text:style-name="P443"><text:span text:style-name="T444"><text:tab/></text:span><text:span text:style-name="T445"><text:tab/>lblEnterAPassword.setFont(new Font("Tahoma", Font.</text:span><text:span text:style-name="T446">PLAIN</text:span><text:span text:style-name="T447">, 14));</text:span></text:p>
      <text:p text:style-name="P448"><text:tab/><text:tab/>lblEnterAPassword.setBounds(65, 464, 288, 31);</text:p>
      <text:p text:style-name="P449"><text:tab/><text:tab/>contentPane.add(lblEnterAPassword);</text:p>
      <text:p text:style-name="P450"/>
      <text:p text:style-name="P451"><text:tab/><text:tab/>passwordField = new JPasswordField();</text:p>
      <text:p text:style-name="P452"><text:span text:style-name="T453"><text:tab/></text:span><text:span text:style-name="T454"><text:tab/>passwordField.setFont(new Font("Tahoma", Font.</text:span><text:span text:style-name="T455">PLAIN</text:span><text:span text:style-name="T456">, 14));</text:span></text:p>
      <text:p text:style-name="P457"><text:tab/><text:tab/>passwordField.setColumns(10);</text:p>
      <text:p text:style-name="P458"><text:tab/><text:tab/>passwordField.setBounds(65, 505, 444, 35);</text:p>
      <text:p text:style-name="P459"><text:tab/><text:tab/>contentPane.add(passwordField);</text:p>
      <text:p text:style-name="P460"/>
      <text:soft-page-break/>
      <text:p text:style-name="P461"><text:tab/><text:tab/>// Cancels account creation process</text:p>
      <text:p text:style-name="P462"><text:tab/><text:tab/>//Takes the user back to the StartMenu</text:p>
      <text:p text:style-name="P463"><text:tab/><text:tab/>//Closes account creation window</text:p>
      <text:p text:style-name="P464"><text:tab/><text:tab/>JButton cancelBttn = new JButton("Cancel");</text:p>
      <text:p text:style-name="P465"><text:tab/><text:tab/>cancelBttn.addMouseListener(new MouseAdapter()<text:s/></text:p>
      <text:p text:style-name="P466"><text:tab/><text:tab/>{</text:p>
      <text:p text:style-name="P467"><text:tab/><text:tab/><text:tab/>@Override</text:p>
      <text:p text:style-name="P468"><text:tab/><text:tab/><text:tab/>public void mouseClicked(MouseEvent e)<text:s/></text:p>
      <text:p text:style-name="P469"><text:tab/><text:tab/><text:tab/>{</text:p>
      <text:p text:style-name="P470"><text:tab/><text:tab/><text:tab/><text:tab/>StartMenu start = new StartMenu();</text:p>
      <text:p text:style-name="P471"><text:tab/><text:tab/><text:tab/><text:tab/>usernameField.setText("");</text:p>
      <text:p text:style-name="P472"><text:tab/><text:tab/><text:tab/><text:tab/>passwordField.setText("");</text:p>
      <text:p text:style-name="P473"><text:tab/><text:tab/><text:tab/><text:tab/>start.setVisible(true);</text:p>
      <text:p text:style-name="P474"><text:tab/><text:tab/><text:tab/><text:tab/>setVisible(false);</text:p>
      <text:p text:style-name="P475"><text:tab/><text:tab/><text:tab/>}</text:p>
      <text:p text:style-name="P476"><text:tab/><text:tab/>});</text:p>
      <text:p text:style-name="P477"><text:span text:style-name="T478"><text:tab/></text:span><text:span text:style-name="T479"><text:tab/></text:span><text:span text:style-name="T480">cancelBttn.setFont(new Font("Tahoma", Font.</text:span><text:span text:style-name="T481">PLAIN</text:span><text:span text:style-name="T482">, 14));</text:span></text:p>
      <text:p text:style-name="P483"><text:tab/><text:tab/>cancelBttn.setBounds(309, 583, 200, 55);</text:p>
      <text:p text:style-name="P484"><text:tab/><text:tab/>contentPane.add(cancelBttn);</text:p>
      <text:p text:style-name="P485"/>
      <text:p text:style-name="P486"><text:span text:style-name="T487"><text:tab/></text:span><text:span text:style-name="T488"><text:tab/>// If conditions are fulfilled (i.e.<text:s/></text:span><text:span text:style-name="T489">username</text:span><text:span text:style-name="T490"><text:s/>has not been used before in users</text:span></text:p>
      <text:p text:style-name="P491"><text:span text:style-name="T492"><text:tab/></text:span><text:span text:style-name="T493"><text:tab/>// database, user's<text:s/></text:span><text:span text:style-name="T494">inputted</text:span><text:span text:style-name="T495"><text:s/></text:span><text:span text:style-name="T496">password is &gt;= 8 characters)</text:span></text:p>
      <text:p text:style-name="P497"><text:tab/><text:tab/>// Creates new account for user, writing to the database for Users</text:p>
      <text:p text:style-name="P498"><text:tab/><text:tab/>// And takes user to the View Window</text:p>
      <text:p text:style-name="P499"><text:tab/><text:tab/>JButton newAcctScreen = new JButton("Create Account");</text:p>
      <text:p text:style-name="P500"><text:tab/><text:tab/>newAcctScreen.addMouseListener(new MouseAdapter() {</text:p>
      <text:p text:style-name="P501"><text:tab/><text:tab/><text:tab/>@Override</text:p>
      <text:p text:style-name="P502"><text:tab/><text:tab/><text:tab/>public void mouseClicked(MouseEvent e) {</text:p>
      <text:p text:style-name="P503"><text:tab/><text:tab/><text:tab/><text:tab/>if (fNameField.getText().equals("") || lastNameField.getText().equals("")</text:p>
      <text:p text:style-name="P504"><text:span text:style-name="T505"><text:tab/></text:span><text:span text:style-name="T506"><text:tab/></text:span><text:span text:style-name="T507"><text:tab/></text:span><text:span text:style-name="T508"><text:tab/></text:span><text:span text:style-name="T509"><text:tab/></text:span><text:span text:style-name="T510"><text:tab/>|| usernameField.getText().equals("") || passwordField.</text:span><text:span text:style-name="T511">getText</text:span><text:span text:style-name="T512">()</text:span><text:span text:style-name="T513">.equals(""))<text:s/></text:span></text:p>
      <text:p text:style-name="P514"><text:tab/><text:tab/><text:tab/><text:tab/>{</text:p>
      <text:p text:style-name="P515"><text:tab/><text:tab/><text:tab/><text:tab/><text:tab/>errorLbl.setVisible(true);</text:p>
      <text:p text:style-name="P516"><text:tab/><text:tab/><text:tab/><text:tab/><text:tab/>errorLbl.setText("Please fill in all fields.");</text:p>
      <text:p text:style-name="P517"><text:tab/><text:tab/><text:tab/><text:tab/>}</text:p>
      <text:p text:style-name="P518"><text:tab/><text:tab/><text:tab/><text:tab/>else<text:s/></text:p>
      <text:p text:style-name="P519"><text:tab/><text:tab/><text:tab/><text:tab/>{</text:p>
      <text:p text:style-name="P520"><text:tab/><text:tab/><text:tab/><text:tab/><text:tab/>//Error for when the password the user inputs is less than 8 characters</text:p>
      <text:soft-page-break/>
      <text:p text:style-name="P521"><text:span text:style-name="T522"><text:tab/></text:span><text:span text:style-name="T523"><text:tab/></text:span><text:span text:style-name="T524"><text:tab/></text:span><text:span text:style-name="T525"><text:tab/></text:span><text:span text:style-name="T526"><text:tab/>if (passwordField.</text:span><text:span text:style-name="T527">getText</text:span><text:span text:style-name="T528">()</text:span><text:span text:style-name="T529">.length() &lt; 8)<text:s/></text:span></text:p>
      <text:p text:style-name="P530"><text:tab/><text:tab/><text:tab/><text:tab/><text:tab/>{</text:p>
      <text:p text:style-name="P531"><text:tab/><text:tab/><text:tab/><text:tab/><text:tab/><text:tab/>errorLbl.setVisible(true);</text:p>
      <text:p text:style-name="P532"><text:tab/><text:tab/><text:tab/><text:tab/><text:tab/><text:tab/>errorLbl.setText("Password is shorter than 8 characters. Please enter a longer password.");</text:p>
      <text:p text:style-name="P533"><text:tab/><text:tab/><text:tab/><text:tab/><text:tab/>}<text:s/></text:p>
      <text:p text:style-name="P534"><text:tab/><text:tab/><text:tab/><text:tab/><text:tab/>else<text:s/></text:p>
      <text:p text:style-name="P535"><text:tab/><text:tab/><text:tab/><text:tab/><text:tab/>{</text:p>
      <text:p text:style-name="P536"><text:tab/><text:tab/><text:tab/><text:tab/><text:tab/><text:tab/>ViewWindow view = new ViewWindow();</text:p>
      <text:p text:style-name="P537"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<text:tab/>Users cur = new Users(0, null, null,<text:s/></text:span><text:span text:style-name="T544">usernameField.getText(), passwordField.</text:span><text:span text:style-name="T545">getText</text:span><text:span text:style-name="T546">()</text:span><text:span text:style-name="T547">);</text:span></text:p>
      <text:p text:style-name="P548"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//Error for if the user's<text:s/></text:span><text:span text:style-name="T555">inputted</text:span><text:span text:style-name="T556"><text:s/></text:span><text:span text:style-name="T557">username</text:span><text:span text:style-name="T558"><text:s/>is already taken</text:span></text:p>
      <text:p text:style-name="P559"><text:tab/><text:tab/><text:tab/><text:tab/><text:tab/><text:tab/>if (cur.isUsernameTaken(usernameField.getText()))<text:s/></text:p>
      <text:p text:style-name="P560"><text:tab/><text:tab/><text:tab/><text:tab/><text:tab/><text:tab/>{</text:p>
      <text:p text:style-name="P561"><text:tab/><text:tab/><text:tab/><text:tab/><text:tab/><text:tab/><text:tab/>errorLbl.setVisible(true);</text:p>
      <text:p text:style-name="P562"><text:tab/><text:tab/><text:tab/><text:tab/><text:tab/><text:tab/><text:tab/>errorLbl.setText("Username is already taken. Please a different new username.");</text:p>
      <text:p text:style-name="P563"><text:tab/><text:tab/><text:tab/><text:tab/><text:tab/><text:tab/>}<text:s/></text:p>
      <text:p text:style-name="P564"><text:tab/><text:tab/><text:tab/><text:tab/><text:tab/><text:tab/>//Creates account for the new user using the user's input, adds it to the database</text:p>
      <text:p text:style-name="P565"><text:tab/><text:tab/><text:tab/><text:tab/><text:tab/><text:tab/>//And takes the user to the View Window</text:p>
      <text:p text:style-name="P566"><text:tab/><text:tab/><text:tab/><text:tab/><text:tab/><text:tab/>//Closes the ACcount Creation window</text:p>
      <text:p text:style-name="P567"><text:tab/><text:tab/><text:tab/><text:tab/><text:tab/><text:tab/>else<text:s/></text:p>
      <text:p text:style-name="P568"><text:tab/><text:tab/><text:tab/><text:tab/><text:tab/><text:tab/>{</text:p>
      <text:p text:style-name="P569"><text:tab/><text:tab/><text:tab/><text:tab/><text:tab/><text:tab/><text:tab/>Users newUser = new Users(0, fNameField.getText(), lastNameField.getText(),</text:p>
      <text:p text:style-name="P570"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usernameField.getText(), passwordField.</text:span><text:span text:style-name="T580">getText</text:span><text:span text:style-name="T581">()</text:span><text:span text:style-name="T582">);</text:span></text:p>
      <text:p text:style-name="P583"><text:tab/><text:tab/><text:tab/><text:tab/><text:tab/><text:tab/><text:tab/>newUser.addUser();</text:p>
      <text:p text:style-name="P584"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newUser = newUser.getUser(usernameField.getText(), passwordField.</text:span><text:span text:style-name="T592">getText</text:span><text:span text:style-name="T593">()</text:span><text:span text:style-name="T594">);</text:span></text:p>
      <text:p text:style-name="P595"><text:tab/><text:tab/><text:tab/><text:tab/><text:tab/><text:tab/><text:tab/>setVisible(false);</text:p>
      <text:p text:style-name="P596"><text:tab/><text:tab/><text:tab/><text:tab/><text:tab/><text:tab/><text:tab/>view.setVisible(true);</text:p>
      <text:p text:style-name="P597"><text:tab/><text:tab/><text:tab/><text:tab/><text:tab/><text:tab/><text:tab/>view.run(newUser.getUserId(), newUser.getFirstName(), newUser.getLastName(),</text:p>
      <text:p text:style-name="P598"><text:tab/><text:tab/><text:tab/><text:tab/><text:tab/><text:tab/><text:tab/><text:tab/><text:tab/>newUser.getUsername(), newUser.getPassword());</text:p>
      <text:p text:style-name="P599"><text:tab/><text:tab/><text:tab/><text:tab/><text:tab/><text:tab/>}</text:p>
      <text:p text:style-name="P600"><text:tab/><text:tab/><text:tab/><text:tab/><text:tab/>}</text:p>
      <text:p text:style-name="P601"/>
      <text:soft-page-break/>
      <text:p text:style-name="P602"><text:tab/><text:tab/><text:tab/><text:tab/>}</text:p>
      <text:p text:style-name="P603"><text:tab/><text:tab/><text:tab/>}</text:p>
      <text:p text:style-name="P604"><text:tab/><text:tab/>});</text:p>
      <text:p text:style-name="P605"><text:span text:style-name="T606"><text:tab/></text:span><text:span text:style-name="T607"><text:tab/></text:span><text:span text:style-name="T608">newAcctScreen.setFont(new Font("Tahoma", Font.</text:span><text:span text:style-name="T609">PLAIN</text:span><text:span text:style-name="T610">, 14));</text:span></text:p>
      <text:p text:style-name="P611"><text:tab/><text:tab/>newAcctScreen.setBounds(65, 583, 192, 55);</text:p>
      <text:p text:style-name="P612"><text:tab/><text:tab/>contentPane.add(newAcctScreen);</text:p>
      <text:p text:style-name="P613"><text:tab/>}</text:p>
      <text:p text:style-name="P614">}</text:p>
      <text:p text:style-name="P615"/>
      <text:p text:style-name="P616"/>
      <text:p text:style-name="PlainText"><text:span text:style-name="T617">View Window Code</text:span></text:p>
      <text:p text:style-name="P618"/>
      <text:p text:style-name="P619">import java.awt.BorderLayout;</text:p>
      <text:p text:style-name="P620">import java.awt.EventQueue;</text:p>
      <text:p text:style-name="P621"/>
      <text:p text:style-name="P622">import javax.swing.JFrame;</text:p>
      <text:p text:style-name="P623">import<text:s/>javax.swing.JPanel;</text:p>
      <text:p text:style-name="P624">import javax.swing.border.EmptyBorder;</text:p>
      <text:p text:style-name="P625">import javax.swing.table.DefaultTableModel;</text:p>
      <text:p text:style-name="P626"/>
      <text:p text:style-name="P627">import org.sqlite.SQLiteDataSource;</text:p>
      <text:p text:style-name="P628">import java.sql.Connection;</text:p>
      <text:p text:style-name="P629">import java.sql.ResultSet;</text:p>
      <text:p text:style-name="P630">import java.sql.SQLException;</text:p>
      <text:p text:style-name="P631">import<text:s/>java.sql.Statement;</text:p>
      <text:p text:style-name="P632"/>
      <text:p text:style-name="P633">import javax.swing.JLabel;</text:p>
      <text:p text:style-name="P634">import java.awt.Font;</text:p>
      <text:p text:style-name="P635">import javax.swing.SwingConstants;</text:p>
      <text:p text:style-name="P636">import javax.swing.JButton;</text:p>
      <text:p text:style-name="P637"/>
      <text:p text:style-name="P638">import java.awt.event.ActionEvent;</text:p>
      <text:p text:style-name="P639">import java.awt.event.ActionListener;</text:p>
      <text:p text:style-name="P640">import java.awt.event.MouseAdapter;</text:p>
      <text:p text:style-name="P641">import java.awt.event.MouseEvent;</text:p>
      <text:p text:style-name="P642">import javax.swing.JTable;</text:p>
      <text:p text:style-name="P643">import javax.swing.JComboBox;</text:p>
      <text:p text:style-name="P644">import javax.swing.JScrollPane;</text:p>
      <text:p text:style-name="P645">import javax.swing.JTextPane;</text:p>
      <text:p text:style-name="P646">import java.awt.Component;</text:p>
      <text:p text:style-name="P647">import java.awt.Panel;</text:p>
      <text:p text:style-name="P648">import javax.swing.JTextField;</text:p>
      <text:p text:style-name="P649">import java.awt.Color;</text:p>
      <text:p text:style-name="P650"/>
      <text:p text:style-name="P651">public class ViewWindow extends JFrame<text:s/></text:p>
      <text:p text:style-name="P652">{</text:p>
      <text:p text:style-name="P653"/>
      <text:p text:style-name="P654"><text:tab/>private JPanel contentPane;</text:p>
      <text:p text:style-name="P655"><text:tab/>public int userId;</text:p>
      <text:p text:style-name="P656"><text:tab/>public String fName;</text:p>
      <text:p text:style-name="P657"><text:tab/>public String lastName;</text:p>
      <text:p text:style-name="P658"><text:tab/>public String username;</text:p>
      <text:p text:style-name="P659"><text:tab/>public String password;</text:p>
      <text:p text:style-name="P660"><text:tab/>public int quantity;</text:p>
      <text:p text:style-name="P661"><text:tab/>public String date;</text:p>
      <text:soft-page-break/>
      <text:p text:style-name="P662"><text:tab/>public String price;</text:p>
      <text:p text:style-name="P663"><text:tab/>public<text:s/>String notes;</text:p>
      <text:p text:style-name="P664"><text:tab/>public String setNum;</text:p>
      <text:p text:style-name="P665"><text:tab/>public int row;</text:p>
      <text:p text:style-name="P666"><text:tab/>public String selectedSort;</text:p>
      <text:p text:style-name="P667"><text:tab/>private JTextField filterField;</text:p>
      <text:p text:style-name="P668"><text:tab/>private Database collection;</text:p>
      <text:p text:style-name="P669"/>
      <text:p text:style-name="P670"><text:tab/>/**</text:p>
      <text:p text:style-name="P671"><text:tab/><text:s/>* Launch the application.</text:p>
      <text:p text:style-name="P672"><text:tab/><text:s/>*/</text:p>
      <text:p text:style-name="P673"><text:tab/>public static void main(String[] args)</text:p>
      <text:p text:style-name="P674"><text:tab/>{</text:p>
      <text:p text:style-name="P675"><text:tab/><text:tab/>EventQueue.invokeLater(new<text:s/>Runnable()</text:p>
      <text:p text:style-name="P676"><text:tab/><text:tab/>{</text:p>
      <text:p text:style-name="P677"><text:tab/><text:tab/><text:tab/>public void run()<text:s/></text:p>
      <text:p text:style-name="P678"><text:tab/><text:tab/><text:tab/>{</text:p>
      <text:p text:style-name="P679"><text:tab/><text:tab/><text:tab/><text:tab/>try<text:s/></text:p>
      <text:p text:style-name="P680"><text:tab/><text:tab/><text:tab/><text:tab/>{</text:p>
      <text:p text:style-name="P681"><text:tab/><text:tab/><text:tab/><text:tab/><text:tab/>ViewWindow frame = new ViewWindow();</text:p>
      <text:p text:style-name="P682"><text:tab/><text:tab/><text:tab/><text:tab/><text:tab/>frame.setVisible(true);</text:p>
      <text:p text:style-name="P683"><text:tab/><text:tab/><text:tab/><text:tab/>} catch (Exception e)<text:s/></text:p>
      <text:p text:style-name="P684"><text:tab/><text:tab/><text:tab/><text:tab/>{</text:p>
      <text:p text:style-name="P685"><text:tab/><text:tab/><text:tab/><text:tab/><text:tab/>e.printStackTrace();</text:p>
      <text:p text:style-name="P686"><text:tab/><text:tab/><text:tab/><text:tab/>}</text:p>
      <text:p text:style-name="P687"><text:tab/><text:tab/><text:tab/>}</text:p>
      <text:p text:style-name="P688"><text:tab/><text:tab/>});</text:p>
      <text:p text:style-name="P689"><text:tab/>}</text:p>
      <text:p text:style-name="P690"/>
      <text:p text:style-name="P691"><text:tab/>// Main method where everything is run;<text:s/>Otherwise certain variables would be</text:p>
      <text:p text:style-name="P692"><text:tab/>// null,</text:p>
      <text:p text:style-name="P693"><text:tab/>// causing the program to crash</text:p>
      <text:p text:style-name="P694"><text:tab/>public void run(int id, String first, String last, String use, String pas)<text:s/></text:p>
      <text:p text:style-name="P695"><text:tab/>{</text:p>
      <text:p text:style-name="P696"><text:tab/><text:tab/>userId = id;</text:p>
      <text:p text:style-name="P697"><text:tab/><text:tab/>fName = first;</text:p>
      <text:p text:style-name="P698"><text:tab/><text:tab/>lastName = last;</text:p>
      <text:p text:style-name="P699"><text:tab/><text:tab/>username = use;</text:p>
      <text:p text:style-name="P700"><text:tab/><text:tab/>password = pas;</text:p>
      <text:p text:style-name="P701"><text:tab/><text:tab/>selectedSort = "Quantity";</text:p>
      <text:p text:style-name="P702"><text:tab/><text:tab/>collection = new Database();</text:p>
      <text:p text:style-name="P703"><text:tab/><text:tab/></text:p>
      <text:p text:style-name="P704"><text:tab/><text:tab/>setDefaultCloseOperation(JFrame.EXIT_ON_CLOSE);</text:p>
      <text:p text:style-name="P705"><text:tab/><text:tab/>setBounds(100, 100, 750, 750);</text:p>
      <text:p text:style-name="P706"><text:tab/><text:tab/>contentPane = new JPanel();</text:p>
      <text:soft-page-break/>
      <text:p text:style-name="P707"><text:tab/><text:tab/>contentPane.setBorder(new EmptyBorder(5, 5, 5, 5));</text:p>
      <text:p text:style-name="P708"><text:tab/><text:tab/>setContentPane(contentPane);</text:p>
      <text:p text:style-name="P709"><text:tab/><text:tab/>contentPane.setLayout(null);</text:p>
      <text:p text:style-name="P710"/>
      <text:p text:style-name="P711"><text:tab/><text:tab/>// Takes user back to the starting window</text:p>
      <text:p text:style-name="P712"><text:tab/><text:tab/>JButton logOutBttn = new JButton("Log Out");</text:p>
      <text:p text:style-name="P713"><text:tab/><text:tab/>logOutBttn.setBounds(508, 12, 122, 41);</text:p>
      <text:p text:style-name="P714"><text:tab/><text:tab/>logOutBttn.addMouseListener(new MouseAdapter() {</text:p>
      <text:p text:style-name="P715"><text:tab/><text:tab/><text:tab/>@Override</text:p>
      <text:p text:style-name="P716"><text:tab/><text:tab/><text:tab/>public void<text:s/>mouseClicked(MouseEvent e) {</text:p>
      <text:p text:style-name="P717"><text:tab/><text:tab/><text:tab/><text:tab/>StartMenu lego = new StartMenu();</text:p>
      <text:p text:style-name="P718"><text:tab/><text:tab/><text:tab/><text:tab/>lego.setVisible(true);</text:p>
      <text:p text:style-name="P719"><text:tab/><text:tab/><text:tab/><text:tab/>setVisible(false);</text:p>
      <text:p text:style-name="P720"><text:tab/><text:tab/><text:tab/>}</text:p>
      <text:p text:style-name="P721"><text:tab/><text:tab/>});</text:p>
      <text:p text:style-name="P722"/>
      <text:p text:style-name="P723"><text:tab/><text:tab/>//Shows who's collection is being displayed</text:p>
      <text:p text:style-name="P724"><text:tab/><text:tab/>JLabel yrCollectionLbl = new JLabel(fName + "'s Collection");</text:p>
      <text:p text:style-name="P725"><text:tab/><text:tab/>yrCollectionLbl.setBounds(142, 10, 374, 41);</text:p>
      <text:p text:style-name="P726"><text:tab/><text:tab/>yrCollectionLbl.setHorizontalAlignment(SwingConstants.CENTER);</text:p>
      <text:p text:style-name="P727"><text:tab/><text:tab/>yrCollectionLbl.setFont(new Font("Tahoma", Font.PLAIN, 20));</text:p>
      <text:p text:style-name="P728"><text:tab/><text:tab/>contentPane.add(yrCollectionLbl);</text:p>
      <text:p text:style-name="P729"><text:tab/><text:tab/></text:p>
      <text:p text:style-name="P730"><text:tab/><text:tab/>//Instructs user to select a set in the table to edit or delete</text:p>
      <text:p text:style-name="P731"><text:tab/><text:tab/>JLabel dirLabel = new JLabel("Select set to edit or delete it.");</text:p>
      <text:p text:style-name="P732"><text:tab/><text:tab/>dirLabel.setHorizontalAlignment(SwingConstants.CENTER);</text:p>
      <text:p text:style-name="P733"><text:tab/><text:tab/>dirLabel.setFont(new Font("Tahoma", Font.PLAIN, 14));</text:p>
      <text:p text:style-name="P734"><text:tab/><text:tab/>dirLabel.setBounds(190, 38, 307, 29);</text:p>
      <text:p text:style-name="P735"><text:tab/><text:tab/>contentPane.add(dirLabel);</text:p>
      <text:p text:style-name="P736"/>
      <text:p text:style-name="P737"><text:tab/><text:tab/>// Error label</text:p>
      <text:p text:style-name="P738"><text:tab/><text:tab/>// Shows error when a row is not selected to edit or delete information</text:p>
      <text:p text:style-name="P739"><text:tab/><text:tab/>JLabel errorLbl = new JLabel("Set not selected. Please select a set.");</text:p>
      <text:p text:style-name="P740"><text:tab/><text:tab/>errorLbl.setForeground(Color.RED);</text:p>
      <text:p text:style-name="P741"><text:tab/><text:tab/>errorLbl.setBounds(135, 61, 398, 29);</text:p>
      <text:p text:style-name="P742"><text:tab/><text:tab/>errorLbl.setFont(new Font("Tahoma", Font.BOLD, 14));</text:p>
      <text:p text:style-name="P743"><text:tab/><text:tab/>errorLbl.setHorizontalAlignment(SwingConstants.CENTER);</text:p>
      <text:soft-page-break/>
      <text:p text:style-name="P744"><text:tab/><text:tab/>contentPane.add(errorLbl);</text:p>
      <text:p text:style-name="P745"><text:tab/><text:tab/>errorLbl.setVisible(false);</text:p>
      <text:p text:style-name="P746"/>
      <text:p text:style-name="P747"><text:tab/><text:tab/>//Text field for entering filter words</text:p>
      <text:p text:style-name="P748"><text:tab/><text:tab/>filterField = new<text:s/>JTextField();</text:p>
      <text:p text:style-name="P749"><text:tab/><text:tab/>filterField.setFont(new Font("Tahoma", Font.PLAIN, 14));</text:p>
      <text:p text:style-name="P750"><text:tab/><text:tab/>filterField.setBounds(98, 94, 215, 31);</text:p>
      <text:p text:style-name="P751"><text:tab/><text:tab/>contentPane.add(filterField);</text:p>
      <text:p text:style-name="P752"><text:tab/><text:tab/>filterField.setColumns(10);</text:p>
      <text:p text:style-name="P753"/>
      <text:p text:style-name="P754"><text:tab/><text:tab/>//Where table containing all of the user's set entries is initialized</text:p>
      <text:p text:style-name="P755"><text:tab/><text:tab/>//Reads from the LEGO_Collection.db file</text:p>
      <text:p text:style-name="P756"><text:tab/><text:tab/>DefaultTableModel model = new DefaultTableModel();</text:p>
      <text:p text:style-name="P757"><text:tab/><text:tab/>model.addColumn("Qty");<text:s/></text:p>
      <text:p text:style-name="P758"><text:tab/><text:tab/>model.addColumn("Set #");<text:s/></text:p>
      <text:p text:style-name="P759"><text:tab/><text:tab/>model.addColumn("Name");<text:s/></text:p>
      <text:p text:style-name="P760"><text:tab/><text:tab/>model.addColumn("Release");<text:s/></text:p>
      <text:p text:style-name="P761"><text:tab/><text:tab/>model.addColumn("Purchase Date");<text:s/></text:p>
      <text:p text:style-name="P762"><text:tab/><text:tab/>model.addColumn("Price");<text:s/></text:p>
      <text:p text:style-name="P763"><text:tab/><text:tab/>model.addColumn("Notes");<text:s/></text:p>
      <text:p text:style-name="P764"><text:tab/><text:tab/></text:p>
      <text:p text:style-name="P765"><text:tab/><text:tab/>//Prevents the collection table's contents from being edited outside of the Edit Entry window<text:s/></text:p>
      <text:p text:style-name="P766"><text:tab/><text:tab/>JTable table = new JTable(model)<text:s/></text:p>
      <text:p text:style-name="P767"><text:tab/><text:tab/>{</text:p>
      <text:p text:style-name="P768"><text:tab/><text:tab/><text:tab/>private static final long serialVersionUID = 1L;</text:p>
      <text:p text:style-name="P769"/>
      <text:p text:style-name="P770"><text:tab/><text:tab/><text:tab/>public boolean isCellEditable(int row, int column)<text:s/></text:p>
      <text:p text:style-name="P771"><text:tab/><text:tab/><text:tab/>{</text:p>
      <text:p text:style-name="P772"><text:tab/><text:tab/><text:tab/><text:tab/>return false;</text:p>
      <text:p text:style-name="P773"><text:tab/><text:tab/><text:tab/>};</text:p>
      <text:p text:style-name="P774"><text:tab/><text:tab/>};</text:p>
      <text:p text:style-name="P775"><text:tab/><text:tab/>table.getColumnModel().getColumn(0).setWidth(5);</text:p>
      <text:p text:style-name="P776"><text:tab/><text:tab/>table.getColumnModel().getColumn(1).setWidth(10);</text:p>
      <text:p text:style-name="P777"><text:tab/><text:tab/>table.getColumnModel().getColumn(2).setWidth(30);</text:p>
      <text:p text:style-name="P778"><text:tab/><text:tab/>table.getColumnModel().getColumn(3).setWidth(10);</text:p>
      <text:p text:style-name="P779"><text:tab/><text:tab/>table.getColumnModel().getColumn(4).setWidth(10);</text:p>
      <text:p text:style-name="P780"><text:tab/><text:tab/>table.getColumnModel().getColumn(5).setWidth(5);</text:p>
      <text:p text:style-name="P781"><text:tab/><text:tab/>table.getColumnModel().getColumn(6).setWidth(30);</text:p>
      <text:p text:style-name="P782"/>
      <text:p text:style-name="P783"><text:tab/><text:tab/>// Connects to the LEGO_Collection database</text:p>
      <text:p text:style-name="P784"><text:tab/><text:tab/>// So that the user's collection information can be gathered</text:p>
      <text:soft-page-break/>
      <text:p text:style-name="P785"><text:tab/><text:tab/>// Selects all rows that have a user_id equal to the current user's userId</text:p>
      <text:p text:style-name="P786"><text:tab/><text:tab/>String query = "SELECT quantity, set_num, name, year, pur_date, price, notes FROM Collection WHERE user_id = "</text:p>
      <text:p text:style-name="P787"><text:tab/><text:tab/><text:tab/><text:tab/>+ userId + " ORDER BY " + selectedSort + " ASC";</text:p>
      <text:p text:style-name="P788"/>
      <text:p text:style-name="P789"><text:tab/><text:tab/>SQLiteDataSource source = collection.getDs();</text:p>
      <text:p text:style-name="P790"/>
      <text:p text:style-name="P791"><text:tab/><text:tab/>try (Connection conn = source.getConnection(); Statement stmt = conn.createStatement();)<text:s/></text:p>
      <text:p text:style-name="P792"><text:tab/><text:tab/>{</text:p>
      <text:p text:style-name="P793"/>
      <text:p text:style-name="P794"><text:tab/><text:tab/><text:tab/>ResultSet rs = stmt.executeQuery(query);</text:p>
      <text:p text:style-name="P795"><text:tab/><text:tab/><text:tab/>while (rs.next())<text:s/></text:p>
      <text:p text:style-name="P796"><text:tab/><text:tab/><text:tab/>{</text:p>
      <text:p text:style-name="P797"><text:tab/><text:tab/><text:tab/><text:tab/>model.insertRow(model.getRowCount(),</text:p>
      <text:p text:style-name="P798"><text:tab/><text:tab/><text:tab/><text:tab/><text:tab/><text:tab/>new String[] { rs.getString("quantity"), rs.getString("set_num"), rs.getString("name"),</text:p>
      <text:p text:style-name="P799"><text:tab/><text:tab/><text:tab/><text:tab/><text:tab/><text:tab/><text:tab/><text:tab/>rs.getString("year"), rs.getString("pur_date"), rs.getString("price"),</text:p>
      <text:p text:style-name="P800"><text:tab/><text:tab/><text:tab/><text:tab/><text:tab/><text:tab/><text:tab/><text:tab/>rs.getString("notes") });</text:p>
      <text:p text:style-name="P801"><text:tab/><text:tab/><text:tab/>}</text:p>
      <text:p text:style-name="P802"><text:tab/><text:tab/>}<text:s/></text:p>
      <text:p text:style-name="P803"><text:tab/><text:tab/>catch (SQLException e)<text:s/></text:p>
      <text:p text:style-name="P804"><text:tab/><text:tab/>{</text:p>
      <text:p text:style-name="P805"><text:tab/><text:tab/><text:tab/>e.printStackTrace();</text:p>
      <text:p text:style-name="P806"><text:tab/><text:tab/><text:tab/>System.exit(0);</text:p>
      <text:p text:style-name="P807"><text:tab/><text:tab/>}</text:p>
      <text:p text:style-name="P808"><text:tab/><text:tab/>table.setRowSelectionAllowed(true);</text:p>
      <text:p text:style-name="P809"><text:tab/><text:tab/>JScrollPane scrollPane = new JScrollPane(table);</text:p>
      <text:p text:style-name="P810"><text:tab/><text:tab/>scrollPane.setBounds(98, 133, 532, 402);</text:p>
      <text:p text:style-name="P811"><text:tab/><text:tab/>contentPane.add(scrollPane);</text:p>
      <text:p text:style-name="P812"/>
      <text:p text:style-name="P813"><text:tab/><text:tab/>//Takes in user's input from filterField</text:p>
      <text:p text:style-name="P814"><text:tab/><text:tab/>//And uses it to filter entries in the user's collection based on the set name</text:p>
      <text:p text:style-name="P815"><text:tab/><text:tab/>//Reinitializes the table so that it has the filtered entries</text:p>
      <text:p text:style-name="P816"><text:tab/><text:tab/>JButton searchBttn = new JButton("Search");</text:p>
      <text:p text:style-name="P817"><text:tab/><text:tab/>searchBttn.setFont(new Font("Tahoma", Font.PLAIN, 14));</text:p>
      <text:p text:style-name="P818"><text:tab/><text:tab/>searchBttn.addMouseListener(new MouseAdapter()<text:s/></text:p>
      <text:p text:style-name="P819"><text:tab/><text:tab/>{</text:p>
      <text:p text:style-name="P820"><text:tab/><text:tab/><text:tab/>@Override</text:p>
      <text:soft-page-break/>
      <text:p text:style-name="P821"><text:tab/><text:tab/><text:tab/>public void mouseClicked(MouseEvent e)<text:s/></text:p>
      <text:p text:style-name="P822"><text:tab/><text:tab/><text:tab/>{</text:p>
      <text:p text:style-name="P823"><text:tab/><text:tab/><text:tab/><text:tab/>String text =<text:s/>filterField.getText();</text:p>
      <text:p text:style-name="P824"><text:tab/><text:tab/><text:tab/><text:tab/>String query;</text:p>
      <text:p text:style-name="P825"><text:tab/><text:tab/><text:tab/><text:tab/>if (!text.contentEquals(""))<text:s/></text:p>
      <text:p text:style-name="P826"><text:tab/><text:tab/><text:tab/><text:tab/>{</text:p>
      <text:p text:style-name="P827"><text:tab/><text:tab/><text:tab/><text:tab/><text:tab/>query = "SELECT quantity, set_num, name, year, pur_date, price, notes FROM Collection WHERE name LIKE '%"</text:p>
      <text:p text:style-name="P828"><text:tab/><text:tab/><text:tab/><text:tab/><text:tab/><text:tab/><text:tab/>+ text + "%' AND" + " user_id = " + userId;</text:p>
      <text:p text:style-name="P829"><text:tab/><text:tab/><text:tab/><text:tab/>}</text:p>
      <text:p text:style-name="P830"/>
      <text:p text:style-name="P831"><text:tab/><text:tab/><text:tab/><text:tab/>else</text:p>
      <text:p text:style-name="P832"><text:tab/><text:tab/><text:tab/><text:tab/>{</text:p>
      <text:p text:style-name="P833"><text:tab/><text:tab/><text:tab/><text:tab/><text:tab/>query = "SELECT quantity, set_num, name, year, pur_date, price, notes FROM Collection WHERE user_id = "</text:p>
      <text:p text:style-name="P834"><text:tab/><text:tab/><text:tab/><text:tab/><text:tab/><text:tab/><text:tab/>+ userId;</text:p>
      <text:p text:style-name="P835"><text:tab/><text:tab/><text:tab/><text:tab/>}</text:p>
      <text:p text:style-name="P836"/>
      <text:p text:style-name="P837"><text:tab/><text:tab/><text:tab/><text:tab/>SQLiteDataSource source = collection.getDs();</text:p>
      <text:p text:style-name="P838"/>
      <text:p text:style-name="P839"><text:tab/><text:tab/><text:tab/><text:tab/>try (Connection conn =<text:s/>source.getConnection(); Statement stmt = conn.createStatement();)<text:s/></text:p>
      <text:p text:style-name="P840"><text:tab/><text:tab/><text:tab/><text:tab/>{</text:p>
      <text:p text:style-name="P841"><text:tab/><text:tab/><text:tab/><text:tab/><text:tab/>ResultSet rs = stmt.executeQuery(query);</text:p>
      <text:p text:style-name="P842"><text:tab/><text:tab/><text:tab/><text:tab/><text:tab/>DefaultTableModel mod = (DefaultTableModel) table.getModel();</text:p>
      <text:p text:style-name="P843"><text:tab/><text:tab/><text:tab/><text:tab/><text:tab/>mod.setRowCount(0);</text:p>
      <text:p text:style-name="P844"><text:tab/><text:tab/><text:tab/><text:tab/><text:tab/>while (rs.next())<text:s/></text:p>
      <text:p text:style-name="P845"><text:tab/><text:tab/><text:tab/><text:tab/><text:tab/>{</text:p>
      <text:p text:style-name="P846"><text:tab/><text:tab/><text:tab/><text:tab/><text:tab/><text:tab/>model.insertRow(model.getRowCount(),</text:p>
      <text:p text:style-name="P847"><text:tab/><text:tab/><text:tab/><text:tab/><text:tab/><text:tab/><text:tab/><text:tab/>new String[] { rs.getString("quantity"), rs.getString("set_num"), rs.getString("name"),</text:p>
      <text:p text:style-name="P848"><text:tab/><text:tab/><text:tab/><text:tab/><text:tab/><text:tab/><text:tab/><text:tab/><text:tab/><text:tab/>rs.getString("year"), rs.getString("pur_date"), rs.getString("price"),</text:p>
      <text:p text:style-name="P849"><text:tab/><text:tab/><text:tab/><text:tab/><text:tab/><text:tab/><text:tab/><text:tab/><text:tab/><text:tab/>rs.getString("notes") });</text:p>
      <text:p text:style-name="P850"><text:tab/><text:tab/><text:tab/><text:tab/><text:tab/>}</text:p>
      <text:p text:style-name="P851"><text:tab/><text:tab/><text:tab/><text:tab/>}<text:s/></text:p>
      <text:soft-page-break/>
      <text:p text:style-name="P852"><text:tab/><text:tab/><text:tab/><text:tab/>catch (SQLException j)<text:s/></text:p>
      <text:p text:style-name="P853"><text:tab/><text:tab/><text:tab/><text:tab/>{</text:p>
      <text:p text:style-name="P854"><text:tab/><text:tab/><text:tab/><text:tab/><text:tab/>j.printStackTrace();</text:p>
      <text:p text:style-name="P855"><text:tab/><text:tab/><text:tab/><text:tab/><text:tab/>System.exit(0);</text:p>
      <text:p text:style-name="P856"><text:tab/><text:tab/><text:tab/><text:tab/>}</text:p>
      <text:p text:style-name="P857"><text:tab/><text:tab/><text:tab/>}</text:p>
      <text:p text:style-name="P858"><text:tab/><text:tab/>});</text:p>
      <text:p text:style-name="P859"><text:tab/><text:tab/>searchBttn.setBounds(315, 94, 84, 31);</text:p>
      <text:p text:style-name="P860"><text:tab/><text:tab/>contentPane.add(searchBttn);</text:p>
      <text:p text:style-name="P861"/>
      <text:p text:style-name="P862"><text:tab/><text:tab/>// Allows user to sort entries based on column headers</text:p>
      <text:p text:style-name="P863"><text:tab/><text:tab/>// Entries sorted in<text:s/>ascending order</text:p>
      <text:p text:style-name="P864"><text:tab/><text:tab/>JLabel sortInstructions = new JLabel("Sort by: ");</text:p>
      <text:p text:style-name="P865"><text:tab/><text:tab/>sortInstructions.setBounds(444, 89, 62, 34);</text:p>
      <text:p text:style-name="P866"><text:tab/><text:tab/>sortInstructions.setFont(new Font("Tahoma", Font.PLAIN, 14));</text:p>
      <text:p text:style-name="P867"><text:tab/><text:tab/>sortInstructions.setHorizontalAlignment(SwingConstants.LEFT);</text:p>
      <text:p text:style-name="P868"><text:tab/><text:tab/>contentPane.add(sortInstructions);</text:p>
      <text:p text:style-name="P869"/>
      <text:p text:style-name="P870"><text:tab/><text:tab/>JComboBox&lt;String&gt; sortOptions = new JComboBox&lt;String&gt;();</text:p>
      <text:p text:style-name="P871"><text:tab/><text:tab/>sortOptions.setBounds(516, 92, 114, 29);</text:p>
      <text:p text:style-name="P872"><text:tab/><text:tab/>sortOptions.setFont(new Font("Tahoma", Font.PLAIN, 14));</text:p>
      <text:p text:style-name="P873"><text:tab/><text:tab/>sortOptions.setEnabled(true);</text:p>
      <text:p text:style-name="P874"><text:tab/><text:tab/>//Adds list of options</text:p>
      <text:p text:style-name="P875"><text:tab/><text:tab/>sortOptions.addItem("Quantity");</text:p>
      <text:p text:style-name="P876"><text:tab/><text:tab/>sortOptions.addItem("Set #");</text:p>
      <text:p text:style-name="P877"><text:tab/><text:tab/>sortOptions.addItem("Name");</text:p>
      <text:p text:style-name="P878"><text:tab/><text:tab/>sortOptions.addItem("Release");</text:p>
      <text:p text:style-name="P879"><text:tab/><text:tab/>sortOptions.addItem("Date Purchased");</text:p>
      <text:p text:style-name="P880"><text:tab/><text:tab/>sortOptions.addItem("Purchase Price");</text:p>
      <text:p text:style-name="P881"><text:tab/><text:tab/>sortOptions.addActionListener(new ActionListener()<text:s/></text:p>
      <text:p text:style-name="P882"><text:tab/><text:tab/>{</text:p>
      <text:p text:style-name="P883"><text:tab/><text:tab/><text:tab/>public void actionPerformed(ActionEvent e)<text:s/></text:p>
      <text:p text:style-name="P884"><text:tab/><text:tab/><text:tab/>{</text:p>
      <text:p text:style-name="P885"><text:tab/><text:tab/><text:tab/><text:tab/>//Gets the String selected from the sortOptions box</text:p>
      <text:p text:style-name="P886"><text:tab/><text:tab/><text:tab/><text:tab/>String sort = sortOptions.getSelectedItem().toString();</text:p>
      <text:p text:style-name="P887"><text:tab/><text:tab/><text:tab/><text:tab/></text:p>
      <text:p text:style-name="P888"><text:tab/><text:tab/><text:tab/><text:tab/>//Based on the contents of sort</text:p>
      <text:p text:style-name="P889"><text:tab/><text:tab/><text:tab/><text:tab/>//Changes selectedSort to the appropriate column header to use in the query String</text:p>
      <text:p text:style-name="P890"><text:tab/><text:tab/><text:tab/><text:tab/>switch (sort)<text:s/></text:p>
      <text:soft-page-break/>
      <text:p text:style-name="P891"><text:tab/><text:tab/><text:tab/><text:tab/>{</text:p>
      <text:p text:style-name="P892"><text:tab/><text:tab/><text:tab/><text:tab/>case "Quantity":</text:p>
      <text:p text:style-name="P893"><text:tab/><text:tab/><text:tab/><text:tab/><text:tab/>selectedSort = "quantity";</text:p>
      <text:p text:style-name="P894"><text:tab/><text:tab/><text:tab/><text:tab/><text:tab/>break;</text:p>
      <text:p text:style-name="P895"><text:tab/><text:tab/><text:tab/><text:tab/>case "Set #":</text:p>
      <text:p text:style-name="P896"><text:tab/><text:tab/><text:tab/><text:tab/><text:tab/>selectedSort =<text:s/>"set_num";</text:p>
      <text:p text:style-name="P897"><text:tab/><text:tab/><text:tab/><text:tab/><text:tab/>break;</text:p>
      <text:p text:style-name="P898"><text:tab/><text:tab/><text:tab/><text:tab/>case "Name":</text:p>
      <text:p text:style-name="P899"><text:tab/><text:tab/><text:tab/><text:tab/><text:tab/>selectedSort = "name";</text:p>
      <text:p text:style-name="P900"><text:tab/><text:tab/><text:tab/><text:tab/><text:tab/>break;</text:p>
      <text:p text:style-name="P901"><text:tab/><text:tab/><text:tab/><text:tab/>case "Release":</text:p>
      <text:p text:style-name="P902"><text:tab/><text:tab/><text:tab/><text:tab/><text:tab/>selectedSort = "year";</text:p>
      <text:p text:style-name="P903"><text:tab/><text:tab/><text:tab/><text:tab/><text:tab/>break;</text:p>
      <text:p text:style-name="P904"><text:tab/><text:tab/><text:tab/><text:tab/>case "Date Purchased":</text:p>
      <text:p text:style-name="P905"><text:tab/><text:tab/><text:tab/><text:tab/><text:tab/>selectedSort = "pur_date";</text:p>
      <text:p text:style-name="P906"><text:tab/><text:tab/><text:tab/><text:tab/><text:tab/>break;</text:p>
      <text:p text:style-name="P907"><text:tab/><text:tab/><text:tab/><text:tab/>case "Purchase Price":</text:p>
      <text:p text:style-name="P908"><text:tab/><text:tab/><text:tab/><text:tab/><text:tab/>selectedSort<text:s/>= "price";</text:p>
      <text:p text:style-name="P909"><text:tab/><text:tab/><text:tab/><text:tab/><text:tab/>break;</text:p>
      <text:p text:style-name="P910"><text:tab/><text:tab/><text:tab/><text:tab/>}</text:p>
      <text:p text:style-name="P911"/>
      <text:p text:style-name="P912"><text:tab/><text:tab/><text:tab/><text:tab/>// Deletes table's contents and reinitializes them using the given specifications in</text:p>
      <text:p text:style-name="P913"><text:tab/><text:tab/><text:tab/><text:tab/>// the query String</text:p>
      <text:p text:style-name="P914"><text:tab/><text:tab/><text:tab/><text:tab/>String query = "SELECT quantity, set_num, name, year, pur_date, price, notes FROM Collection WHERE<text:s/>user_id = "</text:p>
      <text:p text:style-name="P915"><text:tab/><text:tab/><text:tab/><text:tab/><text:tab/><text:tab/>+ userId + " ORDER BY " + selectedSort + " ASC";</text:p>
      <text:p text:style-name="P916"/>
      <text:p text:style-name="P917"><text:tab/><text:tab/><text:tab/><text:tab/>SQLiteDataSource source = collection.getDs();</text:p>
      <text:p text:style-name="P918"/>
      <text:p text:style-name="P919"><text:tab/><text:tab/><text:tab/><text:tab/>try (Connection conn = source.getConnection(); Statement stmt = conn.createStatement();)<text:s/></text:p>
      <text:p text:style-name="P920"><text:tab/><text:tab/><text:tab/><text:tab/>{</text:p>
      <text:p text:style-name="P921"/>
      <text:p text:style-name="P922"><text:tab/><text:tab/><text:tab/><text:tab/><text:tab/>ResultSet rs =<text:s/>stmt.executeQuery(query);</text:p>
      <text:p text:style-name="P923"><text:tab/><text:tab/><text:tab/><text:tab/><text:tab/>DefaultTableModel mod = (DefaultTableModel) table.getModel();</text:p>
      <text:p text:style-name="P924"><text:tab/><text:tab/><text:tab/><text:tab/><text:tab/>mod.setRowCount(0);</text:p>
      <text:p text:style-name="P925"><text:tab/><text:tab/><text:tab/><text:tab/><text:tab/>while (rs.next())</text:p>
      <text:p text:style-name="P926"><text:tab/><text:tab/><text:tab/><text:tab/><text:tab/>{</text:p>
      <text:p text:style-name="P927"><text:tab/><text:tab/><text:tab/><text:tab/><text:tab/><text:tab/>model.insertRow(model.getRowCount(),</text:p>
      <text:soft-page-break/>
      <text:p text:style-name="P928"><text:tab/><text:tab/><text:tab/><text:tab/><text:tab/><text:tab/><text:tab/><text:tab/>new String[] { rs.getString("quantity"), rs.getString("set_num"), rs.getString("name"),</text:p>
      <text:p text:style-name="P929"><text:tab/><text:tab/><text:tab/><text:tab/><text:tab/><text:tab/><text:tab/><text:tab/><text:tab/><text:tab/>rs.getString("year"), rs.getString("pur_date"), rs.getString("price"),</text:p>
      <text:p text:style-name="P930"><text:tab/><text:tab/><text:tab/><text:tab/><text:tab/><text:tab/><text:tab/><text:tab/><text:tab/><text:tab/>rs.getString("notes") });</text:p>
      <text:p text:style-name="P931"><text:tab/><text:tab/><text:tab/><text:tab/><text:tab/>}</text:p>
      <text:p text:style-name="P932"><text:tab/><text:tab/><text:tab/><text:tab/>}<text:s/></text:p>
      <text:p text:style-name="P933"><text:tab/><text:tab/><text:tab/><text:tab/>catch (SQLException r)<text:s/></text:p>
      <text:p text:style-name="P934"><text:tab/><text:tab/><text:tab/><text:tab/>{</text:p>
      <text:p text:style-name="P935"><text:tab/><text:tab/><text:tab/><text:tab/><text:tab/>r.printStackTrace();</text:p>
      <text:p text:style-name="P936"><text:tab/><text:tab/><text:tab/><text:tab/><text:tab/>System.exit(0);</text:p>
      <text:p text:style-name="P937"><text:tab/><text:tab/><text:tab/><text:tab/>}</text:p>
      <text:p text:style-name="P938"><text:tab/><text:tab/><text:tab/>}</text:p>
      <text:p text:style-name="P939"><text:tab/><text:tab/>});</text:p>
      <text:p text:style-name="P940"><text:tab/><text:tab/>contentPane.add(sortOptions);</text:p>
      <text:p text:style-name="P941"/>
      <text:p text:style-name="P942"><text:tab/><text:tab/>// Takes user to Add Entry window</text:p>
      <text:p text:style-name="P943"><text:tab/><text:tab/>JButton addEntry = new JButton("Add Entry");</text:p>
      <text:p text:style-name="P944"><text:tab/><text:tab/>addEntry.setBounds(98, 566, 170, 55);</text:p>
      <text:p text:style-name="P945"><text:tab/><text:tab/>contentPane.add(addEntry);</text:p>
      <text:p text:style-name="P946"><text:tab/><text:tab/>addEntry.addMouseListener(new MouseAdapter()<text:s/></text:p>
      <text:p text:style-name="P947"><text:tab/><text:tab/>{</text:p>
      <text:p text:style-name="P948"><text:tab/><text:tab/><text:tab/>@Override</text:p>
      <text:p text:style-name="P949"><text:tab/><text:tab/><text:tab/>public void mouseClicked(MouseEvent e)<text:s/></text:p>
      <text:p text:style-name="P950"><text:tab/><text:tab/><text:tab/>{</text:p>
      <text:p text:style-name="P951"><text:tab/><text:tab/><text:tab/><text:tab/>AddEntry add = new AddEntry();</text:p>
      <text:p text:style-name="P952"><text:tab/><text:tab/><text:tab/><text:tab/>setVisible(false);</text:p>
      <text:p text:style-name="P953"><text:tab/><text:tab/><text:tab/><text:tab/>add.setVisible(true);</text:p>
      <text:p text:style-name="P954"><text:tab/><text:tab/><text:tab/><text:tab/>add.run(userId, fName, lastName, username, password);</text:p>
      <text:p text:style-name="P955"><text:tab/><text:tab/><text:tab/>}</text:p>
      <text:p text:style-name="P956"><text:tab/><text:tab/>});</text:p>
      <text:p text:style-name="P957"><text:tab/><text:tab/>addEntry.setFont(new Font("Tahoma", Font.PLAIN, 14));</text:p>
      <text:p text:style-name="P958"/>
      <text:p text:style-name="P959"><text:tab/><text:tab/>// Takes user to Edit Entry window if a set is selected</text:p>
      <text:p text:style-name="P960"><text:tab/><text:tab/>// Otherwise causes an error to pop up</text:p>
      <text:p text:style-name="P961"><text:tab/><text:tab/>JButton editEntry = new JButton("Edit Entry");</text:p>
      <text:p text:style-name="P962"><text:tab/><text:tab/>editEntry.setBounds(278, 566, 170, 55);</text:p>
      <text:p text:style-name="P963"><text:tab/><text:tab/>contentPane.add(editEntry);</text:p>
      <text:p text:style-name="P964"><text:tab/><text:tab/>editEntry.addMouseListener(new MouseAdapter()<text:s/></text:p>
      <text:p text:style-name="P965"><text:tab/><text:tab/>{</text:p>
      <text:p text:style-name="P966"><text:tab/><text:tab/><text:tab/>@Override</text:p>
      <text:p text:style-name="P967"><text:tab/><text:tab/><text:tab/>public void mouseClicked(MouseEvent e)<text:s/></text:p>
      <text:soft-page-break/>
      <text:p text:style-name="P968"><text:tab/><text:tab/><text:tab/>{</text:p>
      <text:p text:style-name="P969"><text:tab/><text:tab/><text:tab/><text:tab/>int row = table.getSelectedRow();</text:p>
      <text:p text:style-name="P970"><text:tab/><text:tab/><text:tab/><text:tab/>if (row &gt;= 0)<text:s/></text:p>
      <text:p text:style-name="P971"><text:tab/><text:tab/><text:tab/><text:tab/>{</text:p>
      <text:p text:style-name="P972"><text:tab/><text:tab/><text:tab/><text:tab/><text:tab/>EditEntry editor = new EditEntry();</text:p>
      <text:p text:style-name="P973"><text:tab/><text:tab/><text:tab/><text:tab/><text:tab/>editor.setVisible(true);</text:p>
      <text:p text:style-name="P974"><text:tab/><text:tab/><text:tab/><text:tab/><text:tab/>setVisible(false);</text:p>
      <text:p text:style-name="P975"><text:tab/><text:tab/><text:tab/><text:tab/><text:tab/>quantity = Integer.parseInt((String) table.getValueAt(row, 0));</text:p>
      <text:p text:style-name="P976"><text:tab/><text:tab/><text:tab/><text:tab/><text:tab/>date = table.getValueAt(row, 4).toString();</text:p>
      <text:p text:style-name="P977"><text:tab/><text:tab/><text:tab/><text:tab/><text:tab/>price = table.getValueAt(row, 5).toString();</text:p>
      <text:p text:style-name="P978"><text:tab/><text:tab/><text:tab/><text:tab/><text:tab/>notes =<text:s/>table.getValueAt(row, 6).toString();</text:p>
      <text:p text:style-name="P979"><text:tab/><text:tab/><text:tab/><text:tab/><text:tab/>editor.run(userId, fName, lastName, username, password,</text:p>
      <text:p text:style-name="P980"><text:tab/><text:tab/><text:tab/><text:tab/><text:tab/><text:tab/><text:tab/>Integer.parseInt(table.getValueAt(row, 0).toString()), table.getValueAt(row, 1).toString(),</text:p>
      <text:p text:style-name="P981"><text:tab/><text:tab/><text:tab/><text:tab/><text:tab/><text:tab/><text:tab/>table.getValueAt(row, 2).toString(), Integer.parseInt(table.getValueAt(row, 3).toString()),</text:p>
      <text:p text:style-name="P982"><text:tab/><text:tab/><text:tab/><text:tab/><text:tab/><text:tab/><text:tab/>table.getValueAt(row, 4).toString(), table.getValueAt(row, 5).toString(),</text:p>
      <text:p text:style-name="P983"><text:tab/><text:tab/><text:tab/><text:tab/><text:tab/><text:tab/><text:tab/>table.getValueAt(row, 6).toString());</text:p>
      <text:p text:style-name="P984"><text:tab/><text:tab/><text:tab/><text:tab/>}<text:s/></text:p>
      <text:p text:style-name="P985"><text:tab/><text:tab/><text:tab/><text:tab/>else<text:s/></text:p>
      <text:p text:style-name="P986"><text:tab/><text:tab/><text:tab/><text:tab/>{</text:p>
      <text:p text:style-name="P987"><text:tab/><text:tab/><text:tab/><text:tab/><text:tab/>errorLbl.setVisible(true);</text:p>
      <text:p text:style-name="P988"><text:tab/><text:tab/><text:tab/><text:tab/>}</text:p>
      <text:p text:style-name="P989"><text:tab/><text:tab/><text:tab/>}</text:p>
      <text:p text:style-name="P990"><text:tab/><text:tab/>});</text:p>
      <text:p text:style-name="P991"><text:tab/><text:tab/>editEntry.setFont(new Font("Tahoma", Font.PLAIN, 14));</text:p>
      <text:p text:style-name="P992"><text:tab/><text:tab/></text:p>
      <text:p text:style-name="P993"/>
      <text:p text:style-name="P994"><text:tab/><text:tab/>//Pop up for deleting entries</text:p>
      <text:p text:style-name="P995"><text:tab/><text:tab/>Panel deletePop = new Panel();</text:p>
      <text:p text:style-name="P996"><text:tab/><text:tab/>deletePop.setBounds(157, 541, 418, 120);</text:p>
      <text:p text:style-name="P997"><text:tab/><text:tab/>contentPane.add(deletePop);</text:p>
      <text:p text:style-name="P998"><text:tab/><text:tab/>deletePop.setLayout(null);</text:p>
      <text:p text:style-name="P999"><text:tab/><text:tab/>deletePop.setVisible(false);</text:p>
      <text:p text:style-name="P1000"><text:tab/><text:tab/></text:p>
      <text:p text:style-name="P1001"><text:tab/><text:tab/>JLabel youSureLbl = new JLabel("Are you sure you want to delete this set?");</text:p>
      <text:soft-page-break/>
      <text:p text:style-name="P1002"><text:tab/><text:tab/>youSureLbl.setFont(new Font("Tahoma", Font.PLAIN, 14));</text:p>
      <text:p text:style-name="P1003"><text:tab/><text:tab/>youSureLbl.setHorizontalAlignment(SwingConstants.CENTER);</text:p>
      <text:p text:style-name="P1004"><text:tab/><text:tab/>youSureLbl.setBounds(76, 27, 261, 17);</text:p>
      <text:p text:style-name="P1005"><text:tab/><text:tab/>deletePop.add(youSureLbl);</text:p>
      <text:p text:style-name="P1006"><text:tab/><text:tab/>youSureLbl.setVisible(false);</text:p>
      <text:p text:style-name="P1007"><text:tab/><text:tab/></text:p>
      <text:p text:style-name="P1008"><text:tab/><text:tab/>//Makes the pop-up window for deleting entries appear</text:p>
      <text:p text:style-name="P1009"><text:tab/><text:tab/>JButton deleteEntry = new JButton("Delete Entry");</text:p>
      <text:p text:style-name="P1010"><text:tab/><text:tab/>deleteEntry.setBounds(460, 566, 170, 55);</text:p>
      <text:p text:style-name="P1011"><text:tab/><text:tab/>deleteEntry.addMouseListener(new MouseAdapter()<text:s/></text:p>
      <text:p text:style-name="P1012"><text:tab/><text:tab/>{</text:p>
      <text:p text:style-name="P1013"><text:tab/><text:tab/><text:tab/>@Override</text:p>
      <text:p text:style-name="P1014"><text:tab/><text:tab/><text:tab/>public void mouseClicked(MouseEvent e)<text:s/></text:p>
      <text:p text:style-name="P1015"><text:tab/><text:tab/><text:tab/>{</text:p>
      <text:p text:style-name="P1016"><text:tab/><text:tab/><text:tab/><text:tab/>int row = table.getSelectedRow();</text:p>
      <text:p text:style-name="P1017"/>
      <text:p text:style-name="P1018"><text:tab/><text:tab/><text:tab/><text:tab/>if (row &lt; 0)<text:s/></text:p>
      <text:p text:style-name="P1019"><text:tab/><text:tab/><text:tab/><text:tab/>{</text:p>
      <text:p text:style-name="P1020"><text:tab/><text:tab/><text:tab/><text:tab/><text:tab/>errorLbl.setVisible(true);</text:p>
      <text:p text:style-name="P1021"><text:tab/><text:tab/><text:tab/><text:tab/>} else<text:s/></text:p>
      <text:p text:style-name="P1022"><text:tab/><text:tab/><text:tab/><text:tab/>{</text:p>
      <text:p text:style-name="P1023"><text:tab/><text:tab/><text:tab/><text:tab/><text:tab/>deletePop.setVisible(true);</text:p>
      <text:p text:style-name="P1024"><text:tab/><text:tab/><text:tab/><text:tab/><text:tab/>youSureLbl.setVisible(true);</text:p>
      <text:p text:style-name="P1025"><text:tab/><text:tab/><text:tab/><text:tab/><text:tab/>addEntry.setVisible(false);</text:p>
      <text:p text:style-name="P1026"><text:tab/><text:tab/><text:tab/><text:tab/><text:tab/>editEntry.setVisible(false);</text:p>
      <text:p text:style-name="P1027"><text:tab/><text:tab/><text:tab/><text:tab/><text:tab/>deleteEntry.setVisible(false);</text:p>
      <text:p text:style-name="P1028"><text:tab/><text:tab/><text:tab/><text:tab/>}</text:p>
      <text:p text:style-name="P1029"/>
      <text:p text:style-name="P1030"><text:tab/><text:tab/><text:tab/>}</text:p>
      <text:p text:style-name="P1031"><text:tab/><text:tab/>});</text:p>
      <text:p text:style-name="P1032"/>
      <text:p text:style-name="P1033"><text:tab/><text:tab/>if (!deletePop.isVisible())<text:s/></text:p>
      <text:p text:style-name="P1034"><text:tab/><text:tab/>{</text:p>
      <text:p text:style-name="P1035"><text:tab/><text:tab/><text:tab/>deleteEntry.setVisible(true);</text:p>
      <text:p text:style-name="P1036"><text:tab/><text:tab/>}</text:p>
      <text:p text:style-name="P1037"/>
      <text:p text:style-name="P1038"><text:tab/><text:tab/>deleteEntry.setFont(new Font("Tahoma", Font.PLAIN, 14));</text:p>
      <text:p text:style-name="P1039"><text:tab/><text:tab/>contentPane.add(deleteEntry);</text:p>
      <text:p text:style-name="P1040"/>
      <text:p text:style-name="P1041"><text:tab/><text:tab/>// If selected, closes pop up window</text:p>
      <text:p text:style-name="P1042"><text:tab/><text:tab/>JButton noBttn = new JButton("No");</text:p>
      <text:p text:style-name="P1043"><text:tab/><text:tab/>noBttn.setFont(new Font("Tahoma", Font.PLAIN, 14));</text:p>
      <text:p text:style-name="P1044"><text:tab/><text:tab/>noBttn.setBounds(111, 64, 60, 35);</text:p>
      <text:p text:style-name="P1045"><text:tab/><text:tab/>noBttn.addMouseListener(new MouseAdapter()<text:s/></text:p>
      <text:soft-page-break/>
      <text:p text:style-name="P1046"><text:tab/><text:tab/>{</text:p>
      <text:p text:style-name="P1047"><text:tab/><text:tab/><text:tab/>@Override</text:p>
      <text:p text:style-name="P1048"><text:tab/><text:tab/><text:tab/>public void mouseClicked(MouseEvent e)<text:s/></text:p>
      <text:p text:style-name="P1049"><text:tab/><text:tab/><text:tab/>{</text:p>
      <text:p text:style-name="P1050"><text:tab/><text:tab/><text:tab/><text:tab/>deletePop.setVisible(false);</text:p>
      <text:p text:style-name="P1051"><text:tab/><text:tab/><text:tab/><text:tab/>row = -1;</text:p>
      <text:p text:style-name="P1052"><text:tab/><text:tab/><text:tab/>}</text:p>
      <text:p text:style-name="P1053"><text:tab/><text:tab/>});</text:p>
      <text:p text:style-name="P1054"><text:tab/><text:tab/>deletePop.add(noBttn);</text:p>
      <text:p text:style-name="P1055"/>
      <text:p text:style-name="P1056"><text:tab/><text:tab/>// If selected, deletes set from the Collection<text:s/>table in LEGO_Collection</text:p>
      <text:p text:style-name="P1057"><text:tab/><text:tab/>// database</text:p>
      <text:p text:style-name="P1058"><text:tab/><text:tab/>// And re-initializes table appropriately</text:p>
      <text:p text:style-name="P1059"><text:tab/><text:tab/>JButton yesBttn = new JButton("Yes");</text:p>
      <text:p text:style-name="P1060"><text:tab/><text:tab/>yesBttn.setFont(new Font("Tahoma", Font.PLAIN, 14));</text:p>
      <text:p text:style-name="P1061"><text:tab/><text:tab/>yesBttn.addMouseListener(new MouseAdapter()<text:s/></text:p>
      <text:p text:style-name="P1062"><text:tab/><text:tab/>{</text:p>
      <text:p text:style-name="P1063"><text:tab/><text:tab/><text:tab/>@Override</text:p>
      <text:p text:style-name="P1064"><text:tab/><text:tab/><text:tab/>public void mouseClicked(MouseEvent e)<text:s/></text:p>
      <text:p text:style-name="P1065"><text:tab/><text:tab/><text:tab/>{</text:p>
      <text:p text:style-name="P1066"/>
      <text:p text:style-name="P1067"><text:tab/><text:tab/><text:tab/><text:tab/>Collection cur = new Collection(userId, 0, table.getValueAt(row, 1).toString(), null, 0, null, null,</text:p>
      <text:p text:style-name="P1068"><text:tab/><text:tab/><text:tab/><text:tab/><text:tab/><text:tab/>null);</text:p>
      <text:p text:style-name="P1069"><text:tab/><text:tab/><text:tab/><text:tab/>cur.deleteEntry();</text:p>
      <text:p text:style-name="P1070"/>
      <text:p text:style-name="P1071"><text:tab/><text:tab/><text:tab/><text:tab/>DefaultTableModel mod = (DefaultTableModel) table.getModel();</text:p>
      <text:p text:style-name="P1072"><text:tab/><text:tab/><text:tab/><text:tab/>mod.setRowCount(0);</text:p>
      <text:p text:style-name="P1073"><text:tab/><text:tab/><text:tab/><text:tab/>String query = "SELECT quantity, set_num, name, year, pur_date, price, notes FROM Collection WHERE user_id = "</text:p>
      <text:p text:style-name="P1074"><text:tab/><text:tab/><text:tab/><text:tab/><text:tab/><text:tab/>+ userId + "";</text:p>
      <text:p text:style-name="P1075"><text:tab/><text:tab/><text:tab/><text:tab/>SQLiteDataSource source = collection.getDs();</text:p>
      <text:p text:style-name="P1076"><text:tab/><text:tab/><text:tab/><text:tab/>try (Connection conn = source.getConnection(); Statement stmt = conn.createStatement();)<text:s/></text:p>
      <text:p text:style-name="P1077"><text:tab/><text:tab/><text:tab/><text:tab/>{</text:p>
      <text:p text:style-name="P1078"><text:tab/><text:tab/><text:tab/><text:tab/><text:tab/>ResultSet rs = stmt.executeQuery(query);</text:p>
      <text:p text:style-name="P1079"><text:tab/><text:tab/><text:tab/><text:tab/><text:tab/>while (rs.next())<text:s/></text:p>
      <text:p text:style-name="P1080"><text:tab/><text:tab/><text:tab/><text:tab/><text:tab/>{</text:p>
      <text:p text:style-name="P1081"><text:tab/><text:tab/><text:tab/><text:tab/><text:tab/><text:tab/>model.insertRow(model.getRowCount(),</text:p>
      <text:soft-page-break/>
      <text:p text:style-name="P1082"><text:tab/><text:tab/><text:tab/><text:tab/><text:tab/><text:tab/><text:tab/><text:tab/>new String[] { rs.getString("quantity"), rs.getString("set_num"), rs.getString("name"),</text:p>
      <text:p text:style-name="P1083"><text:tab/><text:tab/><text:tab/><text:tab/><text:tab/><text:tab/><text:tab/><text:tab/><text:tab/><text:tab/>rs.getString("year"), rs.getString("pur_date"), rs.getString("price"),</text:p>
      <text:p text:style-name="P1084"><text:tab/><text:tab/><text:tab/><text:tab/><text:tab/><text:tab/><text:tab/><text:tab/><text:tab/><text:tab/>rs.getString("notes") });</text:p>
      <text:p text:style-name="P1085"><text:tab/><text:tab/><text:tab/><text:tab/><text:tab/>}</text:p>
      <text:p text:style-name="P1086"><text:tab/><text:tab/><text:tab/><text:tab/>}<text:s/></text:p>
      <text:p text:style-name="P1087"><text:tab/><text:tab/><text:tab/><text:tab/>catch (SQLException r)<text:s/></text:p>
      <text:p text:style-name="P1088"><text:tab/><text:tab/><text:tab/><text:tab/>{</text:p>
      <text:p text:style-name="P1089"><text:tab/><text:tab/><text:tab/><text:tab/><text:tab/>r.printStackTrace();</text:p>
      <text:p text:style-name="P1090"><text:tab/><text:tab/><text:tab/><text:tab/><text:tab/>System.exit(0);</text:p>
      <text:p text:style-name="P1091"><text:tab/><text:tab/><text:tab/><text:tab/>}</text:p>
      <text:p text:style-name="P1092"/>
      <text:p text:style-name="P1093"><text:tab/><text:tab/><text:tab/><text:tab/>youSureLbl.setVisible(false);</text:p>
      <text:p text:style-name="P1094"><text:tab/><text:tab/><text:tab/><text:tab/>deletePop.setVisible(false);</text:p>
      <text:p text:style-name="P1095"><text:tab/><text:tab/><text:tab/><text:tab/>addEntry.setVisible(true);</text:p>
      <text:p text:style-name="P1096"><text:tab/><text:tab/><text:tab/><text:tab/>editEntry.setVisible(true);</text:p>
      <text:p text:style-name="P1097"><text:tab/><text:tab/><text:tab/><text:tab/>deleteEntry.setVisible(true);</text:p>
      <text:p text:style-name="P1098"><text:tab/><text:tab/><text:tab/>}</text:p>
      <text:p text:style-name="P1099"><text:tab/><text:tab/>});</text:p>
      <text:p text:style-name="P1100"><text:tab/><text:tab/>yesBttn.setBounds(222, 64, 60, 35);</text:p>
      <text:p text:style-name="P1101"><text:tab/><text:tab/>deletePop.add(yesBttn);</text:p>
      <text:p text:style-name="P1102"><text:tab/><text:tab/>logOutBttn.setFont(new Font("Tahoma", Font.PLAIN, 14));</text:p>
      <text:p text:style-name="P1103"><text:tab/><text:tab/>contentPane.add(logOutBttn);</text:p>
      <text:p text:style-name="P1104"><text:tab/>}</text:p>
      <text:p text:style-name="P1105"/>
      <text:p text:style-name="P1106"><text:tab/>/**</text:p>
      <text:p text:style-name="P1107"><text:tab/><text:s/>* Create the frame.</text:p>
      <text:p text:style-name="P1108"><text:tab/><text:s/>*/</text:p>
      <text:p text:style-name="P1109"><text:tab/>// Empty because otherwise certain variables would be null</text:p>
      <text:p text:style-name="P1110"><text:tab/>// Causing the program to crash</text:p>
      <text:p text:style-name="P1111"><text:tab/>public ViewWindow() {</text:p>
      <text:p text:style-name="P1112"/>
      <text:p text:style-name="P1113"><text:tab/>}</text:p>
      <text:p text:style-name="P1114">}</text:p>
      <text:p text:style-name="P1115"/>
      <text:p text:style-name="PlainText"><text:span text:style-name="T1116">Add Entry Code</text:span></text:p>
      <text:p text:style-name="P1117"/>
      <text:p text:style-name="P1118"><text:span text:style-name="T1119">import<text:s/></text:span><text:span text:style-name="T1120">java.awt.BorderLayout</text:span><text:span text:style-name="T1121">;</text:span></text:p>
      <text:p text:style-name="P1122">import java.awt.Color;</text:p>
      <text:p text:style-name="P1123">import java.awt.EventQueue;</text:p>
      <text:p text:style-name="P1124"/>
      <text:p text:style-name="P1125">import javax.swing.JFrame;</text:p>
      <text:p text:style-name="P1126">import javax.swing.JPanel;</text:p>
      <text:p text:style-name="P1127">import javax.swing.JScrollPane;</text:p>
      <text:p text:style-name="P1128">import javax.swing.JTable;</text:p>
      <text:p text:style-name="P1129">import javax.swing.border.EmptyBorder;</text:p>
      <text:p text:style-name="P1130">import javax.swing.table.DefaultTableModel;</text:p>
      <text:p text:style-name="P1131">import javax.swing.JLabel;</text:p>
      <text:p text:style-name="P1132">import java.awt.Font;</text:p>
      <text:p text:style-name="P1133">import javax.swing.JTextField;</text:p>
      <text:p text:style-name="P1134">import javax.swing.JButton;</text:p>
      <text:p text:style-name="P1135">import javax.swing.JComboBox;</text:p>
      <text:p text:style-name="P1136"><text:span text:style-name="T1137">import<text:s/></text:span><text:span text:style-name="T1138">javax.swing.JFormattedTextField</text:span><text:span text:style-name="T1139">;</text:span></text:p>
      <text:p text:style-name="P1140"/>
      <text:p text:style-name="P1141">import java.awt.event.ActionEvent;</text:p>
      <text:p text:style-name="P1142">import java.awt.event.ActionListener;</text:p>
      <text:p text:style-name="P1143">import java.awt.event.MouseAdapter;</text:p>
      <text:p text:style-name="P1144">import java.awt.event.MouseEvent;</text:p>
      <text:p text:style-name="P1145"/>
      <text:p text:style-name="P1146">import java.sql.Connection;</text:p>
      <text:p text:style-name="P1147">import java.sql.ResultSet;</text:p>
      <text:p text:style-name="P1148">import java.sql.SQLException;</text:p>
      <text:p text:style-name="P1149">import java.sql.Statement;</text:p>
      <text:p text:style-name="P1150">import java.text.NumberFormat;</text:p>
      <text:p text:style-name="P1151">import java.util.Properties;</text:p>
      <text:p text:style-name="P1152"/>
      <text:p text:style-name="P1153">import org.jdatepicker.impl.JDatePanelImpl;</text:p>
      <text:p text:style-name="P1154">import org.jdatepicker.impl.JDatePickerImpl;</text:p>
      <text:p text:style-name="P1155">import org.jdatepicker.impl.UtilDateModel;</text:p>
      <text:p text:style-name="P1156">import org.sqlite.SQLiteDataSource;</text:p>
      <text:p text:style-name="P1157"/>
      <text:p text:style-name="P1158">import javax.swing.SwingConstants;</text:p>
      <text:p text:style-name="P1159">import javax.swing.SpringLayout;</text:p>
      <text:p text:style-name="P1160"/>
      <text:p text:style-name="P1161"><text:span text:style-name="T1162">public class<text:s/></text:span><text:span text:style-name="T1163">AddEntry</text:span><text:span text:style-name="T1164"><text:s/>extends JFrame<text:s/></text:span></text:p>
      <text:p text:style-name="P1165">{</text:p>
      <text:p text:style-name="P1166"/>
      <text:p text:style-name="P1167"><text:tab/>private JPanel contentPane;</text:p>
      <text:p text:style-name="P1168"><text:tab/>private JTextField filterField;</text:p>
      <text:p text:style-name="P1169"><text:tab/>private JTextField purPrice;</text:p>
      <text:soft-page-break/>
      <text:p text:style-name="P1170"><text:tab/>private JTextField notesField;</text:p>
      <text:p text:style-name="P1171"><text:tab/>public String fName;</text:p>
      <text:p text:style-name="P1172"><text:tab/>public String lastName;</text:p>
      <text:p text:style-name="P1173"><text:tab/>public int userId;</text:p>
      <text:p text:style-name="P1174"><text:tab/>public String username;</text:p>
      <text:p text:style-name="P1175"><text:tab/>public String password;</text:p>
      <text:p text:style-name="P1176"><text:tab/>public int quantity;</text:p>
      <text:p text:style-name="P1177"><text:tab/>public String setNum;</text:p>
      <text:p text:style-name="P1178"><text:tab/>public String date;</text:p>
      <text:p text:style-name="P1179"><text:tab/>public String price;</text:p>
      <text:p text:style-name="P1180"><text:tab/>public String notes;</text:p>
      <text:p text:style-name="P1181"><text:span text:style-name="T1182"><text:tab/>private int<text:s/></text:span><text:span text:style-name="T1183">row</text:span><text:span text:style-name="T1184">;</text:span></text:p>
      <text:p text:style-name="P1185"><text:tab/>private String selectedSort;</text:p>
      <text:p text:style-name="P1186"><text:tab/>private JTextField qtyField;</text:p>
      <text:p text:style-name="P1187"><text:tab/>private Database catalogue;</text:p>
      <text:p text:style-name="P1188"><text:span text:style-name="T1189"><text:tab/>private SpringLayout<text:s/></text:span><text:span text:style-name="T1190">springLayout</text:span><text:span text:style-name="T1191">; //</text:span><text:span text:style-name="T1192">uh</text:span></text:p>
      <text:p text:style-name="P1193"/>
      <text:p text:style-name="P1194"><text:tab/>/**</text:p>
      <text:p text:style-name="P1195"><text:tab/><text:s/>* Launch the application.</text:p>
      <text:p text:style-name="P1196"><text:tab/><text:s/>*/</text:p>
      <text:p text:style-name="P1197"><text:tab/>public static void main(String[] args)<text:s/></text:p>
      <text:p text:style-name="P1198"><text:tab/>{</text:p>
      <text:p text:style-name="P1199"><text:span text:style-name="T1200"><text:tab/></text:span><text:span text:style-name="T1201"><text:tab/>EventQueue.</text:span><text:span text:style-name="T1202">invokeLater</text:span><text:span text:style-name="T1203">(new Runnable()</text:span></text:p>
      <text:p text:style-name="P1204"><text:tab/><text:tab/>{</text:p>
      <text:p text:style-name="P1205"><text:tab/><text:tab/><text:tab/>public void run()<text:s/></text:p>
      <text:p text:style-name="P1206"><text:tab/><text:tab/><text:tab/>{</text:p>
      <text:p text:style-name="P1207"><text:tab/><text:tab/><text:tab/><text:tab/>try<text:s/></text:p>
      <text:p text:style-name="P1208"><text:tab/><text:tab/><text:tab/><text:tab/>{</text:p>
      <text:p text:style-name="P1209"><text:tab/><text:tab/><text:tab/><text:tab/><text:tab/>AddEntry frame = new AddEntry();</text:p>
      <text:p text:style-name="P1210"><text:tab/><text:tab/><text:tab/><text:tab/><text:tab/>frame.setVisible(true);</text:p>
      <text:p text:style-name="P1211"><text:tab/><text:tab/><text:tab/><text:tab/>}<text:s/></text:p>
      <text:p text:style-name="P1212"><text:tab/><text:tab/><text:tab/><text:tab/>catch (Exception e)<text:s/></text:p>
      <text:p text:style-name="P1213"><text:tab/><text:tab/><text:tab/><text:tab/>{</text:p>
      <text:p text:style-name="P1214"><text:tab/><text:tab/><text:tab/><text:tab/><text:tab/>e.printStackTrace();</text:p>
      <text:p text:style-name="P1215"><text:tab/><text:tab/><text:tab/><text:tab/>}</text:p>
      <text:p text:style-name="P1216"><text:tab/><text:tab/><text:tab/>}</text:p>
      <text:p text:style-name="P1217"><text:tab/><text:tab/>});</text:p>
      <text:p text:style-name="P1218"><text:tab/>}</text:p>
      <text:p text:style-name="P1219"/>
      <text:p text:style-name="P1220"><text:tab/>// Main method where everything is run; Otherwise certain variables would be</text:p>
      <text:p text:style-name="P1221"><text:tab/>// null</text:p>
      <text:p text:style-name="P1222"><text:tab/>// causing the program to crash</text:p>
      <text:p text:style-name="P1223"><text:tab/>public void run(int id, String first, String last, String use, String pas)<text:s/></text:p>
      <text:p text:style-name="P1224"><text:tab/>{</text:p>
      <text:p text:style-name="P1225"><text:tab/><text:tab/>userId = id;</text:p>
      <text:soft-page-break/>
      <text:p text:style-name="P1226"><text:tab/><text:tab/>fName = first;</text:p>
      <text:p text:style-name="P1227"><text:tab/><text:tab/>lastName = last;</text:p>
      <text:p text:style-name="P1228"><text:tab/><text:tab/>username = use;</text:p>
      <text:p text:style-name="P1229"><text:tab/><text:tab/>password = pas;</text:p>
      <text:p text:style-name="P1230"><text:tab/><text:tab/>catalogue = new Database();</text:p>
      <text:p text:style-name="P1231"/>
      <text:p text:style-name="P1232"><text:span text:style-name="T1233"><text:tab/></text:span><text:span text:style-name="T1234"><text:tab/>setDefaultCloseOperation(JFrame.</text:span><text:span text:style-name="T1235">EXIT_ON_CLOSE</text:span><text:span text:style-name="T1236">);</text:span></text:p>
      <text:p text:style-name="P1237"><text:tab/><text:tab/>setBounds(100, 100, 750, 750);</text:p>
      <text:p text:style-name="P1238"><text:tab/><text:tab/>contentPane = new JPanel();</text:p>
      <text:p text:style-name="P1239"><text:tab/><text:tab/>contentPane.setBorder(new EmptyBorder(5, 5, 5, 5));</text:p>
      <text:p text:style-name="P1240"><text:tab/><text:tab/>setContentPane(contentPane);</text:p>
      <text:p text:style-name="P1241"><text:tab/><text:tab/>contentPane.setLayout(null);</text:p>
      <text:p text:style-name="P1242"/>
      <text:p text:style-name="P1243"><text:tab/><text:tab/>// Directions for adding entries</text:p>
      <text:p text:style-name="P1244"><text:tab/><text:tab/>// Changes depending what part of process user is on</text:p>
      <text:p text:style-name="P1245"><text:tab/><text:tab/>JLabel AddEntryDir = new JLabel("Select set to add it.");</text:p>
      <text:p text:style-name="P1246"><text:span text:style-name="T1247"><text:tab/></text:span><text:span text:style-name="T1248"><text:tab/>AddEntryDir.setHorizontalAlignment(SwingConstants.</text:span><text:span text:style-name="T1249">CENTER</text:span><text:span text:style-name="T1250">);</text:span></text:p>
      <text:p text:style-name="P1251"><text:span text:style-name="T1252"><text:tab/></text:span><text:span text:style-name="T1253"><text:tab/>AddEntryDir.setFont(new Font("Tahoma", Font.</text:span><text:span text:style-name="T1254">PLAIN</text:span><text:span text:style-name="T1255">, 16));</text:span></text:p>
      <text:p text:style-name="P1256"><text:tab/><text:tab/>AddEntryDir.setBounds(179, 22, 336, 22);</text:p>
      <text:p text:style-name="P1257"><text:tab/><text:tab/>contentPane.add(AddEntryDir);</text:p>
      <text:p text:style-name="P1258"/>
      <text:p text:style-name="P1259"><text:tab/><text:tab/>//Displays the correct errors when appropriate</text:p>
      <text:p text:style-name="P1260"><text:tab/><text:tab/>JLabel errorLbl = new JLabel("");</text:p>
      <text:p text:style-name="P1261"><text:span text:style-name="T1262"><text:tab/></text:span><text:span text:style-name="T1263"><text:tab/>errorLbl.setFont(new Font("Tahoma", Font.</text:span><text:span text:style-name="T1264">BOLD</text:span><text:span text:style-name="T1265">, 10));</text:span></text:p>
      <text:p text:style-name="P1266"><text:span text:style-name="T1267"><text:tab/></text:span><text:span text:style-name="T1268"><text:tab/>errorLbl.setHorizontalAlignment(SwingConstants.</text:span><text:span text:style-name="T1269">CENTER</text:span><text:span text:style-name="T1270">);</text:span></text:p>
      <text:p text:style-name="P1271"><text:span text:style-name="T1272"><text:tab/></text:span><text:span text:style-name="T1273"><text:tab/>errorLbl.setForeground(Color.</text:span><text:span text:style-name="T1274">RED</text:span><text:span text:style-name="T1275">);</text:span></text:p>
      <text:p text:style-name="P1276"><text:tab/><text:tab/>errorLbl.setBounds(57, 48, 615, 22);</text:p>
      <text:p text:style-name="P1277"><text:tab/><text:tab/>contentPane.add(errorLbl);</text:p>
      <text:p text:style-name="P1278"><text:tab/><text:tab/>errorLbl.setVisible(false);</text:p>
      <text:p text:style-name="P1279"/>
      <text:p text:style-name="P1280"><text:tab/><text:tab/>//Text field for entering filter words</text:p>
      <text:p text:style-name="P1281"><text:tab/><text:tab/>filterField = new JTextField();</text:p>
      <text:p text:style-name="P1282"><text:span text:style-name="T1283"><text:tab/></text:span><text:span text:style-name="T1284"><text:tab/>filterField.setFont(new Font("Tahoma", Font.</text:span><text:span text:style-name="T1285">PLAIN</text:span><text:span text:style-name="T1286">, 14));</text:span></text:p>
      <text:p text:style-name="P1287"><text:tab/><text:tab/>filterField.setBounds(98, 80, 215, 31);</text:p>
      <text:p text:style-name="P1288"><text:tab/><text:tab/>contentPane.add(filterField);</text:p>
      <text:p text:style-name="P1289"><text:tab/><text:tab/>filterField.setColumns(10);</text:p>
      <text:p text:style-name="P1290"/>
      <text:p text:style-name="P1291"><text:span text:style-name="T1292"><text:tab/></text:span><text:span text:style-name="T1293"><text:tab/>// Table where<text:s/></text:span><text:span text:style-name="T1294">catalogue</text:span><text:span text:style-name="T1295"><text:s/>of all LEGO Sets ever produced</text:span></text:p>
      <text:p text:style-name="P1296"><text:tab/><text:tab/>// is displayed. Table initialized based on the LEGO_Database table in the</text:p>
      <text:p text:style-name="P1297"><text:tab/><text:tab/>// LEGO_Collection table</text:p>
      <text:soft-page-break/>
      <text:p text:style-name="P1298"><text:tab/><text:tab/>DefaultTableModel model = new DefaultTableModel();</text:p>
      <text:p text:style-name="P1299"><text:tab/><text:tab/>model.addColumn("Set #");</text:p>
      <text:p text:style-name="P1300"><text:tab/><text:tab/>model.addColumn("Name");</text:p>
      <text:p text:style-name="P1301"><text:tab/><text:tab/>model.addColumn("Year Released");</text:p>
      <text:p text:style-name="P1302"><text:tab/><text:tab/>model.addColumn("# of Parts");</text:p>
      <text:p text:style-name="P1303"><text:tab/><text:tab/></text:p>
      <text:p text:style-name="P1304"><text:span text:style-name="T1305"><text:tab/></text:span><text:span text:style-name="T1306"><text:tab/>//Prevents<text:s/></text:span><text:span text:style-name="T1307">catalogue</text:span><text:span text:style-name="T1308"><text:s/>table's contents from being edited</text:span></text:p>
      <text:p text:style-name="P1309"><text:tab/><text:tab/>JTable table = new JTable(model)<text:s/></text:p>
      <text:p text:style-name="P1310"><text:tab/><text:tab/>{</text:p>
      <text:p text:style-name="P1311"><text:span text:style-name="T1312"><text:tab/></text:span><text:span text:style-name="T1313"><text:tab/></text:span><text:span text:style-name="T1314"><text:tab/>private static final long<text:s/></text:span><text:span text:style-name="T1315">serialVersionUID</text:span><text:span text:style-name="T1316"><text:s/>= 1L;</text:span></text:p>
      <text:p text:style-name="P1317"/>
      <text:p text:style-name="P1318"><text:tab/><text:tab/><text:tab/>public boolean isCellEditable(int row, int column)<text:s/></text:p>
      <text:p text:style-name="P1319"><text:tab/><text:tab/><text:tab/>{</text:p>
      <text:p text:style-name="P1320"><text:tab/><text:tab/><text:tab/><text:tab/>return false;</text:p>
      <text:p text:style-name="P1321"><text:tab/><text:tab/><text:tab/>};</text:p>
      <text:p text:style-name="P1322"><text:tab/><text:tab/>};</text:p>
      <text:p text:style-name="P1323"><text:tab/><text:tab/>table.getColumnModel().getColumn(0).setWidth(10);</text:p>
      <text:p text:style-name="P1324"><text:tab/><text:tab/>table.getColumnModel().getColumn(1).setWidth(20);</text:p>
      <text:p text:style-name="P1325"><text:tab/><text:tab/>table.getColumnModel().getColumn(2).setWidth(5);</text:p>
      <text:p text:style-name="P1326"><text:tab/><text:tab/>table.getColumnModel().getColumn(3).setWidth(10);</text:p>
      <text:p text:style-name="P1327"/>
      <text:p text:style-name="P1328"><text:span text:style-name="T1329"><text:tab/></text:span><text:span text:style-name="T1330"><text:tab/>//Where table containing a<text:s/></text:span><text:span text:style-name="T1331">catalogue</text:span><text:span text:style-name="T1332"><text:s/>of all existing sets is initialized</text:span></text:p>
      <text:p text:style-name="P1333"><text:tab/><text:tab/>//Reads from the LEGO_Collection.db file</text:p>
      <text:p text:style-name="P1334"><text:tab/><text:tab/>String query = "SELECT set_num, name, year, theme_id, num_parts FROM LEGO_Database";</text:p>
      <text:p text:style-name="P1335"/>
      <text:p text:style-name="P1336"><text:tab/><text:tab/>// Establishes connection to the database</text:p>
      <text:p text:style-name="P1337"><text:tab/><text:tab/>SQLiteDataSource source = catalogue.getDs();</text:p>
      <text:p text:style-name="P1338"/>
      <text:p text:style-name="P1339"><text:tab/><text:tab/>try (Connection conn = source.getConnection(); Statement stmt = conn.createStatement();) {</text:p>
      <text:p text:style-name="P1340"><text:tab/><text:tab/><text:tab/>ResultSet rs = stmt.executeQuery(query);</text:p>
      <text:p text:style-name="P1341"><text:tab/><text:tab/><text:tab/>while (rs.next())<text:s/></text:p>
      <text:p text:style-name="P1342"><text:tab/><text:tab/><text:tab/>{</text:p>
      <text:p text:style-name="P1343"><text:tab/><text:tab/><text:tab/><text:tab/>model.insertRow(model.getRowCount(), new String[] { rs.getString("set_num"), rs.getString("name"),</text:p>
      <text:p text:style-name="P1344"><text:tab/><text:tab/><text:tab/><text:tab/><text:tab/><text:tab/>rs.getString("year"), rs.getString("theme_id"), rs.getString("num_parts") });</text:p>
      <text:p text:style-name="P1345"><text:tab/><text:tab/><text:tab/>}</text:p>
      <text:p text:style-name="P1346"><text:tab/><text:tab/>}<text:s/></text:p>
      <text:p text:style-name="P1347"><text:tab/><text:tab/>catch (SQLException e)<text:s/></text:p>
      <text:p text:style-name="P1348"><text:tab/><text:tab/>{</text:p>
      <text:p text:style-name="P1349"><text:tab/><text:tab/><text:tab/>e.printStackTrace();</text:p>
      <text:p text:style-name="P1350"><text:span text:style-name="T1351"><text:tab/></text:span><text:span text:style-name="T1352"><text:tab/></text:span><text:span text:style-name="T1353"><text:tab/>System.</text:span><text:span text:style-name="T1354">exit</text:span><text:span text:style-name="T1355">(0);</text:span></text:p>
      <text:soft-page-break/>
      <text:p text:style-name="P1356"><text:tab/><text:tab/>}</text:p>
      <text:p text:style-name="P1357"><text:tab/><text:tab/>table.setRowSelectionAllowed(true);</text:p>
      <text:p text:style-name="P1358"><text:tab/><text:tab/>JScrollPane scrollPane = new JScrollPane(table);</text:p>
      <text:p text:style-name="P1359"><text:tab/><text:tab/>scrollPane.setBounds(98, 129, 532, 230);</text:p>
      <text:p text:style-name="P1360"><text:tab/><text:tab/>contentPane.add(scrollPane);</text:p>
      <text:p text:style-name="P1361"/>
      <text:p text:style-name="P1362"><text:tab/><text:tab/>//Lets user search for specific sets using the contents of the filterField</text:p>
      <text:p text:style-name="P1363"><text:tab/><text:tab/>//To add to the query String</text:p>
      <text:p text:style-name="P1364"><text:tab/><text:tab/>JButton searchBttn = new JButton("Search");</text:p>
      <text:p text:style-name="P1365"><text:span text:style-name="T1366"><text:tab/></text:span><text:span text:style-name="T1367"><text:tab/>searchBttn.setFont(new Font("Tahoma", Font.</text:span><text:span text:style-name="T1368">PLAIN</text:span><text:span text:style-name="T1369">, 14));</text:span></text:p>
      <text:p text:style-name="P1370"><text:tab/><text:tab/>searchBttn.addMouseListener(new MouseAdapter()<text:s/></text:p>
      <text:p text:style-name="P1371"><text:tab/><text:tab/>{</text:p>
      <text:p text:style-name="P1372"><text:tab/><text:tab/><text:tab/>@Override</text:p>
      <text:p text:style-name="P1373"><text:tab/><text:tab/><text:tab/>public void mouseClicked(MouseEvent e)<text:s/></text:p>
      <text:p text:style-name="P1374"><text:tab/><text:tab/><text:tab/>{</text:p>
      <text:p text:style-name="P1375"><text:tab/><text:tab/><text:tab/><text:tab/>String text = filterField.getText();</text:p>
      <text:p text:style-name="P1376"><text:tab/><text:tab/><text:tab/><text:tab/>String query;</text:p>
      <text:p text:style-name="P1377"><text:tab/><text:tab/><text:tab/><text:tab/>if (!filterField.getText().contentEquals(""))<text:s/></text:p>
      <text:p text:style-name="P1378"><text:tab/><text:tab/><text:tab/><text:tab/>{</text:p>
      <text:p text:style-name="P1379"><text:tab/><text:tab/><text:tab/><text:tab/><text:tab/>query = "SELECT set_num, name, year, theme_id, num_parts FROM LEGO_Database WHERE name LIKE '%"</text:p>
      <text:p text:style-name="P1380"><text:tab/><text:tab/><text:tab/><text:tab/><text:tab/><text:tab/><text:tab/>+ text + "%'";</text:p>
      <text:p text:style-name="P1381"><text:tab/><text:tab/><text:tab/><text:tab/>}<text:s/></text:p>
      <text:p text:style-name="P1382"><text:tab/><text:tab/><text:tab/><text:tab/>else<text:s/></text:p>
      <text:p text:style-name="P1383"><text:tab/><text:tab/><text:tab/><text:tab/>{</text:p>
      <text:p text:style-name="P1384"><text:tab/><text:tab/><text:tab/><text:tab/><text:tab/>query = "SELECT set_num, name, year, theme_id, num_parts FROM LEGO_Database";</text:p>
      <text:p text:style-name="P1385"><text:tab/><text:tab/><text:tab/><text:tab/>}</text:p>
      <text:p text:style-name="P1386"/>
      <text:p text:style-name="P1387"><text:tab/><text:tab/><text:tab/><text:tab/>SQLiteDataSource source = catalogue.getDs();</text:p>
      <text:p text:style-name="P1388"/>
      <text:p text:style-name="P1389"><text:tab/><text:tab/><text:tab/><text:tab/>try (Connection conn = source.getConnection(); Statement stmt = conn.createStatement();)<text:s/></text:p>
      <text:p text:style-name="P1390"><text:tab/><text:tab/><text:tab/><text:tab/>{</text:p>
      <text:p text:style-name="P1391"><text:tab/><text:tab/><text:tab/><text:tab/><text:tab/>ResultSet rs = stmt.executeQuery(query);</text:p>
      <text:p text:style-name="P1392"><text:tab/><text:tab/><text:tab/><text:tab/><text:tab/>DefaultTableModel mod = (DefaultTableModel) table.getModel();</text:p>
      <text:p text:style-name="P1393"><text:tab/><text:tab/><text:tab/><text:tab/><text:tab/>mod.setRowCount(0);</text:p>
      <text:p text:style-name="P1394"><text:tab/><text:tab/><text:tab/><text:tab/><text:tab/>while (rs.next())<text:s/></text:p>
      <text:p text:style-name="P1395"><text:tab/><text:tab/><text:tab/><text:tab/><text:tab/>{</text:p>
      <text:p text:style-name="P1396"><text:tab/><text:tab/><text:tab/><text:tab/><text:tab/><text:tab/>model.insertRow(model.getRowCount(),</text:p>
      <text:soft-page-break/>
      <text:p text:style-name="P1397"><text:tab/><text:tab/><text:tab/><text:tab/><text:tab/><text:tab/><text:tab/><text:tab/>new String[] { rs.getString("set_num"), rs.getString("name"), rs.getString("year"),</text:p>
      <text:p text:style-name="P1398"><text:tab/><text:tab/><text:tab/><text:tab/><text:tab/><text:tab/><text:tab/><text:tab/><text:tab/><text:tab/>rs.getString("theme_id"), rs.getString("num_parts") });</text:p>
      <text:p text:style-name="P1399"><text:tab/><text:tab/><text:tab/><text:tab/><text:tab/>}</text:p>
      <text:p text:style-name="P1400"><text:tab/><text:tab/><text:tab/><text:tab/>}<text:s/></text:p>
      <text:p text:style-name="P1401"><text:tab/><text:tab/><text:tab/><text:tab/>catch (SQLException j)<text:s/></text:p>
      <text:p text:style-name="P1402"><text:tab/><text:tab/><text:tab/><text:tab/>{</text:p>
      <text:p text:style-name="P1403"><text:tab/><text:tab/><text:tab/><text:tab/><text:tab/>j.printStackTrace();</text:p>
      <text:p text:style-name="P1404"><text:span text:style-name="T1405"><text:tab/></text:span><text:span text:style-name="T1406"><text:tab/></text:span><text:span text:style-name="T1407"><text:tab/></text:span><text:span text:style-name="T1408"><text:tab/></text:span><text:span text:style-name="T1409"><text:tab/>System.</text:span><text:span text:style-name="T1410">exit</text:span><text:span text:style-name="T1411">(0);</text:span></text:p>
      <text:p text:style-name="P1412"><text:tab/><text:tab/><text:tab/><text:tab/>}</text:p>
      <text:p text:style-name="P1413"><text:tab/><text:tab/><text:tab/>}</text:p>
      <text:p text:style-name="P1414"><text:tab/><text:tab/>});</text:p>
      <text:p text:style-name="P1415"><text:tab/><text:tab/>searchBttn.setBounds(333, 80, 84, 31);</text:p>
      <text:p text:style-name="P1416"><text:tab/><text:tab/>contentPane.add(searchBttn);</text:p>
      <text:p text:style-name="P1417"/>
      <text:p text:style-name="P1418"><text:tab/><text:tab/>//Where the user enters the quantity of a particular set they have in their collection</text:p>
      <text:p text:style-name="P1419"><text:tab/><text:tab/>JLabel qtyLbl = new JLabel("Quantity:");</text:p>
      <text:p text:style-name="P1420"><text:span text:style-name="T1421"><text:tab/></text:span><text:span text:style-name="T1422"><text:tab/>qtyLbl.setFont(new Font("Tahoma", Font.</text:span><text:span text:style-name="T1423">PLAIN</text:span><text:span text:style-name="T1424">, 14));</text:span></text:p>
      <text:p text:style-name="P1425"><text:tab/><text:tab/>qtyLbl.setBounds(98, 414, 65, 21);</text:p>
      <text:p text:style-name="P1426"><text:tab/><text:tab/>contentPane.add(qtyLbl);</text:p>
      <text:p text:style-name="P1427"/>
      <text:p text:style-name="P1428"><text:tab/><text:tab/>qtyField = new JTextField();</text:p>
      <text:p text:style-name="P1429"><text:span text:style-name="T1430"><text:tab/></text:span><text:span text:style-name="T1431"><text:tab/>qtyField.setFont(new Font("Tahoma", Font.</text:span><text:span text:style-name="T1432">PLAIN</text:span><text:span text:style-name="T1433">, 14));</text:span></text:p>
      <text:p text:style-name="P1434"><text:tab/><text:tab/>qtyField.setColumns(10);</text:p>
      <text:p text:style-name="P1435"><text:tab/><text:tab/>qtyField.setBounds(98, 445, 65, 39);</text:p>
      <text:p text:style-name="P1436"><text:tab/><text:tab/>contentPane.add(qtyField);</text:p>
      <text:p text:style-name="P1437"><text:tab/><text:tab/></text:p>
      <text:p text:style-name="P1438"><text:tab/><text:tab/>//Where user inputs the purchase date of the set they obtained</text:p>
      <text:p text:style-name="P1439"><text:tab/><text:tab/>JLabel dateLabel = new JLabel("Date Purchased:");</text:p>
      <text:p text:style-name="P1440"><text:span text:style-name="T1441"><text:tab/></text:span><text:span text:style-name="T1442"><text:tab/>dateLabel.setFont(new Font("Tahoma", Font.</text:span><text:span text:style-name="T1443">PLAIN</text:span><text:span text:style-name="T1444">, 14));</text:span></text:p>
      <text:p text:style-name="P1445"><text:tab/><text:tab/>dateLabel.setBounds(98, 382, 114, 22);</text:p>
      <text:p text:style-name="P1446"><text:tab/><text:tab/>contentPane.add(dateLabel);</text:p>
      <text:p text:style-name="P1447"/>
      <text:p text:style-name="P1448"><text:tab/><text:tab/>//Initializes a datePicker</text:p>
      <text:p text:style-name="P1449"><text:tab/><text:tab/>//Which lets the user choose the date they purchased a set from an</text:p>
      <text:p text:style-name="P1450"><text:tab/><text:tab/>//Interactive calendar GUI</text:p>
      <text:p text:style-name="P1451"><text:tab/><text:tab/>UtilDateModel dModel = new UtilDateModel();</text:p>
      <text:p text:style-name="P1452"><text:tab/><text:tab/>Properties p = new Properties();</text:p>
      <text:p text:style-name="P1453"><text:tab/><text:tab/>p.put("text.today", "Today");</text:p>
      <text:p text:style-name="P1454"><text:tab/><text:tab/>p.put("text.month", "Month");</text:p>
      <text:p text:style-name="P1455"><text:tab/><text:tab/>p.put("text.year", "Year");</text:p>
      <text:soft-page-break/>
      <text:p text:style-name="P1456"><text:tab/><text:tab/>JDatePanelImpl datePanel = new JDatePanelImpl(dModel, p);</text:p>
      <text:p text:style-name="P1457"><text:tab/><text:tab/>JDatePickerImpl datePicker = new JDatePickerImpl(datePanel, new DateLabelFormatter());<text:s/></text:p>
      <text:p text:style-name="P1458"><text:span text:style-name="T1459"><text:tab/></text:span><text:span text:style-name="T1460"><text:tab/>datePicker.getJFormattedTextField().setFont(new Font("Tahoma", Font.</text:span><text:span text:style-name="T1461">PLAIN</text:span><text:span text:style-name="T1462">, 14));</text:span></text:p>
      <text:p text:style-name="P1463"><text:tab/><text:tab/>datePicker.setBounds(214, 376, 170, 40);</text:p>
      <text:p text:style-name="P1464"><text:tab/><text:tab/>contentPane.add(datePicker);</text:p>
      <text:p text:style-name="P1465"/>
      <text:p text:style-name="P1466"><text:tab/><text:tab/>//Where the user inputs the purchase price of the set they obtained</text:p>
      <text:p text:style-name="P1467"><text:tab/><text:tab/>JLabel priceLabel = new JLabel("Purchase Price (numbers only):");</text:p>
      <text:p text:style-name="P1468"><text:span text:style-name="T1469"><text:tab/></text:span><text:span text:style-name="T1470"><text:tab/>priceLabel.setFont(new Font("Tahoma", Font.</text:span><text:span text:style-name="T1471">PLAIN</text:span><text:span text:style-name="T1472">, 14));</text:span></text:p>
      <text:p text:style-name="P1473"><text:tab/><text:tab/>priceLabel.setBounds(214, 414, 246, 22);</text:p>
      <text:p text:style-name="P1474"><text:tab/><text:tab/>contentPane.add(priceLabel);</text:p>
      <text:p text:style-name="P1475"/>
      <text:p text:style-name="P1476"><text:tab/><text:tab/>purPrice = new JTextField();</text:p>
      <text:p text:style-name="P1477"><text:span text:style-name="T1478"><text:tab/></text:span><text:span text:style-name="T1479"><text:tab/>purPrice.setFont(new Font("Tahoma", Font.</text:span><text:span text:style-name="T1480">PLAIN</text:span><text:span text:style-name="T1481">, 14));</text:span></text:p>
      <text:p text:style-name="P1482"><text:tab/><text:tab/>purPrice.setColumns(10);</text:p>
      <text:p text:style-name="P1483"><text:tab/><text:tab/>purPrice.setBounds(214, 445, 170, 39);</text:p>
      <text:p text:style-name="P1484"><text:tab/><text:tab/>contentPane.add(purPrice);</text:p>
      <text:p text:style-name="P1485"/>
      <text:p text:style-name="P1486"><text:tab/><text:tab/>//User can enter notes about the set they purchased here if they wish</text:p>
      <text:p text:style-name="P1487"><text:tab/><text:tab/>JLabel notesFieldLabel = new JLabel("Notes:");</text:p>
      <text:p text:style-name="P1488"><text:span text:style-name="T1489"><text:tab/></text:span><text:span text:style-name="T1490"><text:tab/>notesFieldLabel.setFont(new Font("Tahoma", Font.</text:span><text:span text:style-name="T1491">PLAIN</text:span><text:span text:style-name="T1492">, 14));</text:span></text:p>
      <text:p text:style-name="P1493"><text:tab/><text:tab/>notesFieldLabel.setBounds(98, 494, 49, 31);</text:p>
      <text:p text:style-name="P1494"><text:tab/><text:tab/>contentPane.add(notesFieldLabel);</text:p>
      <text:p text:style-name="P1495"/>
      <text:p text:style-name="P1496"><text:tab/><text:tab/>notesField = new JTextField();</text:p>
      <text:p text:style-name="P1497"><text:span text:style-name="T1498"><text:tab/></text:span><text:span text:style-name="T1499"><text:tab/>notesField.setHorizontalAlignment(SwingConstants.</text:span><text:span text:style-name="T1500">LEFT</text:span><text:span text:style-name="T1501">);</text:span></text:p>
      <text:p text:style-name="P1502"><text:span text:style-name="T1503"><text:tab/></text:span><text:span text:style-name="T1504"><text:tab/>notesField.setFont(new Font("Tahoma", Font.</text:span><text:span text:style-name="T1505">PLAIN</text:span><text:span text:style-name="T1506">, 14));</text:span></text:p>
      <text:p text:style-name="P1507"><text:tab/><text:tab/>notesField.setColumns(10);</text:p>
      <text:p text:style-name="P1508"><text:tab/><text:tab/>notesField.setBounds(98, 524, 532, 86);</text:p>
      <text:p text:style-name="P1509"><text:tab/><text:tab/>contentPane.add(notesField);</text:p>
      <text:p text:style-name="P1510"/>
      <text:p text:style-name="P1511"><text:span text:style-name="T1512"><text:tab/></text:span><text:span text:style-name="T1513"><text:tab/>// Adds information user<text:s/></text:span><text:span text:style-name="T1514">inputted</text:span><text:span text:style-name="T1515">, as well as the selected set info</text:span></text:p>
      <text:p text:style-name="P1516"><text:tab/><text:tab/>// To the Collection table under the user's userId</text:p>
      <text:p text:style-name="P1517"><text:tab/><text:tab/>JButton addButton = new JButton("Add");</text:p>
      <text:p text:style-name="P1518"><text:tab/><text:tab/>addButton.addMouseListener(new MouseAdapter()<text:s/></text:p>
      <text:p text:style-name="P1519"><text:tab/><text:tab/>{</text:p>
      <text:soft-page-break/>
      <text:p text:style-name="P1520"><text:tab/><text:tab/><text:tab/>@Override</text:p>
      <text:p text:style-name="P1521"><text:tab/><text:tab/><text:tab/>public void mouseClicked(MouseEvent e)<text:s/></text:p>
      <text:p text:style-name="P1522"><text:tab/><text:tab/><text:tab/>{</text:p>
      <text:p text:style-name="P1523"><text:tab/><text:tab/><text:tab/><text:tab/>int row = table.getSelectedRow();</text:p>
      <text:p text:style-name="P1524"><text:tab/><text:tab/><text:tab/><text:tab/>//Makes sure that a row is selected, displays error otherwise</text:p>
      <text:p text:style-name="P1525"><text:tab/><text:tab/><text:tab/><text:tab/>if (row &gt;= 0)<text:s/></text:p>
      <text:p text:style-name="P1526"><text:tab/><text:tab/><text:tab/><text:tab/>{</text:p>
      <text:p text:style-name="P1527"><text:tab/><text:tab/><text:tab/><text:tab/><text:tab/>setNum = table.getValueAt(row, 0).toString();</text:p>
      <text:p text:style-name="P1528"><text:tab/><text:tab/><text:tab/><text:tab/><text:tab/>//Displays error if any of the fields are null</text:p>
      <text:p text:style-name="P1529"><text:tab/><text:tab/><text:tab/><text:tab/><text:tab/>if (datePicker.getJFormattedTextField().getText().contentEquals("") || qtyField.getText().contentEquals("") || purPrice.getText().contentEquals(""))<text:s/></text:p>
      <text:p text:style-name="P1530"><text:tab/><text:tab/><text:tab/><text:tab/><text:tab/>{</text:p>
      <text:p text:style-name="P1531"><text:tab/><text:tab/><text:tab/><text:tab/><text:tab/><text:tab/>errorLbl.setVisible(true);</text:p>
      <text:p text:style-name="P1532"><text:tab/><text:tab/><text:tab/><text:tab/><text:tab/><text:tab/>errorLbl.setText("Please fill out all fields.");</text:p>
      <text:p text:style-name="P1533"><text:tab/><text:tab/><text:tab/><text:tab/><text:tab/>}<text:s/></text:p>
      <text:p text:style-name="P1534"><text:tab/><text:tab/><text:tab/><text:tab/><text:tab/>else<text:s/></text:p>
      <text:p text:style-name="P1535"><text:tab/><text:tab/><text:tab/><text:tab/><text:tab/>{</text:p>
      <text:p text:style-name="P1536"><text:tab/><text:tab/><text:tab/><text:tab/><text:tab/><text:tab/>int qTest = 0;</text:p>
      <text:p text:style-name="P1537"><text:tab/><text:tab/><text:tab/><text:tab/><text:tab/><text:tab/>double pTest;</text:p>
      <text:p text:style-name="P1538"><text:span text:style-name="T1539"><text:tab/></text:span><text:span text:style-name="T1540"><text:tab/></text:span><text:span text:style-name="T1541"><text:tab/></text:span><text:span text:style-name="T1542"><text:tab/></text:span><text:span text:style-name="T1543"><text:tab/></text:span><text:span text:style-name="T1544"><text:tab/>// Makes sure quantity and price are appropriate values (</text:span><text:span text:style-name="T1545">int</text:span><text:span text:style-name="T1546"><text:s/>and double)</text:span></text:p>
      <text:p text:style-name="P1547"><text:tab/><text:tab/><text:tab/><text:tab/><text:tab/><text:tab/>try<text:s/></text:p>
      <text:p text:style-name="P1548"><text:tab/><text:tab/><text:tab/><text:tab/><text:tab/><text:tab/>{</text:p>
      <text:p text:style-name="P1549"><text:span text:style-name="T1550"><text:tab/></text:span><text:span text:style-name="T1551"><text:tab/></text:span><text:span text:style-name="T1552"><text:tab/></text:span><text:span text:style-name="T1553"><text:tab/></text:span><text:span text:style-name="T1554"><text:tab/></text:span><text:span text:style-name="T1555"><text:tab/></text:span><text:span text:style-name="T1556"><text:tab/>qTest = Integer.</text:span><text:span text:style-name="T1557">parseInt</text:span><text:span text:style-name="T1558">(qtyField.getText());</text:span></text:p>
      <text:p text:style-name="P1559"><text:tab/><text:tab/><text:tab/><text:tab/><text:tab/><text:tab/><text:tab/>quantity = qTest;</text:p>
      <text:p text:style-name="P1560"/>
      <text:p text:style-name="P1561"><text:span text:style-name="T1562"><text:tab/></text:span><text:span text:style-name="T1563"><text:tab/></text:span><text:span text:style-name="T1564"><text:tab/></text:span><text:span text:style-name="T1565"><text:tab/></text:span><text:span text:style-name="T1566"><text:tab/></text:span><text:span text:style-name="T1567"><text:tab/></text:span><text:span text:style-name="T1568"><text:tab/>pTest = Double.</text:span><text:span text:style-name="T1569">parseDouble</text:span><text:span text:style-name="T1570">(purPrice.getText());</text:span></text:p>
      <text:p text:style-name="P1571"><text:span text:style-name="T1572"><text:tab/></text:span><text:span text:style-name="T1573"><text:tab/></text:span><text:span text:style-name="T1574"><text:tab/></text:span><text:span text:style-name="T1575"><text:tab/></text:span><text:span text:style-name="T1576"><text:tab/></text:span><text:span text:style-name="T1577"><text:tab/></text:span><text:span text:style-name="T1578"><text:tab/>NumberFormat formatter = NumberFormat.</text:span><text:span text:style-name="T1579">getCurrencyInstance</text:span><text:span text:style-name="T1580">(); // Casts the price to a monetary</text:span></text:p>
      <text:p text:style-name="P1581"><text:tab/><text:tab/><text:tab/><text:tab/><text:tab/><text:tab/><text:tab/><text:tab/><text:tab/><text:tab/><text:tab/><text:tab/><text:tab/><text:tab/><text:tab/><text:tab/><text:tab/><text:tab/><text:tab/><text:tab/><text:tab/><text:tab/><text:tab/>// value</text:p>
      <text:p text:style-name="P1582"><text:tab/><text:tab/><text:tab/><text:tab/><text:tab/><text:tab/><text:tab/>price = "" + formatter.format(pTest) + "";</text:p>
      <text:p text:style-name="P1583"><text:tab/><text:tab/><text:tab/><text:tab/><text:tab/><text:tab/><text:tab/>date = datePicker.getJFormattedTextField().getText();</text:p>
      <text:p text:style-name="P1584"><text:tab/><text:tab/><text:tab/><text:tab/><text:tab/><text:tab/><text:tab/>notes = notesField.getText();</text:p>
      <text:p text:style-name="P1585"/>
      <text:soft-page-break/>
      <text:p text:style-name="P1586"><text:tab/><text:tab/><text:tab/><text:tab/><text:tab/><text:tab/><text:tab/>Collection cur = new Collection(userId, quantity, setNum, table.getValueAt(row, 1).toString(),</text:p>
      <text:p text:style-name="P1587"><text:span text:style-name="T1588"><text:tab/></text:span><text:span text:style-name="T1589"><text:tab/></text:span><text:span text:style-name="T1590"><text:tab/></text:span><text:span text:style-name="T1591"><text:tab/></text:span><text:span text:style-name="T1592"><text:tab/></text:span><text:span text:style-name="T1593"><text:tab/></text:span><text:span text:style-name="T1594"><text:tab/></text:span><text:span text:style-name="T1595"><text:tab/></text:span><text:span text:style-name="T1596"><text:tab/>Integer.</text:span><text:span text:style-name="T1597">parseInt</text:span><text:span text:style-name="T1598">(table.getValueAt(row, 2).toString()), date, price, notes);</text:span></text:p>
      <text:p text:style-name="P1599"><text:tab/><text:tab/><text:tab/><text:tab/><text:tab/><text:tab/><text:tab/>cur.addEntry(); // Adds the information by writing to the LEGO_Collection.db file</text:p>
      <text:p text:style-name="P1600"><text:tab/><text:tab/><text:tab/><text:tab/><text:tab/><text:tab/><text:tab/>ViewWindow view = new ViewWindow(); // Takes user back to ViewWindow to see the update to their</text:p>
      <text:p text:style-name="P1601"><text:tab/><text:tab/><text:tab/><text:tab/><text:tab/><text:tab/><text:tab/><text:tab/><text:tab/><text:tab/><text:tab/><text:tab/><text:tab/><text:tab/><text:tab/><text:tab/>// collection</text:p>
      <text:p text:style-name="P1602"><text:tab/><text:tab/><text:tab/><text:tab/><text:tab/><text:tab/><text:tab/>setVisible(false);</text:p>
      <text:p text:style-name="P1603"><text:tab/><text:tab/><text:tab/><text:tab/><text:tab/><text:tab/><text:tab/>view.setVisible(true);</text:p>
      <text:p text:style-name="P1604"><text:tab/><text:tab/><text:tab/><text:tab/><text:tab/><text:tab/><text:tab/>view.run(userId, fName, lastName, username, password);</text:p>
      <text:p text:style-name="P1605"><text:tab/><text:tab/><text:tab/><text:tab/><text:tab/><text:tab/>}<text:s/></text:p>
      <text:p text:style-name="P1606"><text:tab/><text:tab/><text:tab/><text:tab/><text:tab/><text:tab/>catch (Exception p)<text:s/></text:p>
      <text:p text:style-name="P1607"><text:tab/><text:tab/><text:tab/><text:tab/><text:tab/><text:tab/>{</text:p>
      <text:p text:style-name="P1608"><text:tab/><text:tab/><text:tab/><text:tab/><text:tab/><text:tab/><text:tab/>errorLbl.setVisible(true);</text:p>
      <text:p text:style-name="P1609"><text:tab/><text:tab/><text:tab/><text:tab/><text:tab/><text:tab/><text:tab/>errorLbl.setText("ERROR: Incorrect value type for quantity and/or price.");</text:p>
      <text:p text:style-name="P1610"><text:tab/><text:tab/><text:tab/><text:tab/><text:tab/><text:tab/>}</text:p>
      <text:p text:style-name="P1611"><text:tab/><text:tab/><text:tab/><text:tab/><text:tab/>}</text:p>
      <text:p text:style-name="P1612"><text:tab/><text:tab/><text:tab/><text:tab/>}<text:s/></text:p>
      <text:p text:style-name="P1613"><text:tab/><text:tab/><text:tab/><text:tab/>else<text:s/></text:p>
      <text:p text:style-name="P1614"><text:tab/><text:tab/><text:tab/><text:tab/>{</text:p>
      <text:p text:style-name="P1615"><text:tab/><text:tab/><text:tab/><text:tab/><text:tab/>errorLbl.setVisible(true);</text:p>
      <text:p text:style-name="P1616"><text:tab/><text:tab/><text:tab/><text:tab/><text:tab/>errorLbl.setText("Set not selected. Please select a set.");</text:p>
      <text:p text:style-name="P1617"><text:tab/><text:tab/><text:tab/><text:tab/>}</text:p>
      <text:p text:style-name="P1618"><text:tab/><text:tab/><text:tab/>}</text:p>
      <text:p text:style-name="P1619"><text:tab/><text:tab/>});</text:p>
      <text:p text:style-name="P1620"><text:span text:style-name="T1621"><text:tab/></text:span><text:span text:style-name="T1622"><text:tab/>addButton.setFont(new Font("Tahoma", Font.</text:span><text:span text:style-name="T1623">PLAIN</text:span><text:span text:style-name="T1624">, 16));</text:span></text:p>
      <text:p text:style-name="P1625"><text:tab/><text:tab/>addButton.setBounds(264, 629, 170, 55);</text:p>
      <text:p text:style-name="P1626"><text:tab/><text:tab/>contentPane.add(addButton);</text:p>
      <text:p text:style-name="P1627"/>
      <text:p text:style-name="P1628"><text:tab/><text:tab/>// Allows user to sort entries based on column headers</text:p>
      <text:p text:style-name="P1629"><text:tab/><text:tab/>// Entries sorted in ascending order</text:p>
      <text:p text:style-name="P1630"><text:tab/><text:tab/>JLabel sortInstructions = new JLabel("Sort by: ");</text:p>
      <text:p text:style-name="P1631"><text:tab/><text:tab/>sortInstructions.setBounds(427, 78, 84, 34);</text:p>
      <text:p text:style-name="P1632"><text:span text:style-name="T1633"><text:tab/></text:span><text:span text:style-name="T1634"><text:tab/>sortInstructions.setFont(new Font("Tahoma", Font.</text:span><text:span text:style-name="T1635">PLAIN</text:span><text:span text:style-name="T1636">, 14));</text:span></text:p>
      <text:p text:style-name="P1637"><text:span text:style-name="T1638"><text:tab/></text:span><text:span text:style-name="T1639"><text:tab/>sortInstructions.setHorizontalAlignment(SwingConstants.</text:span><text:span text:style-name="T1640">CENTER</text:span><text:span text:style-name="T1641">);</text:span></text:p>
      <text:p text:style-name="P1642"><text:tab/><text:tab/>contentPane.add(sortInstructions);</text:p>
      <text:p text:style-name="P1643"/>
      <text:soft-page-break/>
      <text:p text:style-name="P1644"><text:tab/><text:tab/>JComboBox&lt;String&gt; sortOptions = new JComboBox&lt;String&gt;();</text:p>
      <text:p text:style-name="P1645"><text:tab/><text:tab/>sortOptions.setBounds(505, 81, 114, 29);</text:p>
      <text:p text:style-name="P1646"><text:span text:style-name="T1647"><text:tab/></text:span><text:span text:style-name="T1648"><text:tab/>sortOptions.setFont(new Font("Tahoma", Font.</text:span><text:span text:style-name="T1649">PLAIN</text:span><text:span text:style-name="T1650">, 14));</text:span></text:p>
      <text:p text:style-name="P1651"><text:tab/><text:tab/>sortOptions.setEnabled(true);</text:p>
      <text:p text:style-name="P1652"><text:tab/><text:tab/>sortOptions.addItem("Set #");</text:p>
      <text:p text:style-name="P1653"><text:tab/><text:tab/>sortOptions.addItem("Name");</text:p>
      <text:p text:style-name="P1654"><text:tab/><text:tab/>sortOptions.addItem("Year Released");</text:p>
      <text:p text:style-name="P1655"><text:tab/><text:tab/>sortOptions.addItem("# of Parts");</text:p>
      <text:p text:style-name="P1656"><text:tab/><text:tab/>sortOptions.addActionListener(new ActionListener()<text:s/></text:p>
      <text:p text:style-name="P1657"><text:tab/><text:tab/>{</text:p>
      <text:p text:style-name="P1658"><text:tab/><text:tab/><text:tab/>public void actionPerformed(ActionEvent e)<text:s/></text:p>
      <text:p text:style-name="P1659"><text:tab/><text:tab/><text:tab/>{</text:p>
      <text:p text:style-name="P1660"><text:tab/><text:tab/><text:tab/><text:tab/>//Gets the String selected from the sortOptions box</text:p>
      <text:p text:style-name="P1661"><text:tab/><text:tab/><text:tab/><text:tab/>String sort = sortOptions.getSelectedItem().toString();</text:p>
      <text:p text:style-name="P1662"><text:tab/><text:tab/><text:tab/><text:tab/></text:p>
      <text:p text:style-name="P1663"><text:tab/><text:tab/><text:tab/><text:tab/>//Based on the contents of sort</text:p>
      <text:p text:style-name="P1664"><text:tab/><text:tab/><text:tab/><text:tab/>//Changes selectedSort to the appropriate column header to use in the query String</text:p>
      <text:p text:style-name="P1665"><text:tab/><text:tab/><text:tab/><text:tab/>switch (sort)<text:s/></text:p>
      <text:p text:style-name="P1666"><text:tab/><text:tab/><text:tab/><text:tab/>{</text:p>
      <text:p text:style-name="P1667"><text:tab/><text:tab/><text:tab/><text:tab/>case "Set #":</text:p>
      <text:p text:style-name="P1668"><text:tab/><text:tab/><text:tab/><text:tab/><text:tab/>selectedSort = "set_num";</text:p>
      <text:p text:style-name="P1669"><text:tab/><text:tab/><text:tab/><text:tab/><text:tab/>break;</text:p>
      <text:p text:style-name="P1670"><text:tab/><text:tab/><text:tab/><text:tab/>case "Name":</text:p>
      <text:p text:style-name="P1671"><text:tab/><text:tab/><text:tab/><text:tab/><text:tab/>selectedSort = "name";</text:p>
      <text:p text:style-name="P1672"><text:tab/><text:tab/><text:tab/><text:tab/><text:tab/>break;</text:p>
      <text:p text:style-name="P1673"><text:tab/><text:tab/><text:tab/><text:tab/>case "Year":</text:p>
      <text:p text:style-name="P1674"><text:tab/><text:tab/><text:tab/><text:tab/><text:tab/>selectedSort = "year";</text:p>
      <text:p text:style-name="P1675"><text:tab/><text:tab/><text:tab/><text:tab/><text:tab/>break;</text:p>
      <text:p text:style-name="P1676"><text:tab/><text:tab/><text:tab/><text:tab/>case "# of Parts":</text:p>
      <text:p text:style-name="P1677"><text:tab/><text:tab/><text:tab/><text:tab/><text:tab/>selectedSort = "num_parts";</text:p>
      <text:p text:style-name="P1678"><text:tab/><text:tab/><text:tab/><text:tab/><text:tab/>break;</text:p>
      <text:p text:style-name="P1679"><text:tab/><text:tab/><text:tab/><text:tab/>}</text:p>
      <text:p text:style-name="P1680"/>
      <text:p text:style-name="P1681"><text:tab/><text:tab/><text:tab/><text:tab/>// Deletes table's contents and reinitializes them using the given specifications in</text:p>
      <text:p text:style-name="P1682"><text:tab/><text:tab/><text:tab/><text:tab/>// the query String</text:p>
      <text:p text:style-name="P1683"><text:tab/><text:tab/><text:tab/><text:tab/>String query = "SELECT set_num, name, year, theme_id, num_parts FROM LEGO_Database ORDER BY "</text:p>
      <text:p text:style-name="P1684"><text:tab/><text:tab/><text:tab/><text:tab/><text:tab/><text:tab/>+ selectedSort + " ASC";</text:p>
      <text:p text:style-name="P1685"><text:tab/><text:tab/><text:tab/><text:tab/>SQLiteDataSource source = catalogue.getDs();</text:p>
      <text:p text:style-name="P1686"/>
      <text:soft-page-break/>
      <text:p text:style-name="P1687"><text:tab/><text:tab/><text:tab/><text:tab/>try (Connection conn = source.getConnection(); Statement stmt = conn.createStatement();)<text:s/></text:p>
      <text:p text:style-name="P1688"><text:tab/><text:tab/><text:tab/><text:tab/>{</text:p>
      <text:p text:style-name="P1689"/>
      <text:p text:style-name="P1690"><text:tab/><text:tab/><text:tab/><text:tab/><text:tab/>ResultSet rs = stmt.executeQuery(query);</text:p>
      <text:p text:style-name="P1691"/>
      <text:p text:style-name="P1692"><text:tab/><text:tab/><text:tab/><text:tab/><text:tab/>DefaultTableModel mod = (DefaultTableModel) table.getModel();</text:p>
      <text:p text:style-name="P1693"><text:tab/><text:tab/><text:tab/><text:tab/><text:tab/>mod.setRowCount(0);<text:s/></text:p>
      <text:p text:style-name="P1694"><text:tab/><text:tab/><text:tab/><text:tab/><text:tab/>while (rs.next())<text:s/></text:p>
      <text:p text:style-name="P1695"><text:tab/><text:tab/><text:tab/><text:tab/><text:tab/>{</text:p>
      <text:p text:style-name="P1696"><text:tab/><text:tab/><text:tab/><text:tab/><text:tab/><text:tab/>model.insertRow(model.getRowCount(),</text:p>
      <text:p text:style-name="P1697"><text:tab/><text:tab/><text:tab/><text:tab/><text:tab/><text:tab/><text:tab/><text:tab/>new String[] { rs.getString("set_num"), rs.getString("name"), rs.getString("year"),</text:p>
      <text:p text:style-name="P1698"><text:tab/><text:tab/><text:tab/><text:tab/><text:tab/><text:tab/><text:tab/><text:tab/><text:tab/><text:tab/>rs.getString("theme_id"), rs.getString("num_parts") });</text:p>
      <text:p text:style-name="P1699"><text:tab/><text:tab/><text:tab/><text:tab/><text:tab/>}</text:p>
      <text:p text:style-name="P1700"><text:tab/><text:tab/><text:tab/><text:tab/>}<text:s/></text:p>
      <text:p text:style-name="P1701"><text:tab/><text:tab/><text:tab/><text:tab/>catch (SQLException r)<text:s/></text:p>
      <text:p text:style-name="P1702"><text:tab/><text:tab/><text:tab/><text:tab/>{</text:p>
      <text:p text:style-name="P1703"><text:tab/><text:tab/><text:tab/><text:tab/><text:tab/>r.printStackTrace();</text:p>
      <text:p text:style-name="P1704"><text:span text:style-name="T1705"><text:tab/></text:span><text:span text:style-name="T1706"><text:tab/></text:span><text:span text:style-name="T1707"><text:tab/></text:span><text:span text:style-name="T1708"><text:tab/></text:span><text:span text:style-name="T1709"><text:tab/>System.</text:span><text:span text:style-name="T1710">exit</text:span><text:span text:style-name="T1711">(0);</text:span></text:p>
      <text:p text:style-name="P1712"><text:tab/><text:tab/><text:tab/><text:tab/>}</text:p>
      <text:p text:style-name="P1713"><text:tab/><text:tab/><text:tab/>}</text:p>
      <text:p text:style-name="P1714"><text:tab/><text:tab/>});</text:p>
      <text:p text:style-name="P1715"><text:tab/><text:tab/>contentPane.add(sortOptions);</text:p>
      <text:p text:style-name="P1716"/>
      <text:p text:style-name="P1717"><text:tab/><text:tab/>// Cancels the user's adding process,<text:s/></text:p>
      <text:p text:style-name="P1718"><text:tab/><text:tab/>//Closes the Add Entry Window</text:p>
      <text:p text:style-name="P1719"><text:tab/><text:tab/>//Displays the View Window</text:p>
      <text:p text:style-name="P1720"><text:tab/><text:tab/>JButton cancelButton = new JButton("Cancel");</text:p>
      <text:p text:style-name="P1721"><text:tab/><text:tab/>cancelButton.addMouseListener(new MouseAdapter()<text:s/></text:p>
      <text:p text:style-name="P1722"><text:tab/><text:tab/>{</text:p>
      <text:p text:style-name="P1723"><text:tab/><text:tab/><text:tab/>@Override</text:p>
      <text:p text:style-name="P1724"><text:tab/><text:tab/><text:tab/>public void mouseClicked(MouseEvent e)<text:s/></text:p>
      <text:p text:style-name="P1725"><text:tab/><text:tab/><text:tab/>{</text:p>
      <text:p text:style-name="P1726"><text:tab/><text:tab/><text:tab/><text:tab/>ViewWindow view = new ViewWindow();</text:p>
      <text:p text:style-name="P1727"><text:tab/><text:tab/><text:tab/><text:tab/>setVisible(false);</text:p>
      <text:p text:style-name="P1728"><text:tab/><text:tab/><text:tab/><text:tab/>view.setVisible(true);</text:p>
      <text:p text:style-name="P1729"><text:tab/><text:tab/><text:tab/><text:tab/>view.run(userId, fName, lastName, username, password);</text:p>
      <text:p text:style-name="P1730"><text:tab/><text:tab/><text:tab/>}</text:p>
      <text:p text:style-name="P1731"><text:tab/><text:tab/>});</text:p>
      <text:soft-page-break/>
      <text:p text:style-name="P1732"><text:span text:style-name="T1733"><text:tab/></text:span><text:span text:style-name="T1734"><text:tab/>cancelButton.setFont(new Font("Tahoma", Font.</text:span><text:span text:style-name="T1735">PLAIN</text:span><text:span text:style-name="T1736">, 16));</text:span></text:p>
      <text:p text:style-name="P1737"><text:tab/><text:tab/>cancelButton.setBounds(460, 629, 170, 54);</text:p>
      <text:p text:style-name="P1738"><text:tab/><text:tab/>contentPane.add(cancelButton);</text:p>
      <text:p text:style-name="P1739"><text:tab/>}</text:p>
      <text:p text:style-name="P1740"/>
      <text:p text:style-name="P1741"><text:tab/>/**</text:p>
      <text:p text:style-name="P1742"><text:tab/><text:s/>* Create the frame.</text:p>
      <text:p text:style-name="P1743"><text:tab/><text:s/>*/</text:p>
      <text:p text:style-name="P1744"><text:tab/>public AddEntry()<text:s/></text:p>
      <text:p text:style-name="P1745"><text:tab/>{</text:p>
      <text:p text:style-name="P1746"><text:tab/></text:p>
      <text:p text:style-name="P1747"/>
      <text:p text:style-name="P1748"><text:tab/>}</text:p>
      <text:p text:style-name="P1749"/>
      <text:p text:style-name="P1750">}</text:p>
      <text:p text:style-name="P1751"/>
      <text:p text:style-name="P1752"/>
      <text:p text:style-name="P1753"/>
      <text:p text:style-name="P1754"/>
      <text:p text:style-name="P1755"/>
      <text:p text:style-name="P1756"/>
      <text:p text:style-name="P1757"/>
      <text:p text:style-name="P1758">Edit Entry Code</text:p>
      <text:p text:style-name="P1759"/>
      <text:p text:style-name="P1760"><text:span text:style-name="T1761">import<text:s/></text:span><text:span text:style-name="T1762">java.awt.BorderLayout</text:span><text:span text:style-name="T1763">;</text:span></text:p>
      <text:p text:style-name="P1764">import java.awt.EventQueue;</text:p>
      <text:p text:style-name="P1765"/>
      <text:p text:style-name="P1766">import<text:s/>javax.swing.JFrame;</text:p>
      <text:p text:style-name="P1767">import javax.swing.JPanel;</text:p>
      <text:p text:style-name="P1768"><text:span text:style-name="T1769">import<text:s/></text:span><text:span text:style-name="T1770">javax.swing.JScrollPane</text:span><text:span text:style-name="T1771">;</text:span></text:p>
      <text:p text:style-name="P1772"><text:span text:style-name="T1773">import<text:s/></text:span><text:span text:style-name="T1774">javax.swing.JTable</text:span><text:span text:style-name="T1775">;</text:span></text:p>
      <text:p text:style-name="P1776">import javax.swing.JTextField;</text:p>
      <text:p text:style-name="P1777"><text:span text:style-name="T1778">import<text:s/></text:span><text:span text:style-name="T1779">javax.swing.SpringLayout</text:span><text:span text:style-name="T1780">;</text:span></text:p>
      <text:p text:style-name="P1781">import javax.swing.border.EmptyBorder;</text:p>
      <text:p text:style-name="P1782"><text:span text:style-name="T1783">import<text:s/></text:span><text:span text:style-name="T1784">javax.swing.table.DefaultTableModel</text:span><text:span text:style-name="T1785">;</text:span></text:p>
      <text:p text:style-name="P1786"/>
      <text:p text:style-name="P1787">import org.jdatepicker.impl.JDatePanelImpl;</text:p>
      <text:p text:style-name="P1788">import org.jdatepicker.impl.JDatePickerImpl;</text:p>
      <text:p text:style-name="P1789">import org.jdatepicker.impl.UtilDateModel;</text:p>
      <text:p text:style-name="P1790"><text:span text:style-name="T1791">import<text:s/></text:span><text:span text:style-name="T1792">org.sqlite.SQLiteDataSource</text:span><text:span text:style-name="T1793">;</text:span></text:p>
      <text:p text:style-name="P1794"/>
      <text:p text:style-name="P1795">import javax.swing.JLabel;</text:p>
      <text:p text:style-name="P1796">import java.awt.Font;</text:p>
      <text:p text:style-name="P1797">import java.awt.event.MouseEvent;</text:p>
      <text:p text:style-name="P1798"><text:span text:style-name="T1799">import</text:span><text:span text:style-name="T1800"><text:s/></text:span><text:span text:style-name="T1801">java.sql.Connection</text:span><text:span text:style-name="T1802">;</text:span></text:p>
      <text:p text:style-name="P1803"><text:span text:style-name="T1804">import<text:s/></text:span><text:span text:style-name="T1805">java.sql.ResultSet</text:span><text:span text:style-name="T1806">;</text:span></text:p>
      <text:p text:style-name="P1807"><text:span text:style-name="T1808">import<text:s/></text:span><text:span text:style-name="T1809">java.sql.SQLException</text:span><text:span text:style-name="T1810">;</text:span></text:p>
      <text:p text:style-name="P1811"><text:span text:style-name="T1812">import<text:s/></text:span><text:span text:style-name="T1813">java.sql.Statement</text:span><text:span text:style-name="T1814">; //?<text:s/></text:span></text:p>
      <text:p text:style-name="P1815">import java.text.NumberFormat;</text:p>
      <text:p text:style-name="P1816">import java.util.Properties;</text:p>
      <text:p text:style-name="P1817"/>
      <text:p text:style-name="P1818">import javax.swing.SwingConstants;</text:p>
      <text:p text:style-name="P1819"><text:span text:style-name="T1820">import<text:s/></text:span><text:span text:style-name="T1821">javax.swing.JComboBox</text:span><text:span text:style-name="T1822">;</text:span></text:p>
      <text:p text:style-name="P1823">import<text:s/>java.awt.event.MouseAdapter;</text:p>
      <text:p text:style-name="P1824">import javax.swing.JButton;</text:p>
      <text:p text:style-name="P1825">import java.awt.Color;</text:p>
      <text:p text:style-name="P1826"/>
      <text:p text:style-name="P1827"><text:span text:style-name="T1828">public class<text:s/></text:span><text:span text:style-name="T1829">EditEntry</text:span><text:span text:style-name="T1830"><text:s/>extends JFrame<text:s/></text:span></text:p>
      <text:p text:style-name="P1831">{</text:p>
      <text:p text:style-name="P1832"/>
      <text:p text:style-name="P1833"><text:tab/>private JPanel contentPane;</text:p>
      <text:p text:style-name="P1834"><text:tab/>private JTextField qtyField;</text:p>
      <text:p text:style-name="P1835"><text:tab/>private JTextField purPrice;</text:p>
      <text:p text:style-name="P1836"><text:tab/>private JTextField notesField;</text:p>
      <text:p text:style-name="P1837"><text:tab/>public String fName;</text:p>
      <text:p text:style-name="P1838"><text:tab/>public String lastName;</text:p>
      <text:p text:style-name="P1839"><text:tab/>public int userId;</text:p>
      <text:soft-page-break/>
      <text:p text:style-name="P1840"><text:tab/>public String username;</text:p>
      <text:p text:style-name="P1841"><text:tab/>public String password;</text:p>
      <text:p text:style-name="P1842"><text:tab/>public int quantity;</text:p>
      <text:p text:style-name="P1843"><text:tab/>public String setNum;</text:p>
      <text:p text:style-name="P1844"><text:tab/>public String name;</text:p>
      <text:p text:style-name="P1845"><text:tab/>public int year;</text:p>
      <text:p text:style-name="P1846"><text:tab/>public String date;</text:p>
      <text:p text:style-name="P1847"><text:tab/>public String price;</text:p>
      <text:p text:style-name="P1848"><text:tab/>public String notes;</text:p>
      <text:p text:style-name="P1849"/>
      <text:p text:style-name="P1850"><text:tab/>/**</text:p>
      <text:p text:style-name="P1851"><text:tab/><text:s/>* Launch the application.</text:p>
      <text:p text:style-name="P1852"><text:tab/><text:s/>*/</text:p>
      <text:p text:style-name="P1853"><text:tab/>public static void main(String[] args)<text:s/></text:p>
      <text:p text:style-name="P1854"><text:tab/>{</text:p>
      <text:p text:style-name="P1855"><text:span text:style-name="T1856"><text:tab/></text:span><text:span text:style-name="T1857"><text:tab/>EventQueue.</text:span><text:span text:style-name="T1858">invokeLater</text:span><text:span text:style-name="T1859">(new Runnable()<text:s/></text:span></text:p>
      <text:p text:style-name="P1860"><text:tab/><text:tab/>{</text:p>
      <text:p text:style-name="P1861"><text:tab/><text:tab/><text:tab/>public void run()<text:s/></text:p>
      <text:p text:style-name="P1862"><text:tab/><text:tab/><text:tab/>{</text:p>
      <text:p text:style-name="P1863"><text:tab/><text:tab/><text:tab/><text:tab/>try</text:p>
      <text:p text:style-name="P1864"><text:tab/><text:tab/><text:tab/><text:tab/>{</text:p>
      <text:p text:style-name="P1865"><text:tab/><text:tab/><text:tab/><text:tab/><text:tab/>EditEntry frame = new EditEntry();</text:p>
      <text:p text:style-name="P1866"><text:tab/><text:tab/><text:tab/><text:tab/><text:tab/>frame.setVisible(true);</text:p>
      <text:p text:style-name="P1867"><text:tab/><text:tab/><text:tab/><text:tab/>}<text:s/></text:p>
      <text:p text:style-name="P1868"><text:tab/><text:tab/><text:tab/><text:tab/>catch (Exception e)<text:s/></text:p>
      <text:p text:style-name="P1869"><text:tab/><text:tab/><text:tab/><text:tab/>{</text:p>
      <text:p text:style-name="P1870"><text:tab/><text:tab/><text:tab/><text:tab/><text:tab/>e.printStackTrace();</text:p>
      <text:p text:style-name="P1871"><text:tab/><text:tab/><text:tab/><text:tab/>}</text:p>
      <text:p text:style-name="P1872"><text:tab/><text:tab/><text:tab/>}</text:p>
      <text:p text:style-name="P1873"><text:tab/><text:tab/>});</text:p>
      <text:p text:style-name="P1874"><text:tab/>}</text:p>
      <text:p text:style-name="P1875"/>
      <text:p text:style-name="P1876"><text:tab/>// Main method where everything is run; Otherwise certain variables would be</text:p>
      <text:p text:style-name="P1877"><text:tab/>// null</text:p>
      <text:p text:style-name="P1878"><text:tab/>// causing the program to crash</text:p>
      <text:p text:style-name="P1879"><text:tab/>public void run(int id, String first, String last, String use, String pas, int qty, String set, String setName,</text:p>
      <text:p text:style-name="P1880"><text:tab/><text:tab/><text:tab/>int release, String purDate, String purchase, String descr)<text:s/></text:p>
      <text:p text:style-name="P1881"><text:tab/>{</text:p>
      <text:p text:style-name="P1882"><text:tab/><text:tab/>userId = id;</text:p>
      <text:p text:style-name="P1883"><text:tab/><text:tab/>fName = first;</text:p>
      <text:p text:style-name="P1884"><text:tab/><text:tab/>lastName = last;</text:p>
      <text:p text:style-name="P1885"><text:tab/><text:tab/>username = use;</text:p>
      <text:p text:style-name="P1886"><text:tab/><text:tab/>password = pas;</text:p>
      <text:p text:style-name="P1887"><text:tab/><text:tab/>quantity = qty;</text:p>
      <text:soft-page-break/>
      <text:p text:style-name="P1888"><text:tab/><text:tab/>setNum = set;</text:p>
      <text:p text:style-name="P1889"><text:tab/><text:tab/>name = setName;</text:p>
      <text:p text:style-name="P1890"><text:tab/><text:tab/>year = release;</text:p>
      <text:p text:style-name="P1891"><text:tab/><text:tab/>date = purDate;</text:p>
      <text:p text:style-name="P1892"><text:tab/><text:tab/>price = purchase;</text:p>
      <text:p text:style-name="P1893"><text:tab/><text:tab/>notes = descr;</text:p>
      <text:p text:style-name="P1894"/>
      <text:p text:style-name="P1895"><text:span text:style-name="T1896"><text:tab/></text:span><text:span text:style-name="T1897"><text:tab/>setDefaultCloseOperation(JFrame.</text:span><text:span text:style-name="T1898">EXIT_ON_CLOSE</text:span><text:span text:style-name="T1899">);</text:span></text:p>
      <text:p text:style-name="P1900"><text:tab/><text:tab/>setBounds(100, 100, 500, 500);</text:p>
      <text:p text:style-name="P1901"><text:tab/><text:tab/>contentPane = new JPanel();</text:p>
      <text:p text:style-name="P1902"><text:tab/><text:tab/>contentPane.setBorder(new EmptyBorder(5, 5, 5, 5));</text:p>
      <text:p text:style-name="P1903"><text:tab/><text:tab/>setContentPane(contentPane);</text:p>
      <text:p text:style-name="P1904"><text:tab/><text:tab/>contentPane.setLayout(null);</text:p>
      <text:p text:style-name="P1905"/>
      <text:p text:style-name="P1906"><text:tab/><text:tab/>// Instruction label for editing entries</text:p>
      <text:p text:style-name="P1907"><text:tab/><text:tab/>JLabel lblEditInformationBelow = new JLabel("Edit information below.");</text:p>
      <text:p text:style-name="P1908"><text:span text:style-name="T1909"><text:tab/></text:span><text:span text:style-name="T1910"><text:tab/>lblEditInformationBelo</text:span><text:span text:style-name="T1911">w.setHorizontalAlignment(SwingConstants.</text:span><text:span text:style-name="T1912">CENTER</text:span><text:span text:style-name="T1913">);</text:span></text:p>
      <text:p text:style-name="P1914"><text:span text:style-name="T1915"><text:tab/></text:span><text:span text:style-name="T1916"><text:tab/>lblEditInformationBelow.setFont(new Font("Tahoma", Font.</text:span><text:span text:style-name="T1917">PLAIN</text:span><text:span text:style-name="T1918">, 16));</text:span></text:p>
      <text:p text:style-name="P1919"><text:tab/><text:tab/>lblEditInformationBelow.setBounds(81, 22, 336, 22);</text:p>
      <text:p text:style-name="P1920"><text:tab/><text:tab/>contentPane.add(lblEditInformationBelow);</text:p>
      <text:p text:style-name="P1921"/>
      <text:p text:style-name="P1922"><text:tab/><text:tab/>//Displays the correct errors<text:s/>when appropriate</text:p>
      <text:p text:style-name="P1923"><text:tab/><text:tab/>JLabel errorLbl = new JLabel("");</text:p>
      <text:p text:style-name="P1924"><text:span text:style-name="T1925"><text:tab/></text:span><text:span text:style-name="T1926"><text:tab/>errorLbl.setForeground(Color.</text:span><text:span text:style-name="T1927">RED</text:span><text:span text:style-name="T1928">);</text:span></text:p>
      <text:p text:style-name="P1929"><text:span text:style-name="T1930"><text:tab/></text:span><text:span text:style-name="T1931"><text:tab/>errorLbl.setHorizontalAlignment(SwingConstants.</text:span><text:span text:style-name="T1932">CENTER</text:span><text:span text:style-name="T1933">);</text:span></text:p>
      <text:p text:style-name="P1934"><text:span text:style-name="T1935"><text:tab/></text:span><text:span text:style-name="T1936"><text:tab/>errorLbl.setFont(new Font("Tahoma", Font.</text:span><text:span text:style-name="T1937">BOLD</text:span><text:span text:style-name="T1938">, 14));</text:span></text:p>
      <text:p text:style-name="P1939"><text:tab/><text:tab/>errorLbl.setBounds(47, 41, 401, 47);</text:p>
      <text:p text:style-name="P1940"><text:tab/><text:tab/>contentPane.add(errorLbl);</text:p>
      <text:p text:style-name="P1941"><text:tab/><text:tab/>errorLbl.setVisible(false);</text:p>
      <text:p text:style-name="P1942"/>
      <text:p text:style-name="P1943"><text:tab/><text:tab/>//Displays the set information being edited</text:p>
      <text:p text:style-name="P1944"><text:span text:style-name="T1945"><text:tab/></text:span><text:span text:style-name="T1946"><text:tab/>JLabel editingLbl = new JLabel("Editing: " + name); // Okay<text:s/></text:span><text:span text:style-name="T1947">idk</text:span><text:span text:style-name="T1948"><text:s/>how I'm doing this...</text:span></text:p>
      <text:p text:style-name="P1949"><text:span text:style-name="T1950"><text:tab/></text:span><text:span text:style-name="T1951"><text:tab/></text:span><text:span text:style-name="T1952">editingLbl.setHorizontalAlignment(SwingConstants.</text:span><text:span text:style-name="T1953">LEFT</text:span><text:span text:style-name="T1954">);</text:span></text:p>
      <text:p text:style-name="P1955"><text:span text:style-name="T1956"><text:tab/></text:span><text:span text:style-name="T1957"><text:tab/>editingLbl.setFont(new Font("Tahoma", Font.</text:span><text:span text:style-name="T1958">PLAIN</text:span><text:span text:style-name="T1959">, 14));</text:span></text:p>
      <text:p text:style-name="P1960"><text:tab/><text:tab/>editingLbl.setBounds(47, 85, 357, 34);</text:p>
      <text:p text:style-name="P1961"><text:tab/><text:tab/>contentPane.add(editingLbl);</text:p>
      <text:p text:style-name="P1962"/>
      <text:p text:style-name="P1963"><text:tab/><text:tab/>//Displays the quantity of a set being edited</text:p>
      <text:p text:style-name="P1964"><text:tab/><text:tab/>JLabel qtyLbl = new<text:s/>JLabel("Quantity:");</text:p>
      <text:p text:style-name="P1965"><text:span text:style-name="T1966"><text:tab/></text:span><text:span text:style-name="T1967"><text:tab/>qtyLbl.setFont(new Font("Tahoma", Font.</text:span><text:span text:style-name="T1968">PLAIN</text:span><text:span text:style-name="T1969">, 14));</text:span></text:p>
      <text:soft-page-break/>
      <text:p text:style-name="P1970"><text:tab/><text:tab/>qtyLbl.setBounds(47, 168, 65, 21);</text:p>
      <text:p text:style-name="P1971"><text:tab/><text:tab/>contentPane.add(qtyLbl);</text:p>
      <text:p text:style-name="P1972"/>
      <text:p text:style-name="P1973"><text:tab/><text:tab/>qtyField = new JTextField();</text:p>
      <text:p text:style-name="P1974"><text:span text:style-name="T1975"><text:tab/></text:span><text:span text:style-name="T1976"><text:tab/>qtyField.setFont(new Font("Tahoma", Font.</text:span><text:span text:style-name="T1977">PLAIN</text:span><text:span text:style-name="T1978">, 14));</text:span></text:p>
      <text:p text:style-name="P1979"><text:tab/><text:tab/>qtyField.setColumns(10);</text:p>
      <text:p text:style-name="P1980"><text:tab/><text:tab/>qtyField.setBounds(47, 195, 65, 39);</text:p>
      <text:p text:style-name="P1981"><text:tab/><text:tab/>contentPane.add(qtyField);</text:p>
      <text:p text:style-name="P1982"><text:tab/><text:tab/>qtyField.setText("" + quantity + "");</text:p>
      <text:p text:style-name="P1983"/>
      <text:p text:style-name="P1984"><text:tab/><text:tab/>//Initializes a datePicker</text:p>
      <text:p text:style-name="P1985"><text:tab/><text:tab/>//Which lets the user choose the date they purchased a set from an</text:p>
      <text:p text:style-name="P1986"><text:tab/><text:tab/>//Interactive calendar GUI</text:p>
      <text:p text:style-name="P1987"><text:tab/><text:tab/>JLabel<text:s/>dateLabel = new JLabel("Date Purchased:");</text:p>
      <text:p text:style-name="P1988"><text:span text:style-name="T1989"><text:tab/></text:span><text:span text:style-name="T1990"><text:tab/>dateLabel.setFont(new Font("Tahoma", Font.</text:span><text:span text:style-name="T1991">PLAIN</text:span><text:span text:style-name="T1992">, 14));</text:span></text:p>
      <text:p text:style-name="P1993"><text:tab/><text:tab/>dateLabel.setBounds(47, 119, 114, 39);</text:p>
      <text:p text:style-name="P1994"><text:tab/><text:tab/>contentPane.add(dateLabel);</text:p>
      <text:p text:style-name="P1995"/>
      <text:p text:style-name="P1996"><text:tab/><text:tab/>UtilDateModel dModel = new UtilDateModel();</text:p>
      <text:p text:style-name="P1997"><text:tab/><text:tab/>Properties p = new Properties();</text:p>
      <text:p text:style-name="P1998"><text:tab/><text:tab/>p.put("text.today", "Today");</text:p>
      <text:p text:style-name="P1999"><text:tab/><text:tab/>p.put("text.month", "Month");</text:p>
      <text:p text:style-name="P2000"><text:tab/><text:tab/>p.put("text.year", "Year");</text:p>
      <text:p text:style-name="P2001"><text:tab/><text:tab/>JDatePanelImpl datePanel = new JDatePanelImpl(dModel, p);</text:p>
      <text:p text:style-name="P2002"><text:tab/><text:tab/>JDatePickerImpl datePicker = new JDatePickerImpl(datePanel, new DateLabelFormatter());<text:s/></text:p>
      <text:p text:style-name="P2003"><text:span text:style-name="T2004"><text:tab/></text:span><text:span text:style-name="T2005"><text:tab/>datePicker.g</text:span><text:span text:style-name="T2006">etJFormattedTextField().setFont(new Font("Tahoma", Font.</text:span><text:span text:style-name="T2007">PLAIN</text:span><text:span text:style-name="T2008">, 14));</text:span></text:p>
      <text:p text:style-name="P2009"><text:tab/><text:tab/>datePicker.setBounds(152, 129, 170, 40);</text:p>
      <text:p text:style-name="P2010"><text:tab/><text:tab/>contentPane.add(datePicker);</text:p>
      <text:p text:style-name="P2011"/>
      <text:p text:style-name="P2012"><text:tab/><text:tab/>// The purchase price of a set</text:p>
      <text:p text:style-name="P2013"><text:tab/><text:tab/>// Displays the purchase price</text:p>
      <text:p text:style-name="P2014"><text:tab/><text:tab/>JLabel priceLbl = new JLabel("Purchase Price:");</text:p>
      <text:p text:style-name="P2015"><text:span text:style-name="T2016"><text:tab/></text:span><text:span text:style-name="T2017"><text:tab/>priceLbl.setFont(new Font("Tahoma", Font.</text:span><text:span text:style-name="T2018">PLAIN</text:span><text:span text:style-name="T2019">, 14));</text:span></text:p>
      <text:p text:style-name="P2020"><text:tab/><text:tab/>priceLbl.setBounds(152, 167, 95, 22);</text:p>
      <text:p text:style-name="P2021"><text:tab/><text:tab/>contentPane.add(priceLbl);</text:p>
      <text:p text:style-name="P2022"><text:tab/><text:tab/></text:p>
      <text:p text:style-name="P2023"><text:tab/><text:tab/>purPrice = new JTextField();</text:p>
      <text:p text:style-name="P2024"><text:span text:style-name="T2025"><text:tab/></text:span><text:span text:style-name="T2026"><text:tab/>purPrice.setFont(new Font("Tahoma", Font.</text:span><text:span text:style-name="T2027">PLAIN</text:span><text:span text:style-name="T2028">, 14));</text:span></text:p>
      <text:p text:style-name="P2029"><text:tab/><text:tab/>purPrice.setColumns(10);</text:p>
      <text:p text:style-name="P2030"><text:tab/><text:tab/>purPrice.setBounds(152, 195, 170, 39);</text:p>
      <text:p text:style-name="P2031"><text:tab/><text:tab/>contentPane.add(purPrice);</text:p>
      <text:p text:style-name="P2032"><text:tab/><text:tab/>purPrice.setText(price.substring((price.indexOf("$") + 1), price.length()));</text:p>
      <text:p text:style-name="P2033"/>
      <text:p text:style-name="P2034"><text:tab/><text:tab/>//User can edit their notes about the set they purchased here if they wish</text:p>
      <text:p text:style-name="P2035"><text:tab/><text:tab/>JLabel notesFieldLabel = new JLabel("Notes:");</text:p>
      <text:p text:style-name="P2036"><text:span text:style-name="T2037"><text:tab/></text:span><text:span text:style-name="T2038"><text:tab/>notesFieldLabel.setFont(new Font("Tahoma", Font.</text:span><text:span text:style-name="T2039">PLAIN</text:span><text:span text:style-name="T2040">, 14));</text:span></text:p>
      <text:p text:style-name="P2041"><text:tab/><text:tab/>notesFieldLabel.setBounds(47, 244, 49, 31);</text:p>
      <text:p text:style-name="P2042"><text:tab/><text:tab/>contentPane.add(notesFieldLabel);</text:p>
      <text:p text:style-name="P2043"/>
      <text:p text:style-name="P2044"><text:tab/><text:tab/>notesField = new JTextField();</text:p>
      <text:p text:style-name="P2045"><text:span text:style-name="T2046"><text:tab/></text:span><text:span text:style-name="T2047"><text:tab/>notesField.setHorizontalAlignm</text:span><text:span text:style-name="T2048">ent(SwingConstants.</text:span><text:span text:style-name="T2049">LEFT</text:span><text:span text:style-name="T2050">);</text:span></text:p>
      <text:p text:style-name="P2051"><text:span text:style-name="T2052"><text:tab/></text:span><text:span text:style-name="T2053"><text:tab/>notesField.setFont(new Font("Tahoma", Font.</text:span><text:span text:style-name="T2054">PLAIN</text:span><text:span text:style-name="T2055">, 14));</text:span></text:p>
      <text:p text:style-name="P2056"><text:tab/><text:tab/>notesField.setColumns(10);</text:p>
      <text:p text:style-name="P2057"><text:tab/><text:tab/>notesField.setBounds(47, 285, 391, 86);</text:p>
      <text:p text:style-name="P2058"><text:tab/><text:tab/>contentPane.add(notesField);</text:p>
      <text:p text:style-name="P2059"><text:tab/><text:tab/>notesField.setText(notes);</text:p>
      <text:p text:style-name="P2060"/>
      <text:p text:style-name="P2061"><text:tab/><text:tab/>//Closes Edit Entry Window</text:p>
      <text:p text:style-name="P2062"><text:tab/><text:tab/>//Opens View Window<text:s/></text:p>
      <text:p text:style-name="P2063"><text:tab/><text:tab/>JButton cancelButton = new JButton("Cancel");</text:p>
      <text:p text:style-name="P2064"><text:span text:style-name="T2065"><text:tab/></text:span><text:span text:style-name="T2066"><text:tab/>cancelButton.setFont(new Font("Tahoma", Font.</text:span><text:span text:style-name="T2067">PLAIN</text:span><text:span text:style-name="T2068">, 14));</text:span></text:p>
      <text:p text:style-name="P2069"><text:tab/><text:tab/>cancelButton.setBounds(298, 381, 140, 40);</text:p>
      <text:p text:style-name="P2070"><text:tab/><text:tab/>cancelButton.addMouseListener(new MouseAdapter()<text:s/></text:p>
      <text:p text:style-name="P2071"><text:tab/><text:tab/>{</text:p>
      <text:p text:style-name="P2072"><text:tab/><text:tab/><text:tab/>@Override</text:p>
      <text:p text:style-name="P2073"><text:tab/><text:tab/><text:tab/>public void mouseClicked(MouseEvent e)<text:s/></text:p>
      <text:p text:style-name="P2074"><text:tab/><text:tab/><text:tab/>{</text:p>
      <text:p text:style-name="P2075"><text:tab/><text:tab/><text:tab/><text:tab/>ViewWindow view = new ViewWindow();</text:p>
      <text:p text:style-name="P2076"><text:tab/><text:tab/><text:tab/><text:tab/>setVisible(false);</text:p>
      <text:p text:style-name="P2077"><text:tab/><text:tab/><text:tab/><text:tab/>view.setVisible(true);</text:p>
      <text:p text:style-name="P2078"><text:tab/><text:tab/><text:tab/><text:tab/>view.run(userId, fName, lastName, username, password);</text:p>
      <text:p text:style-name="P2079"><text:tab/><text:tab/><text:tab/>}</text:p>
      <text:p text:style-name="P2080"><text:tab/><text:tab/>});</text:p>
      <text:p text:style-name="P2081"><text:tab/><text:tab/>contentPane.add(cancelButton);</text:p>
      <text:p text:style-name="P2082"/>
      <text:p text:style-name="P2083"><text:tab/><text:tab/>// Saves the edits to the Collection table in LEGO_Databse</text:p>
      <text:p text:style-name="P2084"><text:tab/><text:tab/>JButton saveButton = new JButton("Save");</text:p>
      <text:p text:style-name="P2085"><text:span text:style-name="T2086"><text:tab/></text:span><text:span text:style-name="T2087"><text:tab/>saveButton.setFont(new Font("Tahoma", Font.</text:span><text:span text:style-name="T2088">PLAIN</text:span><text:span text:style-name="T2089">, 14));</text:span></text:p>
      <text:p text:style-name="P2090"><text:tab/><text:tab/>saveButton.setBounds(148, 381, 140, 40);</text:p>
      <text:p text:style-name="P2091"><text:tab/><text:tab/>saveButton.addMouseListener(new MouseAdapter()<text:s/></text:p>
      <text:p text:style-name="P2092"><text:tab/><text:tab/>{</text:p>
      <text:soft-page-break/>
      <text:p text:style-name="P2093"><text:tab/><text:tab/><text:tab/>@Override</text:p>
      <text:p text:style-name="P2094"><text:tab/><text:tab/><text:tab/>public void mouseClicked(MouseEvent e)<text:s/></text:p>
      <text:p text:style-name="P2095"><text:tab/><text:tab/><text:tab/>{</text:p>
      <text:p text:style-name="P2096"><text:tab/><text:tab/><text:tab/><text:tab/>int qTest = 0;</text:p>
      <text:p text:style-name="P2097"><text:tab/><text:tab/><text:tab/><text:tab/>double pTest;</text:p>
      <text:p text:style-name="P2098"><text:tab/><text:tab/><text:tab/><text:tab/>quantity = 0;</text:p>
      <text:p text:style-name="P2099"><text:tab/><text:tab/><text:tab/><text:tab/>price = null;</text:p>
      <text:p text:style-name="P2100"><text:tab/><text:tab/><text:tab/><text:tab/>//Checks to make sure all fields are filled out</text:p>
      <text:p text:style-name="P2101"><text:tab/><text:tab/><text:tab/><text:tab/>if<text:s/>(datePicker.getJFormattedTextField().getText().contentEquals("") || qtyField.getText().contentEquals("") ||<text:s/></text:p>
      <text:p text:style-name="P2102"><text:tab/><text:tab/><text:tab/><text:tab/><text:tab/><text:tab/>purPrice.getText().contentEquals(""))<text:s/></text:p>
      <text:p text:style-name="P2103"><text:tab/><text:tab/><text:tab/><text:tab/>{</text:p>
      <text:p text:style-name="P2104"><text:tab/><text:tab/><text:tab/><text:tab/><text:tab/>errorLbl.setVisible(true);</text:p>
      <text:p text:style-name="P2105"><text:tab/><text:tab/><text:tab/><text:tab/><text:tab/>errorLbl.setText("Please fill out all fields.");</text:p>
      <text:p text:style-name="P2106"><text:tab/><text:tab/><text:tab/><text:tab/>}<text:s/></text:p>
      <text:p text:style-name="P2107"><text:tab/><text:tab/><text:tab/><text:tab/>else<text:s/></text:p>
      <text:p text:style-name="P2108"><text:tab/><text:tab/><text:tab/><text:tab/>{</text:p>
      <text:p text:style-name="P2109"><text:span text:style-name="T2110"><text:tab/></text:span><text:span text:style-name="T2111"><text:tab/></text:span><text:span text:style-name="T2112"><text:tab/></text:span><text:span text:style-name="T2113"><text:tab/></text:span><text:span text:style-name="T2114"><text:tab/>try // Makes sure that quantity and price are appropriate values (</text:span><text:span text:style-name="T2115">int</text:span><text:span text:style-name="T2116"><text:s/>and double)</text:span></text:p>
      <text:p text:style-name="P2117"><text:tab/><text:tab/><text:tab/><text:tab/><text:tab/>{</text:p>
      <text:p text:style-name="P2118"><text:span text:style-name="T2119"><text:tab/></text:span><text:span text:style-name="T2120"><text:tab/></text:span><text:span text:style-name="T2121"><text:tab/></text:span><text:span text:style-name="T2122"><text:tab/></text:span><text:span text:style-name="T2123"><text:tab/></text:span><text:span text:style-name="T2124"><text:tab/>qTest = Integer.</text:span><text:span text:style-name="T2125">parseInt</text:span><text:span text:style-name="T2126">(qtyField.getText());</text:span></text:p>
      <text:p text:style-name="P2127"><text:tab/><text:tab/><text:tab/><text:tab/><text:tab/><text:tab/>quantity = qTest;</text:p>
      <text:p text:style-name="P2128"/>
      <text:p text:style-name="P2129"><text:span text:style-name="T2130"><text:tab/></text:span><text:span text:style-name="T2131"><text:tab/></text:span><text:span text:style-name="T2132"><text:tab/></text:span><text:span text:style-name="T2133"><text:tab/></text:span><text:span text:style-name="T2134"><text:tab/></text:span><text:span text:style-name="T2135"><text:tab/>pTest = Double.</text:span><text:span text:style-name="T2136">parseDouble</text:span><text:span text:style-name="T2137">(purPrice.getText());</text:span></text:p>
      <text:p text:style-name="P2138"><text:span text:style-name="T2139"><text:tab/></text:span><text:span text:style-name="T2140"><text:tab/></text:span><text:span text:style-name="T2141"><text:tab/></text:span><text:span text:style-name="T2142"><text:tab/></text:span><text:span text:style-name="T2143"><text:tab/></text:span><text:span text:style-name="T2144"><text:tab/>NumberForma</text:span><text:span text:style-name="T2145">t formatter = NumberFormat.</text:span><text:span text:style-name="T2146">getCurrencyInstance</text:span><text:span text:style-name="T2147">(); // Makes it so that the entered</text:span></text:p>
      <text:p text:style-name="P2148"><text:tab/><text:tab/><text:tab/><text:tab/><text:tab/><text:tab/><text:tab/><text:tab/><text:tab/><text:tab/><text:tab/><text:tab/><text:tab/><text:tab/><text:tab/><text:tab/><text:tab/><text:tab/><text:tab/><text:tab/><text:tab/><text:tab/>// String is a monetary value</text:p>
      <text:p text:style-name="P2149"><text:tab/><text:tab/><text:tab/><text:tab/><text:tab/><text:tab/>price = "" + formatter.format(pTest) + "";</text:p>
      <text:p text:style-name="P2150"><text:tab/><text:tab/><text:tab/><text:tab/><text:tab/><text:tab/>date = datePicker.getJFormattedTextField().getText();</text:p>
      <text:p text:style-name="P2151"><text:tab/><text:tab/><text:tab/><text:tab/><text:tab/><text:tab/>notes = notesField.getText();</text:p>
      <text:p text:style-name="P2152"/>
      <text:p text:style-name="P2153"><text:tab/><text:tab/><text:tab/><text:tab/><text:tab/><text:tab/>Collection cur = new Collection(userId, quantity, setNum, name, year, date, price, notes);</text:p>
      <text:p text:style-name="P2154"><text:tab/><text:tab/><text:tab/><text:tab/><text:tab/><text:tab/>cur.editEntry(); // Updates the information by writing to the LEGO_Collection.db file</text:p>
      <text:soft-page-break/>
      <text:p text:style-name="P2155"><text:tab/><text:tab/><text:tab/><text:tab/><text:tab/><text:tab/>ViewWindow view = new ViewWindow(); // Takes user back to ViewWindow to see the update to their</text:p>
      <text:p text:style-name="P2156"><text:tab/><text:tab/><text:tab/><text:tab/><text:tab/><text:tab/><text:tab/><text:tab/><text:tab/><text:tab/><text:tab/><text:tab/><text:tab/><text:tab/><text:tab/>// collection</text:p>
      <text:p text:style-name="P2157"><text:tab/><text:tab/><text:tab/><text:tab/><text:tab/><text:tab/>setVisible(false);</text:p>
      <text:p text:style-name="P2158"><text:tab/><text:tab/><text:tab/><text:tab/><text:tab/><text:tab/>view.setVisible(true);</text:p>
      <text:p text:style-name="P2159"><text:tab/><text:tab/><text:tab/><text:tab/><text:tab/><text:tab/>view.run(userId, fName, lastName, username, password);</text:p>
      <text:p text:style-name="P2160"><text:tab/><text:tab/><text:tab/><text:tab/><text:tab/>}<text:s/></text:p>
      <text:p text:style-name="P2161"><text:tab/><text:tab/><text:tab/><text:tab/><text:tab/>catch (Exception p)<text:s/></text:p>
      <text:p text:style-name="P2162"><text:tab/><text:tab/><text:tab/><text:tab/><text:tab/>{</text:p>
      <text:p text:style-name="P2163"><text:tab/><text:tab/><text:tab/><text:tab/><text:tab/><text:tab/>errorLbl.setVisible(true);</text:p>
      <text:p text:style-name="P2164"><text:tab/><text:tab/><text:tab/><text:tab/><text:tab/><text:tab/>errorLbl.setText("ERROR: Incorrect value type for quantity and/or price.");</text:p>
      <text:p text:style-name="P2165"><text:tab/><text:tab/><text:tab/><text:tab/><text:tab/>}</text:p>
      <text:p text:style-name="P2166"><text:tab/><text:tab/><text:tab/><text:tab/>}</text:p>
      <text:p text:style-name="P2167"><text:tab/><text:tab/><text:tab/>}</text:p>
      <text:p text:style-name="P2168"/>
      <text:p text:style-name="P2169"><text:tab/><text:tab/>});</text:p>
      <text:p text:style-name="P2170"><text:tab/><text:tab/>contentPane.add(saveButton);</text:p>
      <text:p text:style-name="P2171"><text:tab/>}</text:p>
      <text:p text:style-name="P2172"/>
      <text:p text:style-name="P2173"><text:tab/>/*</text:p>
      <text:p text:style-name="P2174"><text:tab/><text:s/>* /** Create the frame.</text:p>
      <text:p text:style-name="P2175"><text:tab/><text:s/>*/</text:p>
      <text:p text:style-name="P2176"><text:tab/>// This class is empty because otherwise<text:s/>necessary variables (userId, fName,</text:p>
      <text:p text:style-name="P2177"><text:tab/>// lastName, etc. would not be carried over,</text:p>
      <text:p text:style-name="P2178"><text:tab/>// causing the program to crash)</text:p>
      <text:p text:style-name="P2179"><text:tab/>public EditEntry()<text:s/></text:p>
      <text:p text:style-name="P2180"><text:tab/>{</text:p>
      <text:p text:style-name="P2181"><text:tab/><text:tab/></text:p>
      <text:p text:style-name="P2182"><text:tab/>}</text:p>
      <text:p text:style-name="P2183">}</text:p>
      <text:p text:style-name="P2184"/>
      <text:p text:style-name="P2185"/>
      <text:p text:style-name="P2186">Users</text:p>
      <text:p text:style-name="PlainText"/>
      <text:p text:style-name="P2187">import java.sql.Connection;</text:p>
      <text:p text:style-name="P2188">import java.sql.ResultSet;</text:p>
      <text:p text:style-name="P2189">import<text:s/>java.sql.SQLException;</text:p>
      <text:p text:style-name="P2190">import java.sql.Statement;</text:p>
      <text:p text:style-name="P2191">import org.sqlite.SQLiteDataSource;</text:p>
      <text:p text:style-name="P2192"/>
      <text:p text:style-name="P2193">//Class for writing to the Users table in the LEGO_Collection Database</text:p>
      <text:p text:style-name="P2194">//Utilizes SQLite</text:p>
      <text:p text:style-name="P2195">public class Users<text:s/></text:p>
      <text:p text:style-name="P2196">{</text:p>
      <text:p text:style-name="P2197"><text:tab/>private int myUserId;</text:p>
      <text:p text:style-name="P2198"><text:tab/>private String myFName;</text:p>
      <text:p text:style-name="P2199"><text:tab/>private String myLName;</text:p>
      <text:p text:style-name="P2200"><text:tab/>private String myUsername;</text:p>
      <text:p text:style-name="P2201"><text:tab/>private String myPassword;</text:p>
      <text:p text:style-name="P2202"><text:tab/>private Database myUsers;</text:p>
      <text:p text:style-name="P2203"/>
      <text:p text:style-name="P2204"><text:tab/>public Users(int userId, String fName, String lastName, String user, String pas)<text:s/></text:p>
      <text:p text:style-name="P2205"><text:tab/>{</text:p>
      <text:p text:style-name="P2206"><text:tab/><text:tab/>myUserId = userId;</text:p>
      <text:p text:style-name="P2207"><text:tab/><text:tab/>myFName = fName;</text:p>
      <text:p text:style-name="P2208"><text:tab/><text:tab/>myLName = lastName;</text:p>
      <text:p text:style-name="P2209"><text:tab/><text:tab/>myUsername = user;</text:p>
      <text:p text:style-name="P2210"><text:tab/><text:tab/>myPassword = pas;</text:p>
      <text:p text:style-name="P2211"><text:tab/><text:tab/>myUsers = new Database();</text:p>
      <text:p text:style-name="P2212"><text:tab/>}</text:p>
      <text:p text:style-name="P2213"/>
      <text:p text:style-name="P2214"><text:tab/>//Returns a Users object if it exists<text:s/></text:p>
      <text:p text:style-name="P2215"><text:tab/>//Accomplishes this by reading from the LEGO_Collection.db file</text:p>
      <text:p text:style-name="P2216"><text:tab/>public Users getUser(String username, String password)<text:s/></text:p>
      <text:p text:style-name="P2217"><text:tab/>{</text:p>
      <text:p text:style-name="P2218"><text:tab/><text:tab/>String query = "SELECT user_id, first_name, last_name, username, password FROM Users WHERE username = '"</text:p>
      <text:p text:style-name="P2219"><text:tab/><text:tab/><text:tab/><text:tab/>+ myUsername + "' AND password = '" + myPassword + "'";</text:p>
      <text:p text:style-name="P2220"><text:tab/><text:tab/></text:p>
      <text:p text:style-name="P2221"><text:tab/><text:tab/>//Establishes database connection<text:s/></text:p>
      <text:p text:style-name="P2222"><text:tab/><text:tab/>SQLiteDataSource source = myUsers.getDs();</text:p>
      <text:p text:style-name="P2223"><text:tab/><text:tab/>Users usr =<text:s/>null;</text:p>
      <text:p text:style-name="P2224"><text:tab/><text:tab/>try (Connection conn = source.getConnection(); Statement stmt = conn.createStatement();)<text:s/></text:p>
      <text:soft-page-break/>
      <text:p text:style-name="P2225"><text:tab/><text:tab/>{</text:p>
      <text:p text:style-name="P2226"><text:tab/><text:tab/><text:tab/>ResultSet rs = stmt.executeQuery(query);</text:p>
      <text:p text:style-name="P2227"><text:tab/><text:tab/><text:tab/>//if rs.isClosed(), it means that the requested information from the LEGO_Collection.db file does not exist</text:p>
      <text:p text:style-name="P2228"><text:tab/><text:tab/><text:tab/>if (rs.isClosed() == false)<text:s/></text:p>
      <text:p text:style-name="P2229"><text:tab/><text:tab/><text:tab/>{</text:p>
      <text:p text:style-name="P2230"><text:tab/><text:tab/><text:tab/><text:tab/>usr = new Users(rs.getInt("user_id"), rs.getString("first_name"), rs.getString("last_name"),</text:p>
      <text:p text:style-name="P2231"><text:tab/><text:tab/><text:tab/><text:tab/><text:tab/><text:tab/>rs.getString("username"), rs.getString("password"));</text:p>
      <text:p text:style-name="P2232"><text:tab/><text:tab/><text:tab/>}</text:p>
      <text:p text:style-name="P2233"><text:tab/><text:tab/>}</text:p>
      <text:p text:style-name="P2234"><text:tab/><text:tab/>catch (SQLException e)<text:s/></text:p>
      <text:p text:style-name="P2235"><text:tab/><text:tab/>{</text:p>
      <text:p text:style-name="P2236"><text:tab/><text:tab/><text:tab/>e.printStackTrace();</text:p>
      <text:p text:style-name="P2237"><text:tab/><text:tab/><text:tab/>System.exit(0);</text:p>
      <text:p text:style-name="P2238"><text:tab/><text:tab/>}</text:p>
      <text:p text:style-name="P2239"><text:tab/><text:tab/>return usr;</text:p>
      <text:p text:style-name="P2240"><text:tab/>}</text:p>
      <text:p text:style-name="P2241"/>
      <text:p text:style-name="P2242"><text:tab/>//Checks if the entered username is taken when creating a new account</text:p>
      <text:p text:style-name="P2243"><text:tab/>//By reading from the LEGO_Collection.db file<text:s/></text:p>
      <text:p text:style-name="P2244"><text:tab/>public boolean isUsernameTaken(String username)<text:s/></text:p>
      <text:p text:style-name="P2245"><text:tab/>{</text:p>
      <text:p text:style-name="P2246"><text:tab/><text:tab/>String query = "SELECT user_id FROM Users WHERE username = '" + myUsername + "'";</text:p>
      <text:p text:style-name="P2247"><text:tab/><text:tab/></text:p>
      <text:p text:style-name="P2248"><text:tab/><text:tab/>//Establishes database connection<text:s/></text:p>
      <text:p text:style-name="P2249"><text:tab/><text:tab/>SQLiteDataSource source = myUsers.getDs();</text:p>
      <text:p text:style-name="P2250"><text:tab/><text:tab/>try (Connection conn = source.getConnection(); Statement stmt =<text:s/>conn.createStatement();)<text:s/></text:p>
      <text:p text:style-name="P2251"><text:tab/><text:tab/>{</text:p>
      <text:p text:style-name="P2252"><text:tab/><text:tab/><text:tab/>ResultSet rs = stmt.executeQuery(query);</text:p>
      <text:p text:style-name="P2253"><text:tab/><text:tab/><text:tab/>//if rs.isClosed(), it means that the requested information from the LEGO_Collection.db file does not exist</text:p>
      <text:p text:style-name="P2254"><text:tab/><text:tab/><text:tab/>if (rs.isClosed() == false)<text:s/></text:p>
      <text:p text:style-name="P2255"><text:tab/><text:tab/><text:tab/>{</text:p>
      <text:p text:style-name="P2256"><text:tab/><text:tab/><text:tab/><text:tab/>return true;</text:p>
      <text:p text:style-name="P2257"><text:tab/><text:tab/><text:tab/>}</text:p>
      <text:p text:style-name="P2258"><text:tab/><text:tab/>}<text:s/></text:p>
      <text:p text:style-name="P2259"><text:tab/><text:tab/>catch<text:s/>(SQLException e)<text:s/></text:p>
      <text:p text:style-name="P2260"><text:tab/><text:tab/>{</text:p>
      <text:p text:style-name="P2261"><text:tab/><text:tab/><text:tab/>e.printStackTrace();</text:p>
      <text:p text:style-name="P2262"><text:tab/><text:tab/><text:tab/>System.exit(0);</text:p>
      <text:p text:style-name="P2263"><text:tab/><text:tab/>}</text:p>
      <text:p text:style-name="P2264"><text:tab/><text:tab/>return false;</text:p>
      <text:soft-page-break/>
      <text:p text:style-name="P2265"><text:tab/>}</text:p>
      <text:p text:style-name="P2266"/>
      <text:p text:style-name="P2267"><text:tab/>//Creates a new user and adds it to the database</text:p>
      <text:p text:style-name="P2268"><text:tab/>//By writing to the LEGO_Collection.db file<text:s/></text:p>
      <text:p text:style-name="P2269"><text:tab/>public void addUser()<text:s/></text:p>
      <text:p text:style-name="P2270"><text:tab/>{</text:p>
      <text:p text:style-name="P2271"><text:tab/><text:tab/>String query1 = "INSERT INTO Users(username, password, first_name, last_name) VALUES ('" + myUsername + "', '"</text:p>
      <text:p text:style-name="P2272"><text:tab/><text:tab/><text:tab/><text:tab/>+ myPassword + "', '" + myFName + "', '" + myLName + "')";</text:p>
      <text:p text:style-name="P2273"><text:tab/><text:tab/>SQLiteDataSource source = myUsers.getDs();</text:p>
      <text:p text:style-name="P2274"/>
      <text:p text:style-name="P2275"><text:tab/><text:tab/>try (Connection conn = source.getConnection(); Statement stmt = conn.createStatement();)<text:s/></text:p>
      <text:p text:style-name="P2276"><text:tab/><text:tab/>{</text:p>
      <text:p text:style-name="P2277"><text:tab/><text:tab/><text:tab/>stmt.execute(query1); // inserts new user into Users table; unique user_id generated when this occurs,</text:p>
      <text:p text:style-name="P2278"><text:tab/><text:tab/><text:tab/><text:tab/><text:tab/><text:tab/><text:tab/><text:tab/><text:tab/>// which is why myUserId is not used here</text:p>
      <text:p text:style-name="P2279"><text:tab/><text:tab/>}<text:s/></text:p>
      <text:p text:style-name="P2280"><text:tab/><text:tab/>catch (SQLException e)<text:s/></text:p>
      <text:p text:style-name="P2281"><text:tab/><text:tab/>{</text:p>
      <text:p text:style-name="P2282"><text:tab/><text:tab/><text:tab/>e.printStackTrace();</text:p>
      <text:p text:style-name="P2283"><text:tab/><text:tab/><text:tab/>System.exit(0);</text:p>
      <text:p text:style-name="P2284"><text:tab/><text:tab/>}</text:p>
      <text:p text:style-name="P2285"><text:tab/>}</text:p>
      <text:p text:style-name="P2286"/>
      <text:p text:style-name="P2287"><text:tab/>//Returns the user's userId</text:p>
      <text:p text:style-name="P2288"><text:tab/>public int getUserId()<text:s/></text:p>
      <text:p text:style-name="P2289"><text:tab/>{</text:p>
      <text:p text:style-name="P2290"><text:tab/><text:tab/>return myUserId;</text:p>
      <text:p text:style-name="P2291"><text:tab/>}</text:p>
      <text:p text:style-name="P2292"><text:tab/></text:p>
      <text:p text:style-name="P2293"><text:tab/>//Sets user's userId</text:p>
      <text:p text:style-name="P2294"><text:tab/>public void setUserId(int id)</text:p>
      <text:p text:style-name="P2295"><text:tab/>{</text:p>
      <text:p text:style-name="P2296"><text:tab/><text:tab/>myUserId = id;<text:s/></text:p>
      <text:p text:style-name="P2297"><text:tab/>}</text:p>
      <text:p text:style-name="P2298"/>
      <text:p text:style-name="P2299"><text:tab/>// Returns user's first name</text:p>
      <text:p text:style-name="P2300"><text:tab/>public String getFirstName()<text:s/></text:p>
      <text:p text:style-name="P2301"><text:tab/>{</text:p>
      <text:p text:style-name="P2302"><text:tab/><text:tab/>return<text:s/>myFName;</text:p>
      <text:p text:style-name="P2303"><text:tab/>}</text:p>
      <text:p text:style-name="P2304"/>
      <text:p text:style-name="P2305"><text:tab/>//Sets user's first name</text:p>
      <text:p text:style-name="P2306"><text:tab/>public void setFirstName(String first)</text:p>
      <text:soft-page-break/>
      <text:p text:style-name="P2307"><text:tab/>{</text:p>
      <text:p text:style-name="P2308"><text:tab/><text:tab/>myFName = first;<text:s/></text:p>
      <text:p text:style-name="P2309"><text:tab/>}</text:p>
      <text:p text:style-name="P2310"><text:tab/></text:p>
      <text:p text:style-name="P2311"><text:tab/>// Returns user's last name</text:p>
      <text:p text:style-name="P2312"><text:tab/>public String getLastName()<text:s/></text:p>
      <text:p text:style-name="P2313"><text:tab/>{</text:p>
      <text:p text:style-name="P2314"><text:tab/><text:tab/>return myLName;</text:p>
      <text:p text:style-name="P2315"><text:tab/>}</text:p>
      <text:p text:style-name="P2316"><text:tab/></text:p>
      <text:p text:style-name="P2317"><text:tab/>//Sets user's last name</text:p>
      <text:p text:style-name="P2318"><text:tab/>public void<text:s/>setLastName(String last)</text:p>
      <text:p text:style-name="P2319"><text:tab/>{</text:p>
      <text:p text:style-name="P2320"><text:tab/><text:tab/>myLName = last;</text:p>
      <text:p text:style-name="P2321"><text:tab/>}</text:p>
      <text:p text:style-name="P2322"/>
      <text:p text:style-name="P2323"><text:tab/>// Returns username;</text:p>
      <text:p text:style-name="P2324"><text:tab/>public String getUsername()<text:s/></text:p>
      <text:p text:style-name="P2325"><text:tab/>{</text:p>
      <text:p text:style-name="P2326"><text:tab/><text:tab/>return myUsername;</text:p>
      <text:p text:style-name="P2327"><text:tab/>}</text:p>
      <text:p text:style-name="P2328"/>
      <text:p text:style-name="P2329"><text:tab/>//Sets username</text:p>
      <text:p text:style-name="P2330"><text:tab/>public void setUsername(String use)</text:p>
      <text:p text:style-name="P2331"><text:tab/>{</text:p>
      <text:p text:style-name="P2332"><text:tab/><text:tab/>myUsername = use;</text:p>
      <text:p text:style-name="P2333"><text:tab/>}</text:p>
      <text:p text:style-name="P2334"><text:tab/></text:p>
      <text:p text:style-name="P2335"><text:tab/>// Returns password;</text:p>
      <text:p text:style-name="P2336"><text:tab/>public String<text:s/>getPassword()<text:s/></text:p>
      <text:p text:style-name="P2337"><text:tab/>{</text:p>
      <text:p text:style-name="P2338"><text:tab/><text:tab/>return myPassword;</text:p>
      <text:p text:style-name="P2339"><text:tab/>}</text:p>
      <text:p text:style-name="P2340"><text:tab/></text:p>
      <text:p text:style-name="P2341"><text:tab/>//Sets password</text:p>
      <text:p text:style-name="P2342"><text:tab/>public void setPassword(String pas)</text:p>
      <text:p text:style-name="P2343"><text:tab/>{</text:p>
      <text:p text:style-name="P2344"><text:tab/><text:tab/>myPassword = pas;<text:s/></text:p>
      <text:p text:style-name="P2345"><text:tab/>}</text:p>
      <text:p text:style-name="P2346"/>
      <text:p text:style-name="P2347">}</text:p>
      <text:p text:style-name="P2348"/>
      <text:p text:style-name="PlainText"><text:span text:style-name="T2349">Collection</text:span></text:p>
      <text:p text:style-name="P2350"/>
      <text:p text:style-name="P2351">import java.sql.Connection;</text:p>
      <text:p text:style-name="P2352">import java.sql.ResultSet;</text:p>
      <text:p text:style-name="P2353">import java.sql.SQLException;</text:p>
      <text:p text:style-name="P2354">import java.sql.Statement;</text:p>
      <text:p text:style-name="P2355"/>
      <text:p text:style-name="P2356">import javax.swing.table.DefaultTableModel;</text:p>
      <text:p text:style-name="P2357"/>
      <text:p text:style-name="P2358">import org.sqlite.SQLiteDataSource;</text:p>
      <text:p text:style-name="P2359"/>
      <text:p text:style-name="P2360">//Class for writing to the Collection table in the LEGO_Collection Database</text:p>
      <text:p text:style-name="P2361">//Utilizes SQLite</text:p>
      <text:p text:style-name="P2362"/>
      <text:p text:style-name="P2363">public class Collection<text:s/></text:p>
      <text:p text:style-name="P2364">{</text:p>
      <text:p text:style-name="P2365"><text:tab/>private int myUserId;</text:p>
      <text:p text:style-name="P2366"><text:tab/>private int<text:s/>myQuantity;</text:p>
      <text:p text:style-name="P2367"><text:tab/>private String mySetNum;</text:p>
      <text:p text:style-name="P2368"><text:tab/>private String myName;</text:p>
      <text:p text:style-name="P2369"><text:tab/>private int myYear;</text:p>
      <text:p text:style-name="P2370"><text:tab/>private String myPurDate;</text:p>
      <text:p text:style-name="P2371"><text:tab/>private String myPrice;</text:p>
      <text:p text:style-name="P2372"><text:tab/>private String myNotes;</text:p>
      <text:p text:style-name="P2373"><text:tab/>private Database myCollection;</text:p>
      <text:p text:style-name="P2374"/>
      <text:p text:style-name="P2375"><text:tab/>public Collection(int id, int qty, String num, String<text:s/>setName, int release, String date, String purPrice,</text:p>
      <text:p text:style-name="P2376"><text:tab/><text:tab/><text:tab/>String note)<text:s/></text:p>
      <text:p text:style-name="P2377"><text:tab/>{</text:p>
      <text:p text:style-name="P2378"><text:tab/><text:tab/>myUserId = id;</text:p>
      <text:p text:style-name="P2379"><text:tab/><text:tab/>myQuantity = qty;</text:p>
      <text:p text:style-name="P2380"><text:tab/><text:tab/>mySetNum = num;</text:p>
      <text:p text:style-name="P2381"><text:tab/><text:tab/>myName = setName;</text:p>
      <text:p text:style-name="P2382"><text:tab/><text:tab/>myYear = release;</text:p>
      <text:p text:style-name="P2383"><text:tab/><text:tab/>myPurDate = date;</text:p>
      <text:p text:style-name="P2384"><text:tab/><text:tab/>myPrice = purPrice;</text:p>
      <text:p text:style-name="P2385"><text:tab/><text:tab/>myNotes = note;</text:p>
      <text:p text:style-name="P2386"><text:tab/><text:tab/>myCollection = new Database();</text:p>
      <text:p text:style-name="P2387"><text:tab/>}</text:p>
      <text:p text:style-name="P2388"/>
      <text:p text:style-name="P2389"><text:tab/>//Adds an entry into the Collection table by writing to the LEGO_Collection.db file<text:s/></text:p>
      <text:p text:style-name="P2390"><text:tab/>//The user_id denotes which user's set that is</text:p>
      <text:p text:style-name="P2391"><text:tab/>public void addEntry()<text:s/></text:p>
      <text:soft-page-break/>
      <text:p text:style-name="P2392"><text:tab/>{</text:p>
      <text:p text:style-name="P2393"><text:tab/><text:tab/>String query = "INSERT INTO Collection(user_id, quantity, set_num, name, year,<text:s/>pur_date, price, notes) VALUES "</text:p>
      <text:p text:style-name="P2394"><text:tab/><text:tab/><text:tab/><text:tab/>+ "(" + myUserId + ", " + myQuantity + ", '" + mySetNum + "', '" + myName + "', " + myYear + ", '"</text:p>
      <text:p text:style-name="P2395"><text:tab/><text:tab/><text:tab/><text:tab/>+ myPurDate + "', '" + myPrice + "', '" + myNotes + "')";</text:p>
      <text:p text:style-name="P2396"/>
      <text:p text:style-name="P2397"><text:tab/><text:tab/>SQLiteDataSource source = myCollection.getDs();</text:p>
      <text:p text:style-name="P2398"/>
      <text:p text:style-name="P2399"><text:tab/><text:tab/>try<text:s/>(Connection conn = source.getConnection(); Statement stmt = conn.createStatement();) {</text:p>
      <text:p text:style-name="P2400"><text:tab/><text:tab/><text:tab/>stmt.execute(query);</text:p>
      <text:p text:style-name="P2401"><text:tab/><text:tab/><text:tab/>System.out.println(query);</text:p>
      <text:p text:style-name="P2402"/>
      <text:p text:style-name="P2403"><text:tab/><text:tab/>}<text:s/></text:p>
      <text:p text:style-name="P2404"><text:tab/><text:tab/>catch (SQLException e)<text:s/></text:p>
      <text:p text:style-name="P2405"><text:tab/><text:tab/>{</text:p>
      <text:p text:style-name="P2406"><text:tab/><text:tab/><text:tab/>e.printStackTrace();</text:p>
      <text:p text:style-name="P2407"><text:tab/><text:tab/><text:tab/>System.exit(0);</text:p>
      <text:p text:style-name="P2408"><text:tab/><text:tab/>}</text:p>
      <text:p text:style-name="P2409"><text:tab/>}</text:p>
      <text:p text:style-name="P2410"/>
      <text:p text:style-name="P2411"><text:tab/>//Adds edited information to a particular row in the Collection table</text:p>
      <text:p text:style-name="P2412"><text:tab/>//By writing to the LEGO_Collection.db file where specified</text:p>
      <text:p text:style-name="P2413"><text:tab/>//Specific row denoted by the userId and the set number given</text:p>
      <text:p text:style-name="P2414"><text:tab/>public void editEntry()<text:s/></text:p>
      <text:p text:style-name="P2415"><text:tab/>{</text:p>
      <text:p text:style-name="P2416"><text:tab/><text:tab/>String query = "UPDATE Collection SET quantity = " + myQuantity + ", " + "pur_date = '" + myPurDate + "', "</text:p>
      <text:p text:style-name="P2417"><text:tab/><text:tab/><text:tab/><text:tab/>+ "price = '" + myPrice + "', " + "notes = '" + myNotes + "' " + "WHERE user_id = " + myUserId</text:p>
      <text:p text:style-name="P2418"><text:tab/><text:tab/><text:tab/><text:tab/>+ " AND set_num = '" + mySetNum + "'";<text:s/></text:p>
      <text:p text:style-name="P2419"><text:tab/><text:tab/></text:p>
      <text:p text:style-name="P2420"><text:tab/><text:tab/>//Establishes database connection<text:s/></text:p>
      <text:p text:style-name="P2421"><text:tab/><text:tab/>SQLiteDataSource source = myCollection.getDs();</text:p>
      <text:p text:style-name="P2422"/>
      <text:p text:style-name="P2423"><text:tab/><text:tab/>try (Connection conn = source.getConnection(); Statement stmt = conn.createStatement();)<text:s/></text:p>
      <text:p text:style-name="P2424"><text:tab/><text:tab/>{</text:p>
      <text:p text:style-name="P2425"><text:tab/><text:tab/><text:tab/>stmt.execute(query);</text:p>
      <text:p text:style-name="P2426"/>
      <text:p text:style-name="P2427"><text:tab/><text:tab/>}<text:s/></text:p>
      <text:p text:style-name="P2428"><text:tab/><text:tab/>catch (SQLException p)<text:s/></text:p>
      <text:p text:style-name="P2429"><text:tab/><text:tab/>{</text:p>
      <text:soft-page-break/>
      <text:p text:style-name="P2430"><text:tab/><text:tab/><text:tab/>p.printStackTrace();</text:p>
      <text:p text:style-name="P2431"><text:tab/><text:tab/><text:tab/>System.exit(0);</text:p>
      <text:p text:style-name="P2432"><text:tab/><text:tab/>}</text:p>
      <text:p text:style-name="P2433"><text:tab/>}</text:p>
      <text:p text:style-name="P2434"/>
      <text:p text:style-name="P2435"><text:tab/>//Deletes information to a particular row in the Collection table</text:p>
      <text:p text:style-name="P2436"><text:tab/>//By deleting from the LEGO_Collection.db file where specified</text:p>
      <text:p text:style-name="P2437"><text:tab/>//Specific row denoted by the userId and the set number given</text:p>
      <text:p text:style-name="P2438"><text:tab/>public void deleteEntry()<text:s/></text:p>
      <text:p text:style-name="P2439"><text:tab/>{</text:p>
      <text:p text:style-name="P2440"><text:tab/><text:tab/>String query = "DELETE FROM Collection WHERE user_id = " + myUserId + " AND set_num = '" + mySetNum + "'";</text:p>
      <text:p text:style-name="P2441"/>
      <text:p text:style-name="P2442"><text:tab/><text:tab/>//Establishes database connection</text:p>
      <text:p text:style-name="P2443"><text:tab/><text:tab/>SQLiteDataSource source = myCollection.getDs();</text:p>
      <text:p text:style-name="P2444"/>
      <text:p text:style-name="P2445"><text:tab/><text:tab/>try (Connection conn = source.getConnection(); Statement stmt =<text:s/>conn.createStatement();)<text:s/></text:p>
      <text:p text:style-name="P2446"><text:tab/><text:tab/>{</text:p>
      <text:p text:style-name="P2447"><text:tab/><text:tab/><text:tab/>stmt.execute(query);</text:p>
      <text:p text:style-name="P2448"><text:tab/><text:tab/>}<text:s/></text:p>
      <text:p text:style-name="P2449"><text:tab/><text:tab/>catch (SQLException r)<text:s/></text:p>
      <text:p text:style-name="P2450"><text:tab/><text:tab/>{</text:p>
      <text:p text:style-name="P2451"><text:tab/><text:tab/><text:tab/>r.printStackTrace();</text:p>
      <text:p text:style-name="P2452"><text:tab/><text:tab/><text:tab/>System.exit(0);</text:p>
      <text:p text:style-name="P2453"><text:tab/><text:tab/>}</text:p>
      <text:p text:style-name="P2454"><text:tab/>}</text:p>
      <text:p text:style-name="P2455">}</text:p>
      <text:p text:style-name="P2456"/>
      <text:p text:style-name="PlainText"><text:span text:style-name="T2457">Database</text:span></text:p>
      <text:p text:style-name="P2458"/>
      <text:p text:style-name="P2459">import java.sql.Connection;</text:p>
      <text:p text:style-name="P2460">import java.sql.ResultSet;</text:p>
      <text:p text:style-name="P2461">import<text:s/>java.sql.SQLException;</text:p>
      <text:p text:style-name="P2462">import java.sql.Statement;</text:p>
      <text:p text:style-name="P2463">import org.sqlite.SQLiteDataSource;</text:p>
      <text:p text:style-name="P2464"/>
      <text:p text:style-name="P2465">public class Database<text:s/></text:p>
      <text:p text:style-name="P2466">{</text:p>
      <text:p text:style-name="P2467"><text:tab/>private SQLiteDataSource ds;</text:p>
      <text:p text:style-name="P2468"/>
      <text:p text:style-name="P2469"><text:tab/>//Initializes database by specifying the URL of the file</text:p>
      <text:p text:style-name="P2470"><text:tab/>public Database()<text:s/></text:p>
      <text:p text:style-name="P2471"><text:tab/>{</text:p>
      <text:p text:style-name="P2472"><text:tab/><text:tab/>try<text:s/></text:p>
      <text:p text:style-name="P2473"><text:tab/><text:tab/>{</text:p>
      <text:p text:style-name="P2474"><text:tab/><text:tab/><text:tab/>ds = new<text:s/>SQLiteDataSource();</text:p>
      <text:p text:style-name="P2475"><text:tab/><text:tab/><text:tab/>ds.setUrl("jdbc:sqlite:LEGO_Collection.db");</text:p>
      <text:p text:style-name="P2476"><text:tab/><text:tab/>}<text:s/></text:p>
      <text:p text:style-name="P2477"><text:tab/><text:tab/>catch (Exception e)<text:s/></text:p>
      <text:p text:style-name="P2478"><text:tab/><text:tab/>{</text:p>
      <text:p text:style-name="P2479"><text:tab/><text:tab/><text:tab/>e.printStackTrace();</text:p>
      <text:p text:style-name="P2480"><text:tab/><text:tab/><text:tab/>System.exit(0);</text:p>
      <text:p text:style-name="P2481"><text:tab/><text:tab/>}</text:p>
      <text:p text:style-name="P2482"><text:tab/>}</text:p>
      <text:p text:style-name="P2483"/>
      <text:p text:style-name="P2484"><text:tab/>//Returns ds</text:p>
      <text:p text:style-name="P2485"><text:tab/>public SQLiteDataSource getDs()<text:s/></text:p>
      <text:p text:style-name="P2486"><text:tab/>{</text:p>
      <text:p text:style-name="P2487"><text:tab/><text:tab/>return ds;</text:p>
      <text:p text:style-name="P2488"><text:tab/>}</text:p>
      <text:p text:style-name="P2489">}</text:p>
      <text:p text:style-name="P2490"/>
      <text:p text:style-name="PlainText"><text:span text:style-name="T2491">Date Label Formatter Code</text:span></text:p>
      <text:p text:style-name="P2492"/>
      <text:p text:style-name="P2493">import java.text.ParseException;</text:p>
      <text:p text:style-name="P2494">import java.text.SimpleDateFormat;</text:p>
      <text:p text:style-name="P2495">import java.util.Calendar;</text:p>
      <text:p text:style-name="P2496"/>
      <text:p text:style-name="P2497">import javax.swing.JFormattedTextField.AbstractFormatter;</text:p>
      <text:p text:style-name="P2498"/>
      <text:p text:style-name="P2499">//Class initialies the DateLabel Formatter information used in DatePicker (the Calendar date-picking<text:s/>GUI)</text:p>
      <text:p text:style-name="P2500">public class DateLabelFormatter extends AbstractFormatter<text:s/></text:p>
      <text:p text:style-name="P2501">{</text:p>
      <text:p text:style-name="P2502"/>
      <text:p text:style-name="P2503"><text:s text:c="4"/>private String datePattern = "yyyy-MM-dd";</text:p>
      <text:p text:style-name="P2504"><text:s text:c="4"/>private SimpleDateFormat dateFormatter = new SimpleDateFormat(datePattern);</text:p>
      <text:p text:style-name="P2505"/>
      <text:p text:style-name="P2506"><text:s text:c="4"/>//Parses the String parameter to an object</text:p>
      <text:p text:style-name="P2507"><text:s text:c="4"/>@Override</text:p>
      <text:p text:style-name="P2508"><text:s text:c="4"/>public Object stringToValue(String text) throws ParseException<text:s/></text:p>
      <text:p text:style-name="P2509"><text:s text:c="4"/>{</text:p>
      <text:p text:style-name="P2510"><text:s text:c="8"/>return dateFormatter.parseObject(text);</text:p>
      <text:p text:style-name="P2511"><text:s text:c="4"/>}</text:p>
      <text:p text:style-name="P2512"/>
      <text:p text:style-name="P2513"><text:s text:c="4"/>//Does... Something</text:p>
      <text:p text:style-name="P2514"><text:s text:c="4"/>@Override</text:p>
      <text:p text:style-name="P2515"><text:s text:c="4"/>public String valueToString(Object value) throws ParseException<text:s/></text:p>
      <text:p text:style-name="P2516"><text:s text:c="4"/>{</text:p>
      <text:p text:style-name="P2517"><text:s text:c="4"/><text:s text:c="4"/>if (value != null)</text:p>
      <text:p text:style-name="P2518"><text:s text:c="8"/>{</text:p>
      <text:p text:style-name="P2519"><text:s text:c="12"/>Calendar cal = (Calendar) value;</text:p>
      <text:p text:style-name="P2520"><text:s text:c="12"/>return dateFormatter.format(cal.getTime());</text:p>
      <text:p text:style-name="P2521"><text:s text:c="8"/>}</text:p>
      <text:p text:style-name="P2522"/>
      <text:p text:style-name="P2523"><text:s text:c="8"/>return "";</text:p>
      <text:p text:style-name="P2524"><text:s text:c="4"/>}</text:p>
      <text:p text:style-name="P2525"/>
      <text:p text:style-name="P2526">}</text:p>
      <text:p text:style-name="P2527"/>
      <text:p text:style-name="P25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 Light" style:font-name-asian="Yu Gothic Light" fo:font-weight="bold" style:font-weight-asian="bold" style:font-weight-complex="bold" fo:color="#4472C4" fo:font-size="13pt" style:font-size-asian="13pt" style:font-size-complex="13pt" fo:hyphenate="false"/>
    </style:style>
    <style:style style:name="Normal" style:display-name="Normal" style:family="paragraph">
      <style:paragraph-properties fo:margin-bottom="0.1388in" fo:line-height="115%"/>
      <style:text-properties style:language-asian="ko" style:country-asian="KR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font-weight="bold" style:font-weight-asian="bold" style:font-weight-complex="bold" fo:color="#4472C4" fo:font-size="13pt" style:font-size-asian="13pt" style:font-size-complex="13pt" style:language-asian="ko" style:country-asian="KR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size="10.5pt" style:font-size-asian="10.5pt" style:font-size-complex="10.5pt" style:language-asian="ko" style:country-asian="K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anguage-asian="ko" style:country-asian="K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anguage-asian="ko" style:country-asian="KR"/>
    </style:style>
    <style:style style:name="Standard" style:display-name="Standard" style:family="paragraph">
      <style:paragraph-properties style:vertical-align="auto" fo:margin-bottom="0.1388in" fo:line-height="115%"/>
      <style:text-properties style:font-name-asian="Calibri" style:font-name-complex="Calibri" style:letter-kerning="true" fo:language="en" fo:country="GB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eruisa CatSi</meta:initial-creator>
    <dc:creator>Ameruisa CatSi</dc:creator>
    <meta:creation-date>2021-06-17T17:25:00Z</meta:creation-date>
    <dc:date>2021-11-18T04:56:00Z</dc:date>
    <meta:print-date>2021-11-18T01:01:00Z</meta:print-date>
    <meta:template xlink:href="Normal" xlink:type="simple"/>
    <meta:editing-cycles>16</meta:editing-cycles>
    <meta:editing-duration>PT6960S</meta:editing-duration>
    <meta:document-statistic meta:page-count="54" meta:paragraph-count="117" meta:word-count="8814" meta:character-count="58938" meta:row-count="418" meta:non-whitespace-character-count="50241"/>
  </office:meta>
</office:document-meta>
</file>